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28">
    </style:style>
    <style:style style:name="P32" style:family="paragraph" style:parent-style-name="Text_20_body" style:list-style-name="L29">
      <style:paragraph-properties fo:margin-top="0in" fo:margin-bottom="0in"/>
    </style:style>
    <style:style style:name="P33" style:family="paragraph" style:parent-style-name="Text_20_body" style:list-style-name="L30">
      <style:paragraph-properties fo:margin-top="0in" fo:margin-bottom="0in"/>
    </style:style>
    <style:style style:name="P34" style:family="paragraph" style:parent-style-name="Text_20_body" style:list-style-name="L31">
      <style:paragraph-properties fo:margin-top="0in" fo:margin-bottom="0in"/>
    </style:style>
    <style:style style:name="P35" style:family="paragraph" style:parent-style-name="Text_20_body" style:list-style-name="L32">
      <style:paragraph-properties fo:margin-top="0in" fo:margin-bottom="0in"/>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Text_20_body" style:list-style-name="L35">
      <style:paragraph-properties fo:margin-top="0in" fo:margin-bottom="0in"/>
    </style:style>
    <style:style style:name="P39" style:family="paragraph" style:parent-style-name="Text_20_body" style:list-style-name="L36">
      <style:paragraph-properties fo:margin-top="0in" fo:margin-bottom="0in"/>
    </style:style>
    <style:style style:name="P40" style:family="paragraph" style:parent-style-name="Text_20_body" style:list-style-name="L37">
      <style:paragraph-properties fo:margin-top="0in" fo:margin-bottom="0in"/>
    </style:style>
    <style:style style:name="P41" style:family="paragraph" style:parent-style-name="Text_20_body" style:list-style-name="L38">
      <style:paragraph-properties fo:margin-top="0in" fo:margin-bottom="0in"/>
    </style:style>
    <style:style style:name="P42" style:family="paragraph" style:parent-style-name="Text_20_body" style:list-style-name="L39">
      <style:paragraph-properties fo:margin-top="0in" fo:margin-bottom="0in"/>
    </style:style>
    <style:style style:name="P43" style:family="paragraph" style:parent-style-name="Text_20_body" style:list-style-name="L40">
      <style:paragraph-properties fo:margin-top="0in" fo:margin-bottom="0in"/>
    </style:style>
    <style:style style:name="P44" style:family="paragraph" style:parent-style-name="Text_20_body" style:list-style-name="L41">
      <style:paragraph-properties fo:margin-top="0in" fo:margin-bottom="0in"/>
    </style:style>
    <style:style style:name="P45" style:family="paragraph" style:parent-style-name="Text_20_body" style:list-style-name="L42">
      <style:paragraph-properties fo:margin-top="0in" fo:margin-bottom="0in"/>
    </style:style>
    <style:style style:name="P46" style:family="paragraph" style:parent-style-name="Text_20_body" style:list-style-name="L43">
    </style:style>
    <style:style style:name="P47" style:family="paragraph" style:parent-style-name="Text_20_body" style:list-style-name="L44">
      <style:paragraph-properties fo:margin-top="0in" fo:margin-bottom="0in"/>
    </style:style>
    <style:style style:name="P48" style:family="paragraph" style:parent-style-name="Text_20_body" style:list-style-name="L45">
      <style:paragraph-properties fo:margin-top="0in" fo:margin-bottom="0in"/>
    </style:style>
    <style:style style:name="P49" style:family="paragraph" style:parent-style-name="Text_20_body" style:list-style-name="L46">
      <style:paragraph-properties fo:margin-top="0in" fo:margin-bottom="0in"/>
    </style:style>
    <style:style style:name="P50" style:family="paragraph" style:parent-style-name="Text_20_body" style:list-style-name="L47">
      <style:paragraph-properties fo:margin-top="0in" fo:margin-bottom="0in"/>
    </style:style>
    <style:style style:name="P51" style:family="paragraph" style:parent-style-name="Text_20_body" style:list-style-name="L48">
      <style:paragraph-properties fo:margin-top="0in" fo:margin-bottom="0in"/>
    </style:style>
    <style:style style:name="P52" style:family="paragraph" style:parent-style-name="Text_20_body" style:list-style-name="L49">
      <style:paragraph-properties fo:margin-top="0in" fo:margin-bottom="0in"/>
    </style:style>
    <style:style style:name="P53" style:family="paragraph" style:parent-style-name="Text_20_body" style:list-style-name="L50">
      <style:paragraph-properties fo:margin-top="0in" fo:margin-bottom="0in"/>
    </style:style>
    <style:style style:name="P54" style:family="paragraph" style:parent-style-name="Text_20_body" style:list-style-name="L51">
      <style:paragraph-properties fo:margin-top="0in" fo:margin-bottom="0in"/>
    </style:style>
    <style:style style:name="P55" style:family="paragraph" style:parent-style-name="Text_20_body" style:list-style-name="L52">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457*"/>
    </style:style>
    <style:style style:name="Table1.B" style:family="table-column">
      <style:table-column-properties style:rel-column-width="9409*"/>
    </style:style>
    <style:style style:name="Table1.C" style:family="table-column">
      <style:table-column-properties style:rel-column-width="29713*"/>
    </style:style>
    <style:style style:name="Table1.D" style:family="table-column">
      <style:table-column-properties style:rel-column-width="21955*"/>
    </style:style>
    <style:style style:name="Table2" style:family="table">
      <style:table-properties table:align="center" style:rel-width="100%"/>
    </style:style>
    <style:style style:name="Table2.A" style:family="table-column">
      <style:table-column-properties style:rel-column-width="5649*"/>
    </style:style>
    <style:style style:name="Table2.B" style:family="table-column">
      <style:table-column-properties style:rel-column-width="12429*"/>
    </style:style>
    <style:style style:name="Table2.C" style:family="table-column">
      <style:table-column-properties style:rel-column-width="20338*"/>
    </style:style>
    <style:style style:name="Table2.D" style:family="table-column">
      <style:table-column-properties style:rel-column-width="27117*"/>
    </style:style>
    <style:style style:name="Table3" style:family="table">
      <style:table-properties table:align="center" style:rel-width="100%"/>
    </style:style>
    <style:style style:name="Table3.A" style:family="table-column">
      <style:table-column-properties style:rel-column-width="5418*"/>
    </style:style>
    <style:style style:name="Table3.B" style:family="table-column">
      <style:table-column-properties style:rel-column-width="34761*"/>
    </style:style>
    <style:style style:name="Table3.C" style:family="table-column">
      <style:table-column-properties style:rel-column-width="25355*"/>
    </style:style>
    <style:style style:name="Table4" style:family="table">
      <style:table-properties table:align="center" style:rel-width="100%"/>
    </style:style>
    <style:style style:name="Table4.A" style:family="table-column">
      <style:table-column-properties style:rel-column-width="15420*"/>
    </style:style>
    <style:style style:name="Table4.B" style:family="table-column">
      <style:table-column-properties style:rel-column-width="23130*"/>
    </style:style>
    <style:style style:name="Table4.C" style:family="table-column">
      <style:table-column-properties style:rel-column-width="26985*"/>
    </style:style>
  </office:automatic-styles>
  <office:body>
    <office:text>
      <text:p text:style-name="Title">3.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introduction-and-summary-of-the-methdology-of-this-study" office:name=""><text:span text:style-name="Definition">Introduction and summary of the methdology of this study</text:span></text:a></text:p>
            </text:list-item>
            <text:list-item>
              <text:p text:style-name="P2"><text:a xlink:type="simple" xlink:href="#theoretical-framework-other-influential-theoretical-areas-like-constructionism-as-a-design-learning-theory-methodology-approach" office:name=""><text:span text:style-name="Definition">Theoretical Framework &amp; other influential theoretical areas (like constructionism as a design / learning theory) (Methodology approach)?</text:span></text:a></text:p>
              <text:list text:style-name="L3">
                <text:list-item>
                  <text:p text:style-name="P3"><text:a xlink:type="simple" xlink:href="#socio-cultural-approaches-and-the-primacy-of-context" office:name=""><text:span text:style-name="Definition">Socio cultural approaches and the primacy of context</text:span></text:a></text:p>
                </text:list-item>
                <text:list-item>
                  <text:p text:style-name="P3"><text:a xlink:type="simple" xlink:href="#what-is-and-why-choose-activity-theory" office:name=""><text:span text:style-name="Definition">What is and Why choose Activity Theory</text:span></text:a></text:p>
                  <text:list text:style-name="L4">
                    <text:list-item>
                      <text:p text:style-name="P4"><text:a xlink:type="simple" xlink:href="#conceptualising-informal-education-via-foundational-theory---is-this-needed-here---no---but-where-to-put-it" office:name=""><text:span text:style-name="Definition">Conceptualising informal education via foundational theory - IS THIS NEEDED HERE - NO - BUT WHERE TO PUT IT?</text:span></text:a></text:p>
                    </text:list-item>
                  </text:list>
                </text:list-item>
              </text:list>
            </text:list-item>
            <text:list-item>
              <text:p text:style-name="P2"><text:a xlink:type="simple" xlink:href="#methodology-of-this-study" office:name=""><text:span text:style-name="Definition">Methodology of this study</text:span></text:a></text:p>
              <text:list text:style-name="L5">
                <text:list-item>
                  <text:p text:style-name="P5"><text:a xlink:type="simple" xlink:href="#the-guiding-principles-of-dbr-and-alignment-with-chat" office:name=""><text:span text:style-name="Definition">The guiding principles of DBR and alignment with CHAT</text:span></text:a></text:p>
                </text:list-item>
                <text:list-item>
                  <text:p text:style-name="P5"><text:a xlink:type="simple" xlink:href="#context-and-generalisation-of-results" office:name=""><text:span text:style-name="Definition">Context and Generalisation of results:</text:span></text:a></text:p>
                </text:list-item>
                <text:list-item>
                  <text:p text:style-name="P5"><text:a xlink:type="simple" xlink:href="#justification-of-choice-esp-compared-to-constructionism---drop---or-align-dbr-with-constructionism" office:name=""><text:span text:style-name="Definition">Justification of choice (esp compared to constructionism) - DROP - or ALIGN dbr WITH CONSTRUCTIONISM</text:span></text:a></text:p>
                </text:list-item>
                <text:list-item>
                  <text:p text:style-name="P5"><text:a xlink:type="simple" xlink:href="#why-not-use-constructivism-constructionism" office:name=""><text:span text:style-name="Definition">Why not use constructivism / constructionism</text:span></text:a></text:p>
                </text:list-item>
              </text:list>
            </text:list-item>
            <text:list-item>
              <text:p text:style-name="P2"><text:a xlink:type="simple" xlink:href="#methods-used-in-this-study" office:name=""><text:span text:style-name="Definition">Methods used in this study</text:span></text:a></text:p>
              <text:list text:style-name="L6">
                <text:list-item>
                  <text:p text:style-name="P6"><text:a xlink:type="simple" xlink:href="#scopes-of-anaylsis-three-planes-approaches-and-other-learning-community-methods" office:name=""><text:span text:style-name="Definition">Scopes of anaylsis, three planes approaches and other learning community methods</text:span></text:a></text:p>
                  <text:list text:style-name="L7">
                    <text:list-item>
                      <text:p text:style-name="P7"><text:a xlink:type="simple" xlink:href="#on-germ-cell-and-expansive-learning-move" office:name=""><text:span text:style-name="Definition">ON GERM CELL AND EXPANSIVE LEARNING MOVE</text:span></text:a></text:p>
                    </text:list-item>
                  </text:list>
                </text:list-item>
                <text:list-item>
                  <text:p text:style-name="P6"><text:a xlink:type="simple" xlink:href="#comparing-characteristics-of-dbr-expansive-learning-and-formative-interventions" office:name=""><text:span text:style-name="Definition">Comparing characteristics of DBR, expansive learning and formative interventions</text:span></text:a></text:p>
                  <text:list text:style-name="L8">
                    <text:list-item>
                      <text:p text:style-name="P8"><text:a xlink:type="simple" xlink:href="#the-additions-adaptations-of-the-chat-community-to-dbr" office:name=""><text:span text:style-name="Definition">The additions / adaptations of the CHAT community to DBR</text:span></text:a></text:p>
                    </text:list-item>
                    <text:list-item>
                      <text:p text:style-name="P8"><text:a xlink:type="simple" xlink:href="#using-the-term-formative-interventions" office:name=""><text:span text:style-name="Definition">Using the term formative interventions</text:span></text:a></text:p>
                    </text:list-item>
                    <text:list-item>
                      <text:p text:style-name="P8"><text:a xlink:type="simple" xlink:href="#identifying-specific-techniques-of-formative-interventions-suitable-to-this-study" office:name=""><text:span text:style-name="Definition">Identifying specific techniques of formative interventions suitable to this study</text:span></text:a></text:p>
                    </text:list-item>
                  </text:list>
                </text:list-item>
                <text:list-item>
                  <text:p text:style-name="P6"><text:a xlink:type="simple" xlink:href="#summary-of-alignments-between-approaches-and-the-pragmatic-approach-of-this-study" office:name=""><text:span text:style-name="Definition">Summary of alignments between approaches and the pragmatic approach of this study</text:span></text:a></text:p>
                </text:list-item>
                <text:list-item>
                  <text:p text:style-name="P6"><text:a xlink:type="simple" xlink:href="#analysis-of-activity-system-through-conflicts-and-contradictions-between-elements" office:name=""><text:span text:style-name="Definition">Analysis of activity system through conflicts and contradictions between elements</text:span></text:a></text:p>
                </text:list-item>
                <text:list-item>
                  <text:p text:style-name="P6"><text:a xlink:type="simple" xlink:href="#disambiguating-terminology---conflicts-tensions-contradictions-dilemmas" office:name=""><text:span text:style-name="Definition">Disambiguating terminology - Conflicts, tensions, contradictions, dilemmas</text:span></text:a></text:p>
                </text:list-item>
                <text:list-item>
                  <text:p text:style-name="P6"><text:a xlink:type="simple" xlink:href="#methods-conceptual-tools-associated-with-agency" office:name=""><text:span text:style-name="Definition">Methods / Conceptual tools associated with agency</text:span></text:a></text:p>
                  <text:list text:style-name="L9">
                    <text:list-item>
                      <text:p text:style-name="P9"><text:a xlink:type="simple" xlink:href="#creating-ideocultures-as-designed-systems-add-third-space-here" office:name=""><text:span text:style-name="Definition">Creating ideocultures as designed systems (ADD THIRD SPACE HERE)</text:span></text:a></text:p>
                    </text:list-item>
                    <text:list-item>
                      <text:p text:style-name="P9"><text:a xlink:type="simple" xlink:href="#funds-of-knowledge" office:name=""><text:span text:style-name="Definition">Funds of Knowledge</text:span></text:a></text:p>
                    </text:list-item>
                    <text:list-item>
                      <text:p text:style-name="P9"><text:a xlink:type="simple" xlink:href="#tads---on-double-stimulation-and-agency" office:name=""><text:span text:style-name="Definition">TADS - On double stimulation and agency</text:span></text:a></text:p>
                    </text:list-item>
                    <text:list-item>
                      <text:p text:style-name="P9"><text:a xlink:type="simple" xlink:href="#on-affordances" office:name=""><text:span text:style-name="Definition">On affordances</text:span></text:a></text:p>
                    </text:list-item>
                  </text:list>
                </text:list-item>
              </text:list>
            </text:list-item>
            <text:list-item>
              <text:p text:style-name="P2"><text:a xlink:type="simple" xlink:href="#data-collection" office:name=""><text:span text:style-name="Definition">Data Collection</text:span></text:a></text:p>
              <text:list text:style-name="L10">
                <text:list-item>
                  <text:p text:style-name="P10"><text:a xlink:type="simple" xlink:href="#summary-table-of-data-collection" office:name=""><text:span text:style-name="Definition">Summary Table of Data Collection</text:span></text:a></text:p>
                </text:list-item>
                <text:list-item>
                  <text:p text:style-name="P10"><text:a xlink:type="simple" xlink:href="#justification-of-data-collection-and-selection" office:name=""><text:span text:style-name="Definition">Justification of data collection and selection</text:span></text:a></text:p>
                  <text:list text:style-name="L11">
                    <text:list-item>
                      <text:p text:style-name="P11"><text:a xlink:type="simple" xlink:href="#alignment-with-with-socio-cultural-approach" office:name=""><text:span text:style-name="Definition">Alignment with with socio cultural approach</text:span></text:a></text:p>
                    </text:list-item>
                  </text:list>
                </text:list-item>
                <text:list-item>
                  <text:p text:style-name="P10"><text:a xlink:type="simple" xlink:href="#challenges-of-data-collection-and-processing" office:name=""><text:span text:style-name="Definition">Challenges of data collection and processing</text:span></text:a></text:p>
                  <text:list text:style-name="L12">
                    <text:list-item>
                      <text:p text:style-name="P12"><text:a xlink:type="simple" xlink:href="#video-processing" office:name=""><text:span text:style-name="Definition">360 Video Processing</text:span></text:a></text:p>
                    </text:list-item>
                    <text:list-item>
                      <text:p text:style-name="P12"><text:a xlink:type="simple" xlink:href="#screen-capture-processing" office:name=""><text:span text:style-name="Definition">Screen Capture Processing</text:span></text:a></text:p>
                    </text:list-item>
                    <text:list-item>
                      <text:p text:style-name="P12"><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13">
                <text:list-item>
                  <text:p text:style-name="P13"><text:a xlink:type="simple" xlink:href="#overall-table-and-rational-of-data-analysis" office:name=""><text:span text:style-name="Definition">Overall table and rational of data analysis</text:span></text:a></text:p>
                </text:list-item>
                <text:list-item>
                  <text:p text:style-name="P13"><text:a xlink:type="simple" xlink:href="#notes-to-allocate-to-a-stage" office:name=""><text:span text:style-name="Definition">Notes to allocate to a stage</text:span></text:a></text:p>
                  <text:list text:style-name="L14">
                    <text:list-item>
                      <text:p text:style-name="P14"><text:a xlink:type="simple" xlink:href="#rational-and-approach-of-data-analysis--" office:name=""><text:span text:style-name="Definition">Rational and approach of data analysis -</text:span></text:a></text:p>
                    </text:list-item>
                  </text:list>
                </text:list-item>
                <text:list-item>
                  <text:p text:style-name="P13"><text:a xlink:type="simple" xlink:href="#data-analysis-stage-one" office:name=""><text:span text:style-name="Definition">Data Analysis Stage One</text:span></text:a></text:p>
                  <text:list text:style-name="L15">
                    <text:list-item>
                      <text:p text:style-name="P15"><text:a xlink:type="simple" xlink:href="#planes-approach---noting-tensions-and-behaviours" office:name=""><text:span text:style-name="Definition">3 planes approach - noting tensions and behaviours</text:span></text:a></text:p>
                    </text:list-item>
                    <text:list-item>
                      <text:p text:style-name="P15"><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13"><text:a xlink:type="simple" xlink:href="#data-analysis-stage-two" office:name=""><text:span text:style-name="Definition">Data Analysis Stage Two</text:span></text:a></text:p>
                  <text:list text:style-name="L16">
                    <text:list-item>
                      <text:p text:style-name="P16"><text:a xlink:type="simple" xlink:href="#partial-transcriptiondescription-of-data" office:name=""><text:span text:style-name="Definition">Partial transcription/description of data</text:span></text:a></text:p>
                    </text:list-item>
                    <text:list-item>
                      <text:p text:style-name="P16"><text:a xlink:type="simple" xlink:href="#partial-coding-of-video-at-stage-2" office:name=""><text:span text:style-name="Definition">Partial coding of video at stage 2</text:span></text:a></text:p>
                    </text:list-item>
                    <text:list-item>
                      <text:p text:style-name="P16"><text:a xlink:type="simple" xlink:href="#what-was-excluded-from-initial-coding-and-why" office:name=""><text:span text:style-name="Definition">What was excluded from initial coding and why</text:span></text:a></text:p>
                    </text:list-item>
                    <text:list-item>
                      <text:p text:style-name="P16"><text:a xlink:type="simple" xlink:href="#selection-of-vignettes-for-deeper-analysis" office:name=""><text:span text:style-name="Definition">Selection of vignettes for deeper analysis</text:span></text:a></text:p>
                    </text:list-item>
                    <text:list-item>
                      <text:p text:style-name="P16"><text:a xlink:type="simple" xlink:href="#analysis-of-the-evolution-of-the-programme-resources-created" office:name=""><text:span text:style-name="Definition">Analysis of the evolution of the programme resources created</text:span></text:a></text:p>
                    </text:list-item>
                  </text:list>
                </text:list-item>
                <text:list-item>
                  <text:p text:style-name="P13"><text:a xlink:type="simple" xlink:href="#data-analysis-stage-three" office:name=""><text:span text:style-name="Definition">Data Analysis Stage Three</text:span></text:a></text:p>
                  <text:list text:style-name="L17">
                    <text:list-item>
                      <text:p text:style-name="P17"><text:a xlink:type="simple" xlink:href="#a-revised-processes-of-thematic-analysis" office:name=""><text:span text:style-name="Definition">A revised processes of thematic analysis</text:span></text:a></text:p>
                    </text:list-item>
                    <text:list-item>
                      <text:p text:style-name="P17"><text:a xlink:type="simple" xlink:href="#on-final-transcriptiondescription-of-data" office:name=""><text:span text:style-name="Definition">On Final Transcription/description of data</text:span></text:a></text:p>
                    </text:list-item>
                  </text:list>
                </text:list-item>
                <text:list-item>
                  <text:p text:style-name="P13"><text:a xlink:type="simple" xlink:href="#use-of-journal-data" office:name=""><text:span text:style-name="Definition">Use of journal data</text:span></text:a></text:p>
                </text:list-item>
                <text:list-item>
                  <text:p text:style-name="P13"><text:a xlink:type="simple" xlink:href="#use-of-interview-data" office:name=""><text:span text:style-name="Definition">Use of Interview data</text:span></text:a></text:p>
                  <text:list text:style-name="L18">
                    <text:list-item>
                      <text:p text:style-name="P18"><text:a xlink:type="simple" xlink:href="#practitioner-interviews" office:name=""><text:span text:style-name="Definition">Practitioner interviews</text:span></text:a></text:p>
                    </text:list-item>
                    <text:list-item>
                      <text:p text:style-name="P18"><text:a xlink:type="simple" xlink:href="#participant-interviews" office:name=""><text:span text:style-name="Definition">Participant interviews</text:span></text:a></text:p>
                    </text:list-item>
                  </text:list>
                </text:list-item>
              </text:list>
            </text:list-item>
            <text:list-item>
              <text:p text:style-name="P2"><text:a xlink:type="simple" xlink:href="#data-validity-replicability-and-reliability-and-decisions-of-what-to-not-analyse" office:name=""><text:span text:style-name="Definition">Data validity, replicability and reliability and decisions of what to not analyse</text:span></text:a></text:p>
              <text:list text:style-name="L19">
                <text:list-item>
                  <text:p text:style-name="P19"><text:a xlink:type="simple" xlink:href="#data-validity---triangulation-of-data---the-theory" office:name=""><text:span text:style-name="Definition">Data Validity - Triangulation of Data - THE THEORY</text:span></text:a></text:p>
                  <text:list text:style-name="L20">
                    <text:list-item>
                      <text:p text:style-name="P20"><text:a xlink:type="simple" xlink:href="#limits-of-problems-with-video-data-analysis" office:name=""><text:span text:style-name="Definition">Limits of / problems with video data analysis</text:span></text:a></text:p>
                    </text:list-item>
                  </text:list>
                </text:list-item>
                <text:list-item>
                  <text:p text:style-name="P19"><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9"><text:a xlink:type="simple" xlink:href="#generalisation-of-research" office:name=""><text:span text:style-name="Definition">Generalisation of Research</text:span></text:a></text:p>
                  <text:list text:style-name="L21">
                    <text:list-item>
                      <text:p text:style-name="P21"><text:a xlink:type="simple" xlink:href="#data-replicability" office:name=""><text:span text:style-name="Definition">Data Replicability</text:span></text:a></text:p>
                    </text:list-item>
                    <text:list-item>
                      <text:p text:style-name="P21"><text:a xlink:type="simple" xlink:href="#generalisation-of-research-1" office:name=""><text:span text:style-name="Definition">Generalisation of Research</text:span></text:a></text:p>
                    </text:list-item>
                  </text:list>
                </text:list-item>
              </text:list>
            </text:list-item>
            <text:list-item>
              <text:p text:style-name="P2"><text:a xlink:type="simple" xlink:href="#research-questions" office:name=""><text:span text:style-name="Definition">Research Questions</text:span></text:a></text:p>
              <text:list text:style-name="L22">
                <text:list-item>
                  <text:p text:style-name="P22"><text:a xlink:type="simple" xlink:href="#how-research-questions-evolved" office:name=""><text:span text:style-name="Definition">How Research Questions Evolved</text:span></text:a></text:p>
                </text:list-item>
                <text:list-item>
                  <text:p text:style-name="P22"><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23">
                <text:list-item>
                  <text:p text:style-name="P23"><text:a xlink:type="simple" xlink:href="#discussion" office:name=""><text:span text:style-name="Definition">Discussion</text:span></text:a></text:p>
                </text:list-item>
                <text:list-item>
                  <text:p text:style-name="P23"><text:a xlink:type="simple" xlink:href="#authenticity---creating-value" office:name=""><text:span text:style-name="Definition">Authenticity - creating value</text:span></text:a></text:p>
                </text:list-item>
              </text:list>
            </text:list-item>
            <text:list-item>
              <text:p text:style-name="P2"><text:a xlink:type="simple" xlink:href="#summary-of-design-evolution" office:name=""><text:span text:style-name="Definition">Summary of design evolution</text:span></text:a></text:p>
              <text:list text:style-name="L24">
                <text:list-item>
                  <text:p text:style-name="P24"><text:a xlink:type="simple" xlink:href="#describing-the-formative-intervention-of-this-research" office:name=""><text:span text:style-name="Definition">Describing the formative intervention of this research</text:span></text:a></text:p>
                </text:list-item>
                <text:list-item>
                  <text:p text:style-name="P24"><text:a xlink:type="simple" xlink:href="#on-the-details-of-the-design" office:name=""><text:span text:style-name="Definition">On the details of the design</text:span></text:a></text:p>
                  <text:list text:style-name="L25">
                    <text:list-item>
                      <text:p text:style-name="P25"><text:a xlink:type="simple" xlink:href="#phases-and-data-gathering" office:name=""><text:span text:style-name="Definition">Phases and data Gathering</text:span></text:a></text:p>
                    </text:list-item>
                    <text:list-item>
                      <text:p text:style-name="P25"><text:a xlink:type="simple" xlink:href="#p1-exploratory-stage-oct-2017---dec-2018" office:name=""><text:span text:style-name="Definition">P1: Exploratory stage: Oct 2017 - Dec 2018</text:span></text:a></text:p>
                    </text:list-item>
                    <text:list-item>
                      <text:p text:style-name="P25"><text:a xlink:type="simple" xlink:href="#p3-accelerated-game-making-programme-5-weeks-jan---feb-2019" office:name=""><text:span text:style-name="Definition">P3: Accelerated game making programme (5 weeks): Jan - Feb 2019</text:span></text:a></text:p>
                    </text:list-item>
                    <text:list-item>
                      <text:p text:style-name="P25"><text:a xlink:type="simple" xlink:href="#p4-adding-a-process-drama-to-the-game-making-programme-april---may-2019" office:name=""><text:span text:style-name="Definition">P4: Adding a process drama to the game making programme: April - May 2019</text:span></text:a></text:p>
                    </text:list-item>
                  </text:list>
                </text:list-item>
                <text:list-item>
                  <text:p text:style-name="P24"><text:a xlink:type="simple" xlink:href="#on-the-emergent-and-mutual-nature-of-the-design-and-research-process" office:name=""><text:span text:style-name="Definition">On the emergent and mutual nature of the design and research process</text:span></text:a></text:p>
                  <text:list text:style-name="L26">
                    <text:list-item>
                      <text:p text:style-name="P26"><text:a xlink:type="simple" xlink:href="#note-on-creation-of-learning-and-teaching-resources" office:name=""><text:span text:style-name="Definition">Note on creation of learning and teaching resources</text:span></text:a></text:p>
                    </text:list-item>
                  </text:list>
                </text:list-item>
                <text:list-item>
                  <text:p text:style-name="P24"><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27">What pedagogical tools and processes are available to support novices to overcome barriers to participation in game coding processes?</text:p>
        </text:list-item>
        <text:list-item>
          <text:p text:style-name="P27">How can game design patterns support the development of coding practices with novices?</text:p>
        </text:list-item>
        <text:list-item>
          <text:p text:style-name="P27">How can learners build agency in an evolving community of game makers?</text:p>
        </text:list-item>
      </text:list>
      <text:h text:style-name="Heading_20_2" text:outline-level="2"><text:bookmark-start text:name="introduction-and-summary-of-the-methdology-of-this-study"/>Introduction and summary of the methdology of this study<text:bookmark-end text:name="introduction-and-summary-of-the-methdology-of-this-study"/></text:h>
      <text:p text:style-name="First_20_paragraph">The last chapter introduced the theoretical framework of this study, namely activity theory.</text:p>
      <text:p text:style-name="Text_20_body">This chapter describes - the methods that make up the methodology - data gathering and Processing - Data analysis explored in stages - comments on data validity etc. - an overview of the design stages of the</text:p>
      <text:h text:style-name="Heading_20_2" text:outline-level="2"><text:bookmark-start text:name="theoretical-framework-other-influential-theoretical-areas-like-constructionism-as-a-design-learning-theory-methodology-approach"/>Theoretical Framework &amp; other influential theoretical areas (like constructionism as a design / learning theory) (Methodology approach)?<text:bookmark-end text:name="theoretical-framework-other-influential-theoretical-areas-like-constructionism-as-a-design-learning-theory-methodology-approach"/></text:h>
      <text:p text:style-name="First_20_paragraph">What to cover in this section.</text:p>
      <text:p text:style-name="Text_20_body">Theoretical framework. AT / CHAT I also then describe the broad methodical approach of DBR and formative interventions.</text:p>
      <text:p text:style-name="Text_20_body">I explore when constructivism/ constructionism is of interested but not the basis for this study.</text:p>
      <text:p text:style-name="Text_20_body">In the next chapter I will cover some of the specific methods and approaches</text:p>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properties&quot;:{&quot;noteIndex&quot;:0,&quot;formattedCitation&quot;:&quot;[@barnett_ecosystem_2019]&quot;},&quot;citationItems&quot;:[{&quot;uris&quot;:[&quot;http://zotero.org/users/1913249/items/BU69FYN2&quot;],&quot;suffix&quot;:&quot;&quot;,&quot;uri&quot;:[&quot;http://zotero.org/users/1913249/items/BU69FYN2&quot;],&quot;id&quot;:8886,&quot;prefix&quot;:&quot;&quot;,&quot;itemData&quot;:{&quot;type&quot;:&quot;chapter&quot;,&quot;URL&quot;:&quot;https://www.taylorfrancis.com/books/9781351020251/chapters/10.4324/9781351020268-9&quot;,&quot;page&quot;:&quot;129-145&quot;,&quot;language&quot;:&quot;en&quot;,&quot;event-place&quot;:&quot;Abingdon, Oxon ; New York, NY : Routledge, 2020.&quot;,&quot;accessed&quot;:{&quot;date-parts&quot;:[[&quot;2023&quot;,7,5]]},&quot;author&quot;:[{&quot;given&quot;:&quot;Sasha&quot;,&quot;family&quot;:&quot;Barab&quot;},{&quot;given&quot;:&quot;Anna&quot;,&quot;family&quot;:&quot;Arici&quot;},{&quot;given&quot;:&quot;Earl&quot;,&quot;family&quot;:&quot;Aguilera&quot;},{&quot;given&quot;:&quot;Kathryn&quot;,&quot;family&quot;:&quot;Dutchin&quot;}],&quot;id&quot;:&quot;barnett_ecosystem_2019&quot;,&quot;editor&quot;:[{&quot;given&quot;:&quot;Ronald&quot;,&quot;family&quot;:&quot;Barnett&quot;},{&quot;given&quot;:&quot;Norman&quot;,&quot;family&quot;:&quot;Jackson&quot;}],&quot;container-title&quot;:&quot;Ecologies for Learning and Practice&quot;,&quot;edition&quot;:&quot;1&quot;,&quot;title&quot;:&quot;Ecosystem Empowerment&quot;,&quot;source&quot;:&quot;DOI.org (Crossref)&quot;,&quot;issued&quot;:{&quot;date-parts&quot;:[[&quot;2019&quot;,11,6]]},&quot;citation-key&quot;:&quot;barnett_ecosystem_2019&quot;,&quot;publisher&quot;:&quot;Routledge&quot;,&quot;publisher-place&quot;:&quot;Abingdon, Oxon ; New York, NY : Routledge, 2020.&quot;,&quot;ISBN&quot;:&quot;978-1-351-02026-8&quot;,&quot;DOI&quot;:&quot;10.4324/9781351020268-9&quot;}}],&quot;schema&quot;:&quot;https://github.com/citation-style-language/schema/raw/master/csl-citation.json&quot;,&quot;citationID&quot;:&quot;kuuxfith&quot;} RNDomqjnyxqsd"/>&lt;Do Zotero Refresh: [@barnett_ecosystem_2019]&gt;<text:reference-mark-end text:name="ZOTERO_ITEM CSL_CITATION {&quot;properties&quot;:{&quot;noteIndex&quot;:0,&quot;formattedCitation&quot;:&quot;[@barnett_ecosystem_2019]&quot;},&quot;citationItems&quot;:[{&quot;uris&quot;:[&quot;http://zotero.org/users/1913249/items/BU69FYN2&quot;],&quot;suffix&quot;:&quot;&quot;,&quot;uri&quot;:[&quot;http://zotero.org/users/1913249/items/BU69FYN2&quot;],&quot;id&quot;:8886,&quot;prefix&quot;:&quot;&quot;,&quot;itemData&quot;:{&quot;type&quot;:&quot;chapter&quot;,&quot;URL&quot;:&quot;https://www.taylorfrancis.com/books/9781351020251/chapters/10.4324/9781351020268-9&quot;,&quot;page&quot;:&quot;129-145&quot;,&quot;language&quot;:&quot;en&quot;,&quot;event-place&quot;:&quot;Abingdon, Oxon ; New York, NY : Routledge, 2020.&quot;,&quot;accessed&quot;:{&quot;date-parts&quot;:[[&quot;2023&quot;,7,5]]},&quot;author&quot;:[{&quot;given&quot;:&quot;Sasha&quot;,&quot;family&quot;:&quot;Barab&quot;},{&quot;given&quot;:&quot;Anna&quot;,&quot;family&quot;:&quot;Arici&quot;},{&quot;given&quot;:&quot;Earl&quot;,&quot;family&quot;:&quot;Aguilera&quot;},{&quot;given&quot;:&quot;Kathryn&quot;,&quot;family&quot;:&quot;Dutchin&quot;}],&quot;id&quot;:&quot;barnett_ecosystem_2019&quot;,&quot;editor&quot;:[{&quot;given&quot;:&quot;Ronald&quot;,&quot;family&quot;:&quot;Barnett&quot;},{&quot;given&quot;:&quot;Norman&quot;,&quot;family&quot;:&quot;Jackson&quot;}],&quot;container-title&quot;:&quot;Ecologies for Learning and Practice&quot;,&quot;edition&quot;:&quot;1&quot;,&quot;title&quot;:&quot;Ecosystem Empowerment&quot;,&quot;source&quot;:&quot;DOI.org (Crossref)&quot;,&quot;issued&quot;:{&quot;date-parts&quot;:[[&quot;2019&quot;,11,6]]},&quot;citation-key&quot;:&quot;barnett_ecosystem_2019&quot;,&quot;publisher&quot;:&quot;Routledge&quot;,&quot;publisher-place&quot;:&quot;Abingdon, Oxon ; New York, NY : Routledge, 2020.&quot;,&quot;ISBN&quot;:&quot;978-1-351-02026-8&quot;,&quot;DOI&quot;:&quot;10.4324/9781351020268-9&quot;}}],&quot;schema&quot;:&quot;https://github.com/citation-style-language/schema/raw/master/csl-citation.json&quot;,&quot;citationID&quot;:&quot;kuuxfith&quot;} RNDomqjnyxqsd"/></text:p>
      <text:p text:style-name="P28">A central assumption underlying</text:p>
      <text:p text:style-name="P29">this essay is that any abstraction of ‘content’ from its ecological functioning <text:s text:c="2"/>(e.g., use within a particular situation) is likely to undermine its perceived value for any situation (Bransford, Brown, &amp; Cocking, 2000; Nathan, 2012) or</text:p>
      <text:p text:style-name="P30">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 Activity Theory .<text:line-break/></text:p>
      <text:h text:style-name="Heading_20_3" text:outline-level="3"><text:bookmark-start text:name="what-is-and-why-choose-activity-theory"/>What is and Why choose Activity Theory<text:bookmark-end text:name="what-is-and-why-choose-activity-theory"/></text:h>
      <text:p text:style-name="First_20_paragraph">I have chosen to use activity theory as a base for the the theoretical framework of this study and to supplement it with the technique of design-based research. I also draw on the work of Rogoff and the use of three planes of activity to analyse complex community actions.</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at-via-foundational-theory---for-chap-3-intro"/>Conceptualising AT via foundational theory - FOR CHAP 3 INTRO<text:bookmark-end text:name="conceptualising-at-via-foundational-theory---for-chap-3-intro"/></text:h>
      <text:p text:style-name="First_20_paragraph">Foundation sociocultural approach which goes beyond a conception of transmission model of learning and embraces learning in context.</text:p>
      <text:list text:style-name="L28">
        <text:list-item>
          <text:p text:style-name="P31">Vygotsky (and friends) - foundational ideas - activity as unit of analysis - mediation via objects and ideas <text:reference-mark-start text:name="ZOTERO_ITEM CSL_CITATION {&quot;properties&quot;:{&quot;noteIndex&quot;:0,&quot;formattedCitation&quot;:&quot;[@luriia1976cognitive]&quot;},&quot;citationItems&quot;:[{&quot;uris&quot;:[&quot;http://zotero.org/users/1913249/items/2BVDYR5P&quot;],&quot;suffix&quot;:&quot;&quot;,&quot;uri&quot;:[&quot;http://zotero.org/users/1913249/items/2BVDYR5P&quot;],&quot;id&quot;:8728,&quot;prefix&quot;:&quot;&quot;,&quot;itemData&quot;:{&quot;title&quot;:&quot;Cognitive development: Its cultural and social foundations&quot;,&quot;issued&quot;:{&quot;date-parts&quot;:[[&quot;1976&quot;]]},&quot;citation-key&quot;:&quot;luriia1976cognitive&quot;,&quot;author&quot;:[{&quot;given&quot;:&quot;Aleksandr Romanovich&quot;,&quot;family&quot;:&quot;Luriia&quot;}],&quot;id&quot;:&quot;luriia1976cognitive&quot;,&quot;type&quot;:&quot;book&quot;,&quot;publisher&quot;:&quot;Harvard university press&quot;}}],&quot;schema&quot;:&quot;https://github.com/citation-style-language/schema/raw/master/csl-citation.json&quot;,&quot;citationID&quot;:&quot;pagduekd&quot;} RNDczfnvphqnm"/>&lt;Do Zotero Refresh: [@luriia1976cognitive]&gt;<text:reference-mark-end text:name="ZOTERO_ITEM CSL_CITATION {&quot;properties&quot;:{&quot;noteIndex&quot;:0,&quot;formattedCitation&quot;:&quot;[@luriia1976cognitive]&quot;},&quot;citationItems&quot;:[{&quot;uris&quot;:[&quot;http://zotero.org/users/1913249/items/2BVDYR5P&quot;],&quot;suffix&quot;:&quot;&quot;,&quot;uri&quot;:[&quot;http://zotero.org/users/1913249/items/2BVDYR5P&quot;],&quot;id&quot;:8728,&quot;prefix&quot;:&quot;&quot;,&quot;itemData&quot;:{&quot;title&quot;:&quot;Cognitive development: Its cultural and social foundations&quot;,&quot;issued&quot;:{&quot;date-parts&quot;:[[&quot;1976&quot;]]},&quot;citation-key&quot;:&quot;luriia1976cognitive&quot;,&quot;author&quot;:[{&quot;given&quot;:&quot;Aleksandr Romanovich&quot;,&quot;family&quot;:&quot;Luriia&quot;}],&quot;id&quot;:&quot;luriia1976cognitive&quot;,&quot;type&quot;:&quot;book&quot;,&quot;publisher&quot;:&quot;Harvard university press&quot;}}],&quot;schema&quot;:&quot;https://github.com/citation-style-language/schema/raw/master/csl-citation.json&quot;,&quot;citationID&quot;:&quot;pagduekd&quot;} RNDczfnvphqnm"/></text:p>
        </text:list-item>
        <text:list-item>
          <text:p text:style-name="P31">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2" text:outline-level="2"><text:bookmark-start text:name="methodology-of-this-study"/>Methodology of this study<text:bookmark-end text:name="methodology-of-this-study"/></text:h>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h text:style-name="Heading_20_3" text:outline-level="3"><text:bookmark-start text:name="the-guiding-principles-of-dbr-and-expansive-learning-and-formative-interventions-within-an-at-framework"/>The guiding principles of DBR, and expansive learning and formative interventions within an AT framework<text:bookmark-end text:name="the-guiding-principles-of-dbr-and-expansive-learning-and-formative-interventions-within-an-at-framework"/></text:h>
      <text:p text:style-name="First_20_paragraph">The process of researching a suitable methodology for this study surfaced of they key debates and issues of design based research and similar formative interventions in CHAT school. Namely:</text:p>
      <text:list text:style-name="L29">
        <text:list-item>
          <text:p text:style-name="P32">iterative and responsive design process</text:p>
        </text:list-item>
        <text:list-item>
          <text:p text:style-name="P32">the research process creates new forms of activity and associated resources</text:p>
        </text:list-item>
        <text:list-item>
          <text:p text:style-name="P32">the mutuality of the process: aligned with research ethic of participation rather than extraction</text:p>
        </text:list-item>
        <text:list-item>
          <text:p text:style-name="P32">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first presents brief definitions of term and then describes some of the fault-lines in the theoretical debates surrounding the methods of DBR, expansive learning / formative interventions. It then</text:p>
      <text:h text:style-name="Heading_20_4" text:outline-level="4"><text:bookmark-start text:name="briefly-defining-terms---dbr"/>Briefly defining terms - DBR<text:bookmark-end text:name="briefly-defining-terms---dbr"/></text:h>
      <text:p text:style-name="First_20_paragraph">Design based research is a varied discipline which can take a multitude of forms <text:reference-mark-start text:name="ZOTERO_ITEM CSL_CITATION {&quot;properties&quot;:{&quot;noteIndex&quot;:0,&quot;formattedCitation&quot;:&quot;[@mckenney_educational_2021]&quot;},&quot;citationItems&quot;:[{&quot;uris&quot;:[&quot;http://zotero.org/users/1913249/items/IWREULVT&quot;],&quot;suffix&quot;:&quot;&quot;,&quot;uri&quot;:[&quot;http://zotero.org/users/1913249/items/IWREULVT&quot;],&quot;id&quot;:3910,&quot;prefix&quot;:&quot;&quot;,&quot;itemData&quot;:{&quot;type&quot;:&quot;article-journal&quot;,&quot;URL&quot;:&quot;https://onlinelibrary.wiley.com/doi/abs/10.1111/medu.14280&quot;,&quot;page&quot;:&quot;82-92&quot;,&quot;language&quot;:&quot;en&quot;,&quot;accessed&quot;:{&quot;date-parts&quot;:[[&quot;2022&quot;,3,22]]},&quot;author&quot;:[{&quot;given&quot;:&quot;Susan&quot;,&quot;family&quot;:&quot;McKenney&quot;},{&quot;given&quot;:&quot;Thomas C.&quot;,&quot;family&quot;:&quot;Reeves&quot;}],&quot;id&quot;:&quot;mckenney_educational_2021&quot;,&quot;source&quot;:&quot;Wiley Online Library&quot;,&quot;container-title&quot;:&quot;Medical Education&quot;,&quot;title-short&quot;:&quot;Educational design research&quot;,&quot;ISSN&quot;:&quot;1365-2923&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issued&quot;:{&quot;date-parts&quot;:[[&quot;2021&quot;]]},&quot;citation-key&quot;:&quot;mckenney_educational_2021&quot;,&quot;issue&quot;:&quot;1&quot;,&quot;volume&quot;:&quot;55&quot;,&quot;DOI&quot;:&quot;10.1111/medu.14280&quot;}}],&quot;schema&quot;:&quot;https://github.com/citation-style-language/schema/raw/master/csl-citation.json&quot;,&quot;citationID&quot;:&quot;rxjbalbg&quot;} RNDzxwgojtnrn"/>&lt;Do Zotero Refresh: [@mckenney_educational_2021]&gt;<text:reference-mark-end text:name="ZOTERO_ITEM CSL_CITATION {&quot;properties&quot;:{&quot;noteIndex&quot;:0,&quot;formattedCitation&quot;:&quot;[@mckenney_educational_2021]&quot;},&quot;citationItems&quot;:[{&quot;uris&quot;:[&quot;http://zotero.org/users/1913249/items/IWREULVT&quot;],&quot;suffix&quot;:&quot;&quot;,&quot;uri&quot;:[&quot;http://zotero.org/users/1913249/items/IWREULVT&quot;],&quot;id&quot;:3910,&quot;prefix&quot;:&quot;&quot;,&quot;itemData&quot;:{&quot;type&quot;:&quot;article-journal&quot;,&quot;URL&quot;:&quot;https://onlinelibrary.wiley.com/doi/abs/10.1111/medu.14280&quot;,&quot;page&quot;:&quot;82-92&quot;,&quot;language&quot;:&quot;en&quot;,&quot;accessed&quot;:{&quot;date-parts&quot;:[[&quot;2022&quot;,3,22]]},&quot;author&quot;:[{&quot;given&quot;:&quot;Susan&quot;,&quot;family&quot;:&quot;McKenney&quot;},{&quot;given&quot;:&quot;Thomas C.&quot;,&quot;family&quot;:&quot;Reeves&quot;}],&quot;id&quot;:&quot;mckenney_educational_2021&quot;,&quot;source&quot;:&quot;Wiley Online Library&quot;,&quot;container-title&quot;:&quot;Medical Education&quot;,&quot;title-short&quot;:&quot;Educational design research&quot;,&quot;ISSN&quot;:&quot;1365-2923&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issued&quot;:{&quot;date-parts&quot;:[[&quot;2021&quot;]]},&quot;citation-key&quot;:&quot;mckenney_educational_2021&quot;,&quot;issue&quot;:&quot;1&quot;,&quot;volume&quot;:&quot;55&quot;,&quot;DOI&quot;:&quot;10.1111/medu.14280&quot;}}],&quot;schema&quot;:&quot;https://github.com/citation-style-language/schema/raw/master/csl-citation.json&quot;,&quot;citationID&quot;:&quot;rxjbalbg&quot;} RNDzxwgojtnrn"/>. The core elements include: research as an intervention, iteration, involvement of participants in the evolution of designs, and a flexibility of research outcome based on how events unfold <text:reference-mark-start text:name="ZOTERO_ITEM CSL_CITATION {&quot;properties&quot;:{&quot;noteIndex&quot;:0,&quot;formattedCitation&quot;:&quot;[@easterday_design-based_2014]&quot;},&quot;citationItems&quot;:[{&quot;uris&quot;:[&quot;http://zotero.org/users/1913249/items/Q4DDFYFG&quot;],&quot;suffix&quot;:&quot;&quot;,&quot;uri&quot;:[&quot;http://zotero.org/users/1913249/items/Q4DDFYFG&quot;],&quot;id&quot;:3763,&quot;prefix&quot;:&quot;&quot;,&quot;itemData&quot;:{&quot;type&quot;:&quot;article-journal&quot;,&quot;URL&quot;:&quot;https://repository.isls.org//handle/1/1130&quot;,&quot;page&quot;:&quot;317-324&quot;,&quot;language&quot;:&quot;en&quot;,&quot;accessed&quot;:{&quot;date-parts&quot;:[[&quot;2022&quot;,2,5]]},&quot;author&quot;:[{&quot;given&quot;:&quot;Matthew W.&quot;,&quot;family&quot;:&quot;Easterday&quot;},{&quot;given&quot;:&quot;Daniel Rees&quot;,&quot;family&quot;:&quot;Lewis&quot;},{&quot;given&quot;:&quot;Elizabeth M.&quot;,&quot;family&quot;:&quot;Gerber&quot;}],&quot;id&quot;:&quot;easterday_design-based_2014&quot;,&quot;source&quot;:&quot;repository.isls.org&quot;,&quot;container-title&quot;:&quot;Proceedings of International Conference of the Learning Sciences, ICLS&quot;,&quot;title-short&quot;:&quot;Design-based research process&quot;,&quot;ISSN&quot;:&quot;1814-9316&quot;,&quot;title&quot;:&quot;Design-based research process: problems, phases, and applications&quot;,&quot;issued&quot;:{&quot;date-parts&quot;:[[&quot;2014&quot;]]},&quot;citation-key&quot;:&quot;easterday_design-based_2014&quot;,&quot;publisher&quot;:&quot;Boulder, CO: International Society of the Learning Sciences&quot;,&quot;issue&quot;:&quot;January&quot;,&quot;volume&quot;:&quot;1&quot;}}],&quot;schema&quot;:&quot;https://github.com/citation-style-language/schema/raw/master/csl-citation.json&quot;,&quot;citationID&quot;:&quot;blyyshtq&quot;} RNDjrelwvifxj"/>&lt;Do Zotero Refresh: [@easterday_design-based_2014]&gt;<text:reference-mark-end text:name="ZOTERO_ITEM CSL_CITATION {&quot;properties&quot;:{&quot;noteIndex&quot;:0,&quot;formattedCitation&quot;:&quot;[@easterday_design-based_2014]&quot;},&quot;citationItems&quot;:[{&quot;uris&quot;:[&quot;http://zotero.org/users/1913249/items/Q4DDFYFG&quot;],&quot;suffix&quot;:&quot;&quot;,&quot;uri&quot;:[&quot;http://zotero.org/users/1913249/items/Q4DDFYFG&quot;],&quot;id&quot;:3763,&quot;prefix&quot;:&quot;&quot;,&quot;itemData&quot;:{&quot;type&quot;:&quot;article-journal&quot;,&quot;URL&quot;:&quot;https://repository.isls.org//handle/1/1130&quot;,&quot;page&quot;:&quot;317-324&quot;,&quot;language&quot;:&quot;en&quot;,&quot;accessed&quot;:{&quot;date-parts&quot;:[[&quot;2022&quot;,2,5]]},&quot;author&quot;:[{&quot;given&quot;:&quot;Matthew W.&quot;,&quot;family&quot;:&quot;Easterday&quot;},{&quot;given&quot;:&quot;Daniel Rees&quot;,&quot;family&quot;:&quot;Lewis&quot;},{&quot;given&quot;:&quot;Elizabeth M.&quot;,&quot;family&quot;:&quot;Gerber&quot;}],&quot;id&quot;:&quot;easterday_design-based_2014&quot;,&quot;source&quot;:&quot;repository.isls.org&quot;,&quot;container-title&quot;:&quot;Proceedings of International Conference of the Learning Sciences, ICLS&quot;,&quot;title-short&quot;:&quot;Design-based research process&quot;,&quot;ISSN&quot;:&quot;1814-9316&quot;,&quot;title&quot;:&quot;Design-based research process: problems, phases, and applications&quot;,&quot;issued&quot;:{&quot;date-parts&quot;:[[&quot;2014&quot;]]},&quot;citation-key&quot;:&quot;easterday_design-based_2014&quot;,&quot;publisher&quot;:&quot;Boulder, CO: International Society of the Learning Sciences&quot;,&quot;issue&quot;:&quot;January&quot;,&quot;volume&quot;:&quot;1&quot;}}],&quot;schema&quot;:&quot;https://github.com/citation-style-language/schema/raw/master/csl-citation.json&quot;,&quot;citationID&quot;:&quot;blyyshtq&quot;} RNDjrelwvifxj"/>.</text:p>
      <text:p text:style-name="Text_20_body">Penuel <text:reference-mark-start text:name="ZOTERO_ITEM CSL_CITATION {&quot;properties&quot;:{&quot;noteIndex&quot;:0,&quot;formattedCitation&quot;:&quot;[-@penuel_emerging_2014]&quot;},&quot;citationItems&quot;:[{&quot;prefix&quot;:&quot;&quot;,&quot;suffix&quot;:&quot;&quot;,&quot;itemData&quot;:{&quot;type&quot;:&quot;article-journal&quot;,&quot;URL&quot;:&quot;https://doi.org/10.1080/10749039.2014.884137&quot;,&quot;page&quot;:&quot;97-117&quot;,&quot;accessed&quot;:{&quot;date-parts&quot;:[[&quot;2023&quot;,7,4]]},&quot;author&quot;:[{&quot;given&quot;:&quot;William R.&quot;,&quot;family&quot;:&quot;Penuel&quot;}],&quot;id&quot;:&quot;penuel_emerging_2014&quot;,&quot;source&quot;:&quot;Taylor and Francis+NEJM&quot;,&quot;container-title&quot;:&quot;Mind, Culture, and Activity&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issued&quot;:{&quot;date-parts&quot;:[[&quot;2014&quot;,4,3]]},&quot;citation-key&quot;:&quot;penuel_emerging_2014&quot;,&quot;publisher&quot;:&quot;Routledge&quot;,&quot;issue&quot;:&quot;2&quot;,&quot;volume&quot;:&quot;21&quot;,&quot;DOI&quot;:&quot;10.1080/10749039.2014.884137&quot;},&quot;uris&quot;:[&quot;http://zotero.org/users/1913249/items/47G7M8HY&quot;],&quot;id&quot;:8876,&quot;suppress-author&quot;:true,&quot;uri&quot;:[&quot;http://zotero.org/users/1913249/items/47G7M8HY&quot;]}],&quot;schema&quot;:&quot;https://github.com/citation-style-language/schema/raw/master/csl-citation.json&quot;,&quot;citationID&quot;:&quot;ryprwlyk&quot;} RNDvrxmfyxdwq"/>&lt;Do Zotero Refresh: [-@penuel_emerging_2014]&gt;<text:reference-mark-end text:name="ZOTERO_ITEM CSL_CITATION {&quot;properties&quot;:{&quot;noteIndex&quot;:0,&quot;formattedCitation&quot;:&quot;[-@penuel_emerging_2014]&quot;},&quot;citationItems&quot;:[{&quot;prefix&quot;:&quot;&quot;,&quot;suffix&quot;:&quot;&quot;,&quot;itemData&quot;:{&quot;type&quot;:&quot;article-journal&quot;,&quot;URL&quot;:&quot;https://doi.org/10.1080/10749039.2014.884137&quot;,&quot;page&quot;:&quot;97-117&quot;,&quot;accessed&quot;:{&quot;date-parts&quot;:[[&quot;2023&quot;,7,4]]},&quot;author&quot;:[{&quot;given&quot;:&quot;William R.&quot;,&quot;family&quot;:&quot;Penuel&quot;}],&quot;id&quot;:&quot;penuel_emerging_2014&quot;,&quot;source&quot;:&quot;Taylor and Francis+NEJM&quot;,&quot;container-title&quot;:&quot;Mind, Culture, and Activity&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issued&quot;:{&quot;date-parts&quot;:[[&quot;2014&quot;,4,3]]},&quot;citation-key&quot;:&quot;penuel_emerging_2014&quot;,&quot;publisher&quot;:&quot;Routledge&quot;,&quot;issue&quot;:&quot;2&quot;,&quot;volume&quot;:&quot;21&quot;,&quot;DOI&quot;:&quot;10.1080/10749039.2014.884137&quot;},&quot;uris&quot;:[&quot;http://zotero.org/users/1913249/items/47G7M8HY&quot;],&quot;id&quot;:8876,&quot;suppress-author&quot;:true,&quot;uri&quot;:[&quot;http://zotero.org/users/1913249/items/47G7M8HY&quot;]}],&quot;schema&quot;:&quot;https://github.com/citation-style-language/schema/raw/master/csl-citation.json&quot;,&quot;citationID&quot;:&quot;ryprwlyk&quot;} RNDvrxmfyxdwq"/>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noteIndex&quot;:0,&quot;formattedCitation&quot;:&quot;[@cobb_design_2003]&quot;},&quot;citationItems&quot;:[{&quot;uris&quot;:[&quot;http://zotero.org/users/1913249/items/V8ZL7FM4&quot;],&quot;suffix&quot;:&quot;&quot;,&quot;uri&quot;:[&quot;http://zotero.org/users/1913249/items/V8ZL7FM4&quot;],&quot;id&quot;:3875,&quot;prefix&quot;:&quot;&quot;,&quot;itemData&quot;:{&quot;type&quot;:&quot;article-journal&quot;,&quot;URL&quot;:&quot;http://journals.sagepub.com/doi/10.3102/0013189X032001009&quot;,&quot;page&quot;:&quot;9-13&quot;,&quot;language&quot;:&quot;en&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source&quot;:&quot;DOI.org (Crossref)&quot;,&quot;container-title&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ued&quot;:{&quot;date-parts&quot;:[[&quot;2003&quot;,1]]},&quot;citation-key&quot;:&quot;cobb_design_2003&quot;,&quot;volume&quot;:&quot;32&quot;,&quot;issue&quot;:&quot;1&quot;,&quot;container-title-short&quot;:&quot;Educational Researcher&quot;,&quot;DOI&quot;:&quot;10.3102/0013189X032001009&quot;}}],&quot;schema&quot;:&quot;https://github.com/citation-style-language/schema/raw/master/csl-citation.json&quot;,&quot;citationID&quot;:&quot;lqhuhlfe&quot;} RNDhokexcdmtz"/>&lt;Do Zotero Refresh: [@cobb_design_2003]&gt;<text:reference-mark-end text:name="ZOTERO_ITEM CSL_CITATION {&quot;properties&quot;:{&quot;noteIndex&quot;:0,&quot;formattedCitation&quot;:&quot;[@cobb_design_2003]&quot;},&quot;citationItems&quot;:[{&quot;uris&quot;:[&quot;http://zotero.org/users/1913249/items/V8ZL7FM4&quot;],&quot;suffix&quot;:&quot;&quot;,&quot;uri&quot;:[&quot;http://zotero.org/users/1913249/items/V8ZL7FM4&quot;],&quot;id&quot;:3875,&quot;prefix&quot;:&quot;&quot;,&quot;itemData&quot;:{&quot;type&quot;:&quot;article-journal&quot;,&quot;URL&quot;:&quot;http://journals.sagepub.com/doi/10.3102/0013189X032001009&quot;,&quot;page&quot;:&quot;9-13&quot;,&quot;language&quot;:&quot;en&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source&quot;:&quot;DOI.org (Crossref)&quot;,&quot;container-title&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ued&quot;:{&quot;date-parts&quot;:[[&quot;2003&quot;,1]]},&quot;citation-key&quot;:&quot;cobb_design_2003&quot;,&quot;volume&quot;:&quot;32&quot;,&quot;issue&quot;:&quot;1&quot;,&quot;container-title-short&quot;:&quot;Educational Researcher&quot;,&quot;DOI&quot;:&quot;10.3102/0013189X032001009&quot;}}],&quot;schema&quot;:&quot;https://github.com/citation-style-language/schema/raw/master/csl-citation.json&quot;,&quot;citationID&quot;:&quot;lqhuhlfe&quot;} RNDhokexcdmtz"/>.</text:p>
      <text:p text:style-name="Text_20_body">The definition of DBR is evolving. Sandoval notes critique from some of the diverse methods at use <text:reference-mark-start text:name="ZOTERO_ITEM CSL_CITATION {&quot;properties&quot;:{&quot;noteIndex&quot;:0,&quot;formattedCitation&quot;:&quot;[-@sandoval_conjecture_2014]&quot;},&quot;citationItems&quot;:[{&quot;prefix&quot;:&quot;&quot;,&quot;suffix&quot;:&quot;&quot;,&quot;itemData&quot;:{&quot;type&quot;:&quot;article-journal&quot;,&quot;URL&quot;:&quot;https://doi.org/10.1080/10508406.2013.778204&quot;,&quot;page&quot;:&quot;18–36&quot;,&quot;accessed&quot;:{&quot;date-parts&quot;:[[&quot;2024&quot;,5,22]]},&quot;author&quot;:[{&quot;given&quot;:&quot;William&quot;,&quot;family&quot;:&quot;Sandoval&quot;}],&quot;id&quot;:&quot;sandoval_conjecture_2014&quot;,&quot;source&quot;:&quot;Taylor and Francis+NEJM&quot;,&quot;container-title&quot;:&quot;Journal of the Learning Sciences&quot;,&quot;title-short&quot;:&quot;Conjecture Mapping&quot;,&quot;ISSN&quot;:&quot;1050-840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itle&quot;:&quot;Conjecture Mapping: An Approach to Systematic Educational Design Research&quot;,&quot;issued&quot;:{&quot;date-parts&quot;:[[&quot;2014&quot;,1,2]]},&quot;citation-key&quot;:&quot;sandoval_conjecture_2014&quot;,&quot;publisher&quot;:&quot;Routledge&quot;,&quot;issue&quot;:&quot;1&quot;,&quot;volume&quot;:&quot;23&quot;,&quot;DOI&quot;:&quot;10.1080/10508406.2013.778204&quot;},&quot;uris&quot;:[&quot;http://zotero.org/users/1913249/items/LFJJQN76&quot;],&quot;id&quot;:9476,&quot;suppress-author&quot;:true,&quot;uri&quot;:[&quot;http://zotero.org/users/1913249/items/LFJJQN76&quot;]}],&quot;schema&quot;:&quot;https://github.com/citation-style-language/schema/raw/master/csl-citation.json&quot;,&quot;citationID&quot;:&quot;yrjtjhgp&quot;} RNDgdtduetbyb"/>&lt;Do Zotero Refresh: [-@sandoval_conjecture_2014]&gt;<text:reference-mark-end text:name="ZOTERO_ITEM CSL_CITATION {&quot;properties&quot;:{&quot;noteIndex&quot;:0,&quot;formattedCitation&quot;:&quot;[-@sandoval_conjecture_2014]&quot;},&quot;citationItems&quot;:[{&quot;prefix&quot;:&quot;&quot;,&quot;suffix&quot;:&quot;&quot;,&quot;itemData&quot;:{&quot;type&quot;:&quot;article-journal&quot;,&quot;URL&quot;:&quot;https://doi.org/10.1080/10508406.2013.778204&quot;,&quot;page&quot;:&quot;18–36&quot;,&quot;accessed&quot;:{&quot;date-parts&quot;:[[&quot;2024&quot;,5,22]]},&quot;author&quot;:[{&quot;given&quot;:&quot;William&quot;,&quot;family&quot;:&quot;Sandoval&quot;}],&quot;id&quot;:&quot;sandoval_conjecture_2014&quot;,&quot;source&quot;:&quot;Taylor and Francis+NEJM&quot;,&quot;container-title&quot;:&quot;Journal of the Learning Sciences&quot;,&quot;title-short&quot;:&quot;Conjecture Mapping&quot;,&quot;ISSN&quot;:&quot;1050-8406&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title&quot;:&quot;Conjecture Mapping: An Approach to Systematic Educational Design Research&quot;,&quot;issued&quot;:{&quot;date-parts&quot;:[[&quot;2014&quot;,1,2]]},&quot;citation-key&quot;:&quot;sandoval_conjecture_2014&quot;,&quot;publisher&quot;:&quot;Routledge&quot;,&quot;issue&quot;:&quot;1&quot;,&quot;volume&quot;:&quot;23&quot;,&quot;DOI&quot;:&quot;10.1080/10508406.2013.778204&quot;},&quot;uris&quot;:[&quot;http://zotero.org/users/1913249/items/LFJJQN76&quot;],&quot;id&quot;:9476,&quot;suppress-author&quot;:true,&quot;uri&quot;:[&quot;http://zotero.org/users/1913249/items/LFJJQN76&quot;]}],&quot;schema&quot;:&quot;https://github.com/citation-style-language/schema/raw/master/csl-citation.json&quot;,&quot;citationID&quot;:&quot;yrjtjhgp&quot;} RNDgdtduetbyb"/>,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properties&quot;:{&quot;noteIndex&quot;:0,&quot;formattedCitation&quot;:&quot;[@brown_design_1992]&quot;},&quot;citationItems&quot;:[{&quot;uris&quot;:[&quot;http://zotero.org/users/1913249/items/CGB9FPCD&quot;],&quot;suffix&quot;:&quot;&quot;,&quot;uri&quot;:[&quot;http://zotero.org/users/1913249/items/CGB9FPCD&quot;],&quot;id&quot;:3762,&quot;prefix&quot;:&quot;&quot;,&quot;itemData&quot;:{&quot;type&quot;:&quot;article-journal&quot;,&quot;URL&quot;:&quot;http://www.tandfonline.com/doi/abs/10.1207/s15327809jls0202_2&quot;,&quot;page&quot;:&quot;141-178&quot;,&quot;language&quot;:&quot;en&quot;,&quot;accessed&quot;:{&quot;date-parts&quot;:[[&quot;2017&quot;,10,9]]},&quot;author&quot;:[{&quot;given&quot;:&quot;Ann L.&quot;,&quot;family&quot;:&quot;Brown&quot;}],&quot;id&quot;:&quot;brown_design_1992&quot;,&quot;source&quot;:&quot;CrossRef&quot;,&quot;container-title&quot;:&quot;Journal of the Learning Sciences&quot;,&quot;title-short&quot;:&quot;Design experiments&quot;,&quot;ISSN&quot;:&quot;1050-8406, 1532-7809&quot;,&quot;title&quot;:&quot;Design experiments: theoretical and methodological challenges in creating complex interventions in classroom settings&quot;,&quot;issued&quot;:{&quot;date-parts&quot;:[[&quot;1992&quot;,4]]},&quot;citation-key&quot;:&quot;brown_design_1992&quot;,&quot;issue&quot;:&quot;2&quot;,&quot;volume&quot;:&quot;2&quot;,&quot;DOI&quot;:&quot;10.1207/s15327809jls0202_2&quot;}}],&quot;schema&quot;:&quot;https://github.com/citation-style-language/schema/raw/master/csl-citation.json&quot;,&quot;citationID&quot;:&quot;negutrzq&quot;} RNDtcdncbflvo"/>&lt;Do Zotero Refresh: [@brown_design_1992]&gt;<text:reference-mark-end text:name="ZOTERO_ITEM CSL_CITATION {&quot;properties&quot;:{&quot;noteIndex&quot;:0,&quot;formattedCitation&quot;:&quot;[@brown_design_1992]&quot;},&quot;citationItems&quot;:[{&quot;uris&quot;:[&quot;http://zotero.org/users/1913249/items/CGB9FPCD&quot;],&quot;suffix&quot;:&quot;&quot;,&quot;uri&quot;:[&quot;http://zotero.org/users/1913249/items/CGB9FPCD&quot;],&quot;id&quot;:3762,&quot;prefix&quot;:&quot;&quot;,&quot;itemData&quot;:{&quot;type&quot;:&quot;article-journal&quot;,&quot;URL&quot;:&quot;http://www.tandfonline.com/doi/abs/10.1207/s15327809jls0202_2&quot;,&quot;page&quot;:&quot;141-178&quot;,&quot;language&quot;:&quot;en&quot;,&quot;accessed&quot;:{&quot;date-parts&quot;:[[&quot;2017&quot;,10,9]]},&quot;author&quot;:[{&quot;given&quot;:&quot;Ann L.&quot;,&quot;family&quot;:&quot;Brown&quot;}],&quot;id&quot;:&quot;brown_design_1992&quot;,&quot;source&quot;:&quot;CrossRef&quot;,&quot;container-title&quot;:&quot;Journal of the Learning Sciences&quot;,&quot;title-short&quot;:&quot;Design experiments&quot;,&quot;ISSN&quot;:&quot;1050-8406, 1532-7809&quot;,&quot;title&quot;:&quot;Design experiments: theoretical and methodological challenges in creating complex interventions in classroom settings&quot;,&quot;issued&quot;:{&quot;date-parts&quot;:[[&quot;1992&quot;,4]]},&quot;citation-key&quot;:&quot;brown_design_1992&quot;,&quot;issue&quot;:&quot;2&quot;,&quot;volume&quot;:&quot;2&quot;,&quot;DOI&quot;:&quot;10.1207/s15327809jls0202_2&quot;}}],&quot;schema&quot;:&quot;https://github.com/citation-style-language/schema/raw/master/csl-citation.json&quot;,&quot;citationID&quot;:&quot;negutrzq&quot;} RNDtcdncbflvo"/></text:p>
      <text:h text:style-name="Heading_20_4" text:outline-level="4"><text:bookmark-start text:name="briefly-defining-terms---formative-intervention"/>Briefly defining terms - Formative Intervention<text:bookmark-end text:name="briefly-defining-terms---formative-intervention"/></text:h>
      <text:p text:style-name="First_20_paragraph">to come</text:p>
      <text:h text:style-name="Heading_20_4" text:outline-level="4"><text:bookmark-start text:name="the-alignment-of-dbr-and-formative-intervention"/>the alignment of DBR and Formative Intervention<text:bookmark-end text:name="the-alignment-of-dbr-and-formative-intervention"/></text:h>
      <text:p text:style-name="First_20_paragraph">The broad alignment of DBR and the CHAT in terms of ethos and processes has been explored, including in special editions of journals.</text:p>
      <text:p text:style-name="Text_20_body">In one such edition, Penuel <text:reference-mark-start text:name="ZOTERO_ITEM CSL_CITATION {&quot;properties&quot;:{&quot;noteIndex&quot;:0,&quot;formattedCitation&quot;:&quot;[-@penuel_emerging_2014]&quot;},&quot;citationItems&quot;:[{&quot;prefix&quot;:&quot;&quot;,&quot;suffix&quot;:&quot;&quot;,&quot;itemData&quot;:{&quot;type&quot;:&quot;article-journal&quot;,&quot;URL&quot;:&quot;https://doi.org/10.1080/10749039.2014.884137&quot;,&quot;page&quot;:&quot;97-117&quot;,&quot;accessed&quot;:{&quot;date-parts&quot;:[[&quot;2023&quot;,7,4]]},&quot;author&quot;:[{&quot;given&quot;:&quot;William R.&quot;,&quot;family&quot;:&quot;Penuel&quot;}],&quot;id&quot;:&quot;penuel_emerging_2014&quot;,&quot;source&quot;:&quot;Taylor and Francis+NEJM&quot;,&quot;container-title&quot;:&quot;Mind, Culture, and Activity&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issued&quot;:{&quot;date-parts&quot;:[[&quot;2014&quot;,4,3]]},&quot;citation-key&quot;:&quot;penuel_emerging_2014&quot;,&quot;publisher&quot;:&quot;Routledge&quot;,&quot;issue&quot;:&quot;2&quot;,&quot;volume&quot;:&quot;21&quot;,&quot;DOI&quot;:&quot;10.1080/10749039.2014.884137&quot;},&quot;uris&quot;:[&quot;http://zotero.org/users/1913249/items/47G7M8HY&quot;],&quot;id&quot;:8876,&quot;suppress-author&quot;:true,&quot;uri&quot;:[&quot;http://zotero.org/users/1913249/items/47G7M8HY&quot;]}],&quot;schema&quot;:&quot;https://github.com/citation-style-language/schema/raw/master/csl-citation.json&quot;,&quot;citationID&quot;:&quot;tbezfxdz&quot;} RNDbwbaxpeekx"/>&lt;Do Zotero Refresh: [-@penuel_emerging_2014]&gt;<text:reference-mark-end text:name="ZOTERO_ITEM CSL_CITATION {&quot;properties&quot;:{&quot;noteIndex&quot;:0,&quot;formattedCitation&quot;:&quot;[-@penuel_emerging_2014]&quot;},&quot;citationItems&quot;:[{&quot;prefix&quot;:&quot;&quot;,&quot;suffix&quot;:&quot;&quot;,&quot;itemData&quot;:{&quot;type&quot;:&quot;article-journal&quot;,&quot;URL&quot;:&quot;https://doi.org/10.1080/10749039.2014.884137&quot;,&quot;page&quot;:&quot;97-117&quot;,&quot;accessed&quot;:{&quot;date-parts&quot;:[[&quot;2023&quot;,7,4]]},&quot;author&quot;:[{&quot;given&quot;:&quot;William R.&quot;,&quot;family&quot;:&quot;Penuel&quot;}],&quot;id&quot;:&quot;penuel_emerging_2014&quot;,&quot;source&quot;:&quot;Taylor and Francis+NEJM&quot;,&quot;container-title&quot;:&quot;Mind, Culture, and Activity&quot;,&quot;ISSN&quot;:&quot;1074-9039&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title&quot;:&quot;Emerging Forms of Formative Intervention Research in Education&quot;,&quot;issued&quot;:{&quot;date-parts&quot;:[[&quot;2014&quot;,4,3]]},&quot;citation-key&quot;:&quot;penuel_emerging_2014&quot;,&quot;publisher&quot;:&quot;Routledge&quot;,&quot;issue&quot;:&quot;2&quot;,&quot;volume&quot;:&quot;21&quot;,&quot;DOI&quot;:&quot;10.1080/10749039.2014.884137&quot;},&quot;uris&quot;:[&quot;http://zotero.org/users/1913249/items/47G7M8HY&quot;],&quot;id&quot;:8876,&quot;suppress-author&quot;:true,&quot;uri&quot;:[&quot;http://zotero.org/users/1913249/items/47G7M8HY&quot;]}],&quot;schema&quot;:&quot;https://github.com/citation-style-language/schema/raw/master/csl-citation.json&quot;,&quot;citationID&quot;:&quot;tbezfxdz&quot;} RNDbwbaxpeekx"/> proposes the formative interventions as a useful term to encapsulate a CHAT process closely aligned with DBR.</text:p>
      <text:p text:style-name="Text_20_body">I this study adopt this term to describe the methodology of this research. It is widely used within CHAT circles, specific enough to capture the ethos of this research bur broad enough not to require complex clarifications on how it differs from more pescritive methods.</text:p>
      <text:h text:style-name="Heading_20_3" text:outline-level="3"><text:bookmark-start text:name="guiding-principles-of-this-studys-methdological-approach"/>Guiding principles of this study’s methdological approach<text:bookmark-end text:name="guiding-principles-of-this-studys-methdological-approach"/></text:h>
      <text:p text:style-name="First_20_paragraph"><text:span text:style-name="T1">This section addresses concepts common to DBR, and interventions of CHAT. The aim is to identify a working definition and terminology suitable for this study.</text:span></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properties&quot;:{&quot;noteIndex&quot;:0,&quot;formattedCitation&quot;:&quot;[@barab_critical_2004; @cobb_design_2003; @downing-wilson_design_2011]&quot;},&quot;citationItems&quot;:[{&quot;uris&quot;:[&quot;http://zotero.org/users/1913249/items/R9DCY37L&quot;],&quot;suffix&quot;:&quot;&quot;,&quot;uri&quot;:[&quot;http://zotero.org/users/1913249/items/R9DCY37L&quot;],&quot;id&quot;:3756,&quot;prefix&quot;:&quot;&quot;,&quot;itemData&quot;:{&quot;type&quot;:&quot;article-journal&quot;,&quot;URL&quot;:&quot;http://anthrosource.onlinelibrary.wiley.com/doi/abs/10.1525/aeq.2004.35.2.254&quot;,&quot;page&quot;:&quot;254-268&quot;,&quot;language&quot;:&quot;en&quot;,&quot;accessed&quot;:{&quot;date-parts&quot;:[[&quot;2019&quot;,5,17]]},&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d&quot;:&quot;barab_critical_2004&quot;,&quot;source&quot;:&quot;Wiley Online Library&quot;,&quot;container-title&quot;:&quot;Anthropology &amp; Education Quarterly&quot;,&quot;title-short&quot;:&quot;Critical design ethnography&quot;,&quot;ISSN&quot;:&quot;1548-149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issued&quot;:{&quot;date-parts&quot;:[[&quot;2004&quot;]]},&quot;citation-key&quot;:&quot;barab_critical_2004&quot;,&quot;issue&quot;:&quot;2&quot;,&quot;volume&quot;:&quot;35&quot;,&quot;DOI&quot;:&quot;10.1525/aeq.2004.35.2.254&quot;}},{&quot;uris&quot;:[&quot;http://zotero.org/users/1913249/items/V8ZL7FM4&quot;],&quot;suffix&quot;:&quot;&quot;,&quot;uri&quot;:[&quot;http://zotero.org/users/1913249/items/V8ZL7FM4&quot;],&quot;id&quot;:3875,&quot;prefix&quot;:&quot;&quot;,&quot;itemData&quot;:{&quot;type&quot;:&quot;article-journal&quot;,&quot;URL&quot;:&quot;http://journals.sagepub.com/doi/10.3102/0013189X032001009&quot;,&quot;page&quot;:&quot;9-13&quot;,&quot;language&quot;:&quot;en&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source&quot;:&quot;DOI.org (Crossref)&quot;,&quot;container-title&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ued&quot;:{&quot;date-parts&quot;:[[&quot;2003&quot;,1]]},&quot;citation-key&quot;:&quot;cobb_design_2003&quot;,&quot;volume&quot;:&quot;32&quot;,&quot;issue&quot;:&quot;1&quot;,&quot;container-title-short&quot;:&quot;Educational Researcher&quot;,&quot;DOI&quot;:&quot;10.3102/0013189X032001009&quot;}},{&quot;uris&quot;:[&quot;http://zotero.org/users/1913249/items/6RKC7CIP&quot;],&quot;suffix&quot;:&quot;&quot;,&quot;uri&quot;:[&quot;http://zotero.org/users/1913249/items/6RKC7CIP&quot;],&quot;id&quot;:1070,&quot;prefix&quot;:&quot;&quot;,&quot;itemData&quot;:{&quot;type&quot;:&quot;article-journal&quot;,&quot;URL&quot;:&quot;http://tap.sagepub.com/cgi/doi/10.1177/0959354311414456&quot;,&quot;page&quot;:&quot;656-680&quot;,&quot;language&quot;:&quot;en&quot;,&quot;accessed&quot;:{&quot;date-parts&quot;:[[&quot;2015&quot;,9,20]]},&quot;author&quot;:[{&quot;given&quot;:&quot;D.&quot;,&quot;family&quot;:&quot;Downing-Wilson&quot;},{&quot;given&quot;:&quot;R.&quot;,&quot;family&quot;:&quot;Lecusay&quot;},{&quot;given&quot;:&quot;M.&quot;,&quot;family&quot;:&quot;Cole&quot;}],&quot;id&quot;:&quot;downing-wilson_design_2011&quot;,&quot;source&quot;:&quot;CrossRef&quot;,&quot;container-title&quot;:&quot;Theory &amp; Psychology&quot;,&quot;title-short&quot;:&quot;Design experimentation and mutual appropriation&quot;,&quot;ISSN&quot;:&quot;0959-3543, 1461-7447&quot;,&quot;title&quot;:&quot;Design experimentation and mutual appropriation: Two strategies for university/community collaborative after-school interventions&quot;,&quot;issued&quot;:{&quot;date-parts&quot;:[[&quot;2011&quot;,10,1]]},&quot;citation-key&quot;:&quot;downing-wilson_design_2011&quot;,&quot;issue&quot;:&quot;5&quot;,&quot;volume&quot;:&quot;21&quot;,&quot;DOI&quot;:&quot;10.1177/0959354311414456&quot;}}],&quot;schema&quot;:&quot;https://github.com/citation-style-language/schema/raw/master/csl-citation.json&quot;,&quot;citationID&quot;:&quot;vjoplrcn&quot;} RNDthzpwtqatv"/>&lt;Do Zotero Refresh: [@barab_critical_2004; @cobb_design_2003; @downing-wilson_design_2011]&gt;<text:reference-mark-end text:name="ZOTERO_ITEM CSL_CITATION {&quot;properties&quot;:{&quot;noteIndex&quot;:0,&quot;formattedCitation&quot;:&quot;[@barab_critical_2004; @cobb_design_2003; @downing-wilson_design_2011]&quot;},&quot;citationItems&quot;:[{&quot;uris&quot;:[&quot;http://zotero.org/users/1913249/items/R9DCY37L&quot;],&quot;suffix&quot;:&quot;&quot;,&quot;uri&quot;:[&quot;http://zotero.org/users/1913249/items/R9DCY37L&quot;],&quot;id&quot;:3756,&quot;prefix&quot;:&quot;&quot;,&quot;itemData&quot;:{&quot;type&quot;:&quot;article-journal&quot;,&quot;URL&quot;:&quot;http://anthrosource.onlinelibrary.wiley.com/doi/abs/10.1525/aeq.2004.35.2.254&quot;,&quot;page&quot;:&quot;254-268&quot;,&quot;language&quot;:&quot;en&quot;,&quot;accessed&quot;:{&quot;date-parts&quot;:[[&quot;2019&quot;,5,17]]},&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id&quot;:&quot;barab_critical_2004&quot;,&quot;source&quot;:&quot;Wiley Online Library&quot;,&quot;container-title&quot;:&quot;Anthropology &amp; Education Quarterly&quot;,&quot;title-short&quot;:&quot;Critical design ethnography&quot;,&quot;ISSN&quot;:&quot;1548-1492&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issued&quot;:{&quot;date-parts&quot;:[[&quot;2004&quot;]]},&quot;citation-key&quot;:&quot;barab_critical_2004&quot;,&quot;issue&quot;:&quot;2&quot;,&quot;volume&quot;:&quot;35&quot;,&quot;DOI&quot;:&quot;10.1525/aeq.2004.35.2.254&quot;}},{&quot;uris&quot;:[&quot;http://zotero.org/users/1913249/items/V8ZL7FM4&quot;],&quot;suffix&quot;:&quot;&quot;,&quot;uri&quot;:[&quot;http://zotero.org/users/1913249/items/V8ZL7FM4&quot;],&quot;id&quot;:3875,&quot;prefix&quot;:&quot;&quot;,&quot;itemData&quot;:{&quot;type&quot;:&quot;article-journal&quot;,&quot;URL&quot;:&quot;http://journals.sagepub.com/doi/10.3102/0013189X032001009&quot;,&quot;page&quot;:&quot;9-13&quot;,&quot;language&quot;:&quot;en&quot;,&quot;accessed&quot;:{&quot;date-parts&quot;:[[&quot;2022&quot;,8,7]]},&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id&quot;:&quot;cobb_design_2003&quot;,&quot;source&quot;:&quot;DOI.org (Crossref)&quot;,&quot;container-title&quot;:&quot;Educational Researcher&quot;,&quot;ISSN&quot;:&quot;0013-189X, 1935-102X&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title&quot;:&quot;Design experiments in educational research&quot;,&quot;issued&quot;:{&quot;date-parts&quot;:[[&quot;2003&quot;,1]]},&quot;citation-key&quot;:&quot;cobb_design_2003&quot;,&quot;volume&quot;:&quot;32&quot;,&quot;issue&quot;:&quot;1&quot;,&quot;container-title-short&quot;:&quot;Educational Researcher&quot;,&quot;DOI&quot;:&quot;10.3102/0013189X032001009&quot;}},{&quot;uris&quot;:[&quot;http://zotero.org/users/1913249/items/6RKC7CIP&quot;],&quot;suffix&quot;:&quot;&quot;,&quot;uri&quot;:[&quot;http://zotero.org/users/1913249/items/6RKC7CIP&quot;],&quot;id&quot;:1070,&quot;prefix&quot;:&quot;&quot;,&quot;itemData&quot;:{&quot;type&quot;:&quot;article-journal&quot;,&quot;URL&quot;:&quot;http://tap.sagepub.com/cgi/doi/10.1177/0959354311414456&quot;,&quot;page&quot;:&quot;656-680&quot;,&quot;language&quot;:&quot;en&quot;,&quot;accessed&quot;:{&quot;date-parts&quot;:[[&quot;2015&quot;,9,20]]},&quot;author&quot;:[{&quot;given&quot;:&quot;D.&quot;,&quot;family&quot;:&quot;Downing-Wilson&quot;},{&quot;given&quot;:&quot;R.&quot;,&quot;family&quot;:&quot;Lecusay&quot;},{&quot;given&quot;:&quot;M.&quot;,&quot;family&quot;:&quot;Cole&quot;}],&quot;id&quot;:&quot;downing-wilson_design_2011&quot;,&quot;source&quot;:&quot;CrossRef&quot;,&quot;container-title&quot;:&quot;Theory &amp; Psychology&quot;,&quot;title-short&quot;:&quot;Design experimentation and mutual appropriation&quot;,&quot;ISSN&quot;:&quot;0959-3543, 1461-7447&quot;,&quot;title&quot;:&quot;Design experimentation and mutual appropriation: Two strategies for university/community collaborative after-school interventions&quot;,&quot;issued&quot;:{&quot;date-parts&quot;:[[&quot;2011&quot;,10,1]]},&quot;citation-key&quot;:&quot;downing-wilson_design_2011&quot;,&quot;issue&quot;:&quot;5&quot;,&quot;volume&quot;:&quot;21&quot;,&quot;DOI&quot;:&quot;10.1177/0959354311414456&quot;}}],&quot;schema&quot;:&quot;https://github.com/citation-style-language/schema/raw/master/csl-citation.json&quot;,&quot;citationID&quot;:&quot;vjoplrcn&quot;} RNDthzpwtqatv"/>. However in application this not a key part of all definitions <text:reference-mark-start text:name="ZOTERO_ITEM CSL_CITATION {&quot;properties&quot;:{&quot;noteIndex&quot;:0,&quot;formattedCitation&quot;:&quot;[@easterday_design-based_2014]&quot;},&quot;citationItems&quot;:[{&quot;uris&quot;:[&quot;http://zotero.org/users/1913249/items/Q4DDFYFG&quot;],&quot;suffix&quot;:&quot;&quot;,&quot;uri&quot;:[&quot;http://zotero.org/users/1913249/items/Q4DDFYFG&quot;],&quot;id&quot;:3763,&quot;prefix&quot;:&quot;&quot;,&quot;itemData&quot;:{&quot;type&quot;:&quot;article-journal&quot;,&quot;URL&quot;:&quot;https://repository.isls.org//handle/1/1130&quot;,&quot;page&quot;:&quot;317-324&quot;,&quot;language&quot;:&quot;en&quot;,&quot;accessed&quot;:{&quot;date-parts&quot;:[[&quot;2022&quot;,2,5]]},&quot;author&quot;:[{&quot;given&quot;:&quot;Matthew W.&quot;,&quot;family&quot;:&quot;Easterday&quot;},{&quot;given&quot;:&quot;Daniel Rees&quot;,&quot;family&quot;:&quot;Lewis&quot;},{&quot;given&quot;:&quot;Elizabeth M.&quot;,&quot;family&quot;:&quot;Gerber&quot;}],&quot;id&quot;:&quot;easterday_design-based_2014&quot;,&quot;source&quot;:&quot;repository.isls.org&quot;,&quot;container-title&quot;:&quot;Proceedings of International Conference of the Learning Sciences, ICLS&quot;,&quot;title-short&quot;:&quot;Design-based research process&quot;,&quot;ISSN&quot;:&quot;1814-9316&quot;,&quot;title&quot;:&quot;Design-based research process: problems, phases, and applications&quot;,&quot;issued&quot;:{&quot;date-parts&quot;:[[&quot;2014&quot;]]},&quot;citation-key&quot;:&quot;easterday_design-based_2014&quot;,&quot;publisher&quot;:&quot;Boulder, CO: International Society of the Learning Sciences&quot;,&quot;issue&quot;:&quot;January&quot;,&quot;volume&quot;:&quot;1&quot;}}],&quot;schema&quot;:&quot;https://github.com/citation-style-language/schema/raw/master/csl-citation.json&quot;,&quot;citationID&quot;:&quot;ywvztxzr&quot;} RNDmevxcqgqfs"/>&lt;Do Zotero Refresh: [@easterday_design-based_2014]&gt;<text:reference-mark-end text:name="ZOTERO_ITEM CSL_CITATION {&quot;properties&quot;:{&quot;noteIndex&quot;:0,&quot;formattedCitation&quot;:&quot;[@easterday_design-based_2014]&quot;},&quot;citationItems&quot;:[{&quot;uris&quot;:[&quot;http://zotero.org/users/1913249/items/Q4DDFYFG&quot;],&quot;suffix&quot;:&quot;&quot;,&quot;uri&quot;:[&quot;http://zotero.org/users/1913249/items/Q4DDFYFG&quot;],&quot;id&quot;:3763,&quot;prefix&quot;:&quot;&quot;,&quot;itemData&quot;:{&quot;type&quot;:&quot;article-journal&quot;,&quot;URL&quot;:&quot;https://repository.isls.org//handle/1/1130&quot;,&quot;page&quot;:&quot;317-324&quot;,&quot;language&quot;:&quot;en&quot;,&quot;accessed&quot;:{&quot;date-parts&quot;:[[&quot;2022&quot;,2,5]]},&quot;author&quot;:[{&quot;given&quot;:&quot;Matthew W.&quot;,&quot;family&quot;:&quot;Easterday&quot;},{&quot;given&quot;:&quot;Daniel Rees&quot;,&quot;family&quot;:&quot;Lewis&quot;},{&quot;given&quot;:&quot;Elizabeth M.&quot;,&quot;family&quot;:&quot;Gerber&quot;}],&quot;id&quot;:&quot;easterday_design-based_2014&quot;,&quot;source&quot;:&quot;repository.isls.org&quot;,&quot;container-title&quot;:&quot;Proceedings of International Conference of the Learning Sciences, ICLS&quot;,&quot;title-short&quot;:&quot;Design-based research process&quot;,&quot;ISSN&quot;:&quot;1814-9316&quot;,&quot;title&quot;:&quot;Design-based research process: problems, phases, and applications&quot;,&quot;issued&quot;:{&quot;date-parts&quot;:[[&quot;2014&quot;]]},&quot;citation-key&quot;:&quot;easterday_design-based_2014&quot;,&quot;publisher&quot;:&quot;Boulder, CO: International Society of the Learning Sciences&quot;,&quot;issue&quot;:&quot;January&quot;,&quot;volume&quot;:&quot;1&quot;}}],&quot;schema&quot;:&quot;https://github.com/citation-style-language/schema/raw/master/csl-citation.json&quot;,&quot;citationID&quot;:&quot;ywvztxzr&quot;} RNDmevxcqgqfs"/>. Thus Cole critiques (CHECK) <text:reference-mark-start text:name="ZOTERO_ITEM CSL_CITATION {&quot;properties&quot;:{&quot;noteIndex&quot;:0,&quot;formattedCitation&quot;:&quot;[@cole_design-based_2016]&quot;},&quot;citationItems&quot;:[{&quot;uris&quot;:[&quot;http://zotero.org/users/1913249/items/FYCLWKSL&quot;],&quot;suffix&quot;:&quot;&quot;,&quot;uri&quot;:[&quot;http://zotero.org/users/1913249/items/FYCLWKSL&quot;],&quot;id&quot;:8878,&quot;prefix&quot;:&quot;&quot;,&quot;itemData&quot;:{&quot;type&quot;:&quot;article-journal&quot;,&quot;URL&quot;:&quot;https://doi.org/10.1080/10508406.2016.1187148&quot;,&quot;page&quot;:&quot;503-530&quot;,&quot;accessed&quot;:{&quot;date-parts&quot;:[[&quot;2023&quot;,7,4]]},&quot;author&quot;:[{&quot;given&quot;:&quot;Michael&quot;,&quot;family&quot;:&quot;Cole&quot;},{&quot;given&quot;:&quot;Martin&quot;,&quot;family&quot;:&quot;Packer&quot;}],&quot;id&quot;:&quot;cole_design-based_2016&quot;,&quot;source&quot;:&quot;Taylor and Francis+NEJM&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issued&quot;:{&quot;date-parts&quot;:[[&quot;2016&quot;,10,1]]},&quot;citation-key&quot;:&quot;cole_design-based_2016&quot;,&quot;publisher&quot;:&quot;Routledge&quot;,&quot;issue&quot;:&quot;4&quot;,&quot;volume&quot;:&quot;25&quot;,&quot;DOI&quot;:&quot;10.1080/10508406.2016.1187148&quot;}}],&quot;schema&quot;:&quot;https://github.com/citation-style-language/schema/raw/master/csl-citation.json&quot;,&quot;citationID&quot;:&quot;iigbqfqn&quot;} RNDzhoscmpyli"/>&lt;Do Zotero Refresh: [@cole_design-based_2016]&gt;<text:reference-mark-end text:name="ZOTERO_ITEM CSL_CITATION {&quot;properties&quot;:{&quot;noteIndex&quot;:0,&quot;formattedCitation&quot;:&quot;[@cole_design-based_2016]&quot;},&quot;citationItems&quot;:[{&quot;uris&quot;:[&quot;http://zotero.org/users/1913249/items/FYCLWKSL&quot;],&quot;suffix&quot;:&quot;&quot;,&quot;uri&quot;:[&quot;http://zotero.org/users/1913249/items/FYCLWKSL&quot;],&quot;id&quot;:8878,&quot;prefix&quot;:&quot;&quot;,&quot;itemData&quot;:{&quot;type&quot;:&quot;article-journal&quot;,&quot;URL&quot;:&quot;https://doi.org/10.1080/10508406.2016.1187148&quot;,&quot;page&quot;:&quot;503-530&quot;,&quot;accessed&quot;:{&quot;date-parts&quot;:[[&quot;2023&quot;,7,4]]},&quot;author&quot;:[{&quot;given&quot;:&quot;Michael&quot;,&quot;family&quot;:&quot;Cole&quot;},{&quot;given&quot;:&quot;Martin&quot;,&quot;family&quot;:&quot;Packer&quot;}],&quot;id&quot;:&quot;cole_design-based_2016&quot;,&quot;source&quot;:&quot;Taylor and Francis+NEJM&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issued&quot;:{&quot;date-parts&quot;:[[&quot;2016&quot;,10,1]]},&quot;citation-key&quot;:&quot;cole_design-based_2016&quot;,&quot;publisher&quot;:&quot;Routledge&quot;,&quot;issue&quot;:&quot;4&quot;,&quot;volume&quot;:&quot;25&quot;,&quot;DOI&quot;:&quot;10.1080/10508406.2016.1187148&quot;}}],&quot;schema&quot;:&quot;https://github.com/citation-style-language/schema/raw/master/csl-citation.json&quot;,&quot;citationID&quot;:&quot;iigbqfqn&quot;} RNDzhoscmpyli"/>.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First_20_paragraph">One of Engestrom’s critiques of DBR <text:reference-mark-start text:name="ZOTERO_ITEM CSL_CITATION {&quot;properties&quot;:{&quot;noteIndex&quot;:0,&quot;formattedCitation&quot;:&quot;[@engestrom_learning_2009]&quot;},&quot;citationItems&quot;:[{&quot;uris&quot;:[&quot;http://zotero.org/users/1913249/items/A65ZKZJV&quot;],&quot;suffix&quot;:&quot;&quot;,&quot;uri&quot;:[&quot;http://zotero.org/users/1913249/items/A65ZKZJV&quot;],&quot;id&quot;:3403,&quot;prefix&quot;:&quot;&quot;,&quot;itemData&quot;:{&quot;title&quot;:&quot;From learning environments and implementation to activity systems and expansive learning&quot;,&quot;issued&quot;:{&quot;date-parts&quot;:[[&quot;2009&quot;]]},&quot;citation-key&quot;:&quot;engestrom_learning_2009&quot;,&quot;author&quot;:[{&quot;given&quot;:&quot;Yrjö&quot;,&quot;family&quot;:&quot;Engeström&quot;}],&quot;id&quot;:&quot;engestrom_learning_2009&quot;,&quot;type&quot;:&quot;article-journal&quot;}}],&quot;schema&quot;:&quot;https://github.com/citation-style-language/schema/raw/master/csl-citation.json&quot;,&quot;citationID&quot;:&quot;wlaipvgr&quot;} RNDmmhseqbksr"/>&lt;Do Zotero Refresh: [@engestrom_learning_2009]&gt;<text:reference-mark-end text:name="ZOTERO_ITEM CSL_CITATION {&quot;properties&quot;:{&quot;noteIndex&quot;:0,&quot;formattedCitation&quot;:&quot;[@engestrom_learning_2009]&quot;},&quot;citationItems&quot;:[{&quot;uris&quot;:[&quot;http://zotero.org/users/1913249/items/A65ZKZJV&quot;],&quot;suffix&quot;:&quot;&quot;,&quot;uri&quot;:[&quot;http://zotero.org/users/1913249/items/A65ZKZJV&quot;],&quot;id&quot;:3403,&quot;prefix&quot;:&quot;&quot;,&quot;itemData&quot;:{&quot;title&quot;:&quot;From learning environments and implementation to activity systems and expansive learning&quot;,&quot;issued&quot;:{&quot;date-parts&quot;:[[&quot;2009&quot;]]},&quot;citation-key&quot;:&quot;engestrom_learning_2009&quot;,&quot;author&quot;:[{&quot;given&quot;:&quot;Yrjö&quot;,&quot;family&quot;:&quot;Engeström&quot;}],&quot;id&quot;:&quot;engestrom_learning_2009&quot;,&quot;type&quot;:&quot;article-journal&quot;}}],&quot;schema&quot;:&quot;https://github.com/citation-style-language/schema/raw/master/csl-citation.json&quot;,&quot;citationID&quot;:&quot;wlaipvgr&quot;} RNDmmhseqbksr"/>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properties&quot;:{&quot;noteIndex&quot;:0,&quot;formattedCitation&quot;:&quot;[@cole_design-based_2016]&quot;},&quot;citationItems&quot;:[{&quot;uris&quot;:[&quot;http://zotero.org/users/1913249/items/FYCLWKSL&quot;],&quot;suffix&quot;:&quot;&quot;,&quot;uri&quot;:[&quot;http://zotero.org/users/1913249/items/FYCLWKSL&quot;],&quot;id&quot;:8878,&quot;prefix&quot;:&quot;&quot;,&quot;itemData&quot;:{&quot;type&quot;:&quot;article-journal&quot;,&quot;URL&quot;:&quot;https://doi.org/10.1080/10508406.2016.1187148&quot;,&quot;page&quot;:&quot;503-530&quot;,&quot;accessed&quot;:{&quot;date-parts&quot;:[[&quot;2023&quot;,7,4]]},&quot;author&quot;:[{&quot;given&quot;:&quot;Michael&quot;,&quot;family&quot;:&quot;Cole&quot;},{&quot;given&quot;:&quot;Martin&quot;,&quot;family&quot;:&quot;Packer&quot;}],&quot;id&quot;:&quot;cole_design-based_2016&quot;,&quot;source&quot;:&quot;Taylor and Francis+NEJM&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issued&quot;:{&quot;date-parts&quot;:[[&quot;2016&quot;,10,1]]},&quot;citation-key&quot;:&quot;cole_design-based_2016&quot;,&quot;publisher&quot;:&quot;Routledge&quot;,&quot;issue&quot;:&quot;4&quot;,&quot;volume&quot;:&quot;25&quot;,&quot;DOI&quot;:&quot;10.1080/10508406.2016.1187148&quot;}}],&quot;schema&quot;:&quot;https://github.com/citation-style-language/schema/raw/master/csl-citation.json&quot;,&quot;citationID&quot;:&quot;qjepqsit&quot;} RNDfxrqgncgwr"/>&lt;Do Zotero Refresh: [@cole_design-based_2016]&gt;<text:reference-mark-end text:name="ZOTERO_ITEM CSL_CITATION {&quot;properties&quot;:{&quot;noteIndex&quot;:0,&quot;formattedCitation&quot;:&quot;[@cole_design-based_2016]&quot;},&quot;citationItems&quot;:[{&quot;uris&quot;:[&quot;http://zotero.org/users/1913249/items/FYCLWKSL&quot;],&quot;suffix&quot;:&quot;&quot;,&quot;uri&quot;:[&quot;http://zotero.org/users/1913249/items/FYCLWKSL&quot;],&quot;id&quot;:8878,&quot;prefix&quot;:&quot;&quot;,&quot;itemData&quot;:{&quot;type&quot;:&quot;article-journal&quot;,&quot;URL&quot;:&quot;https://doi.org/10.1080/10508406.2016.1187148&quot;,&quot;page&quot;:&quot;503-530&quot;,&quot;accessed&quot;:{&quot;date-parts&quot;:[[&quot;2023&quot;,7,4]]},&quot;author&quot;:[{&quot;given&quot;:&quot;Michael&quot;,&quot;family&quot;:&quot;Cole&quot;},{&quot;given&quot;:&quot;Martin&quot;,&quot;family&quot;:&quot;Packer&quot;}],&quot;id&quot;:&quot;cole_design-based_2016&quot;,&quot;source&quot;:&quot;Taylor and Francis+NEJM&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issued&quot;:{&quot;date-parts&quot;:[[&quot;2016&quot;,10,1]]},&quot;citation-key&quot;:&quot;cole_design-based_2016&quot;,&quot;publisher&quot;:&quot;Routledge&quot;,&quot;issue&quot;:&quot;4&quot;,&quot;volume&quot;:&quot;25&quot;,&quot;DOI&quot;:&quot;10.1080/10508406.2016.1187148&quot;}}],&quot;schema&quot;:&quot;https://github.com/citation-style-language/schema/raw/master/csl-citation.json&quot;,&quot;citationID&quot;:&quot;qjepqsit&quot;} RNDfxrqgncgwr"/>.</text:p>
      <text:h text:style-name="Heading_20_3" text:outline-level="3"><text:bookmark-start text:name="principle-finding-suitable-units-of-analysis-by-focusing-on-objects-of-activity"/>Principle: Finding suitable units of analysis by focusing on objects of activity<text:bookmark-end text:name="principle-finding-suitable-units-of-analysis-by-focusing-on-objects-of-activity"/></text:h>
      <text:p text:style-name="First_20_paragraph"><text:span text:style-name="T1">Scopes of analysis, three planes approaches and other learning community methods</text:span></text:p>
      <text:p text:style-name="Text_20_body">EXPLAIN IN JUST ENOUGH DETAIL HERE.</text:p>
      <text:p text:style-name="Text_20_body">Following Rogoff [@ rogoff_observing_1995]</text:p>
      <text:p text:style-name="Text_20_body">And Engestrom on expansive learning / germ cell</text:p>
      <text:p text:style-name="Text_20_body">The role of the germ cell in rising to the concrete and thus expanding learning <text:reference-mark-start text:name="ZOTERO_ITEM CSL_CITATION {&quot;properties&quot;:{&quot;noteIndex&quot;:0,&quot;formattedCitation&quot;:&quot;[@sannino_formative_2016; @engestrom_methodological_2014]&quot;},&quot;citationItems&quot;:[{&quot;uris&quot;:[&quot;http://zotero.org/users/1913249/items/TB35W5A6&quot;],&quot;suffix&quot;:&quot;&quot;,&quot;uri&quot;:[&quot;http://zotero.org/users/1913249/items/TB35W5A6&quot;],&quot;id&quot;:3015,&quot;prefix&quot;:&quot;&quot;,&quot;itemData&quot;:{&quot;type&quot;:&quot;article-journal&quot;,&quot;URL&quot;:&quot;https://www.tandfonline.com/doi/full/10.1080/10508406.2016.1204547&quot;,&quot;page&quot;:&quot;599-633&quot;,&quot;language&quot;:&quot;en&quot;,&quot;accessed&quot;:{&quot;date-parts&quot;:[[&quot;2019&quot;,3,21]]},&quot;author&quot;:[{&quot;given&quot;:&quot;Annalisa&quot;,&quot;family&quot;:&quot;Sannino&quot;},{&quot;given&quot;:&quot;Yrjö&quot;,&quot;family&quot;:&quot;Engeström&quot;},{&quot;given&quot;:&quot;Monica&quot;,&quot;family&quot;:&quot;Lemos&quot;}],&quot;id&quot;:&quot;sannino_formative_2016&quot;,&quot;source&quot;:&quot;Crossref&quot;,&quot;container-title&quot;:&quot;Journal of the Learning Science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issued&quot;:{&quot;date-parts&quot;:[[&quot;2016&quot;,10]]},&quot;citation-key&quot;:&quot;sannino_formative_2016&quot;,&quot;issue&quot;:&quot;4&quot;,&quot;volume&quot;:&quot;25&quot;,&quot;DOI&quot;:&quot;10.1080/10508406.2016.1204547&quot;}},{&quot;uris&quot;:[&quot;http://zotero.org/users/1913249/items/T7XFNIFT&quot;],&quot;suffix&quot;:&quot;&quot;,&quot;uri&quot;:[&quot;http://zotero.org/users/1913249/items/T7XFNIFT&quot;],&quot;id&quot;:1870,&quot;prefix&quot;:&quot;&quot;,&quot;itemData&quot;:{&quot;volume&quot;:&quot;21&quot;,&quot;DOI&quot;:&quot;10.1080/10749039.2014.891868&quot;,&quot;type&quot;:&quot;article-journal&quot;,&quot;ISSN&quot;:&quot;1074-9039, 1532-7884&quot;,&quot;title&quot;:&quot;On the Methodological Demands of Formative Interventions&quot;,&quot;accessed&quot;:{&quot;date-parts&quot;:[[&quot;2017&quot;,10,10]]},&quot;URL&quot;:&quot;http://www.tandfonline.com/doi/abs/10.1080/10749039.2014.891868&quot;,&quot;page&quot;:&quot;118-128&quot;,&quot;language&quot;:&quot;en&quot;,&quot;issue&quot;:&quot;2&quot;,&quot;issued&quot;:{&quot;date-parts&quot;:[[&quot;2014&quot;,4,3]]},&quot;citation-key&quot;:&quot;engestrom_methodological_2014&quot;,&quot;author&quot;:[{&quot;given&quot;:&quot;Yrjö&quot;,&quot;family&quot;:&quot;Engeström&quot;},{&quot;given&quot;:&quot;Annalisa&quot;,&quot;family&quot;:&quot;Sannino&quot;},{&quot;given&quot;:&quot;Jaakko&quot;,&quot;family&quot;:&quot;Virkkunen&quot;}],&quot;id&quot;:&quot;engestrom_methodological_2014&quot;,&quot;source&quot;:&quot;CrossRef&quot;,&quot;container-title&quot;:&quot;Mind, Culture, and Activity&quot;}}],&quot;schema&quot;:&quot;https://github.com/citation-style-language/schema/raw/master/csl-citation.json&quot;,&quot;citationID&quot;:&quot;ccjoprhu&quot;} RNDhiezaviely"/>&lt;Do Zotero Refresh: [@sannino_formative_2016; @engestrom_methodological_2014]&gt;<text:reference-mark-end text:name="ZOTERO_ITEM CSL_CITATION {&quot;properties&quot;:{&quot;noteIndex&quot;:0,&quot;formattedCitation&quot;:&quot;[@sannino_formative_2016; @engestrom_methodological_2014]&quot;},&quot;citationItems&quot;:[{&quot;uris&quot;:[&quot;http://zotero.org/users/1913249/items/TB35W5A6&quot;],&quot;suffix&quot;:&quot;&quot;,&quot;uri&quot;:[&quot;http://zotero.org/users/1913249/items/TB35W5A6&quot;],&quot;id&quot;:3015,&quot;prefix&quot;:&quot;&quot;,&quot;itemData&quot;:{&quot;type&quot;:&quot;article-journal&quot;,&quot;URL&quot;:&quot;https://www.tandfonline.com/doi/full/10.1080/10508406.2016.1204547&quot;,&quot;page&quot;:&quot;599-633&quot;,&quot;language&quot;:&quot;en&quot;,&quot;accessed&quot;:{&quot;date-parts&quot;:[[&quot;2019&quot;,3,21]]},&quot;author&quot;:[{&quot;given&quot;:&quot;Annalisa&quot;,&quot;family&quot;:&quot;Sannino&quot;},{&quot;given&quot;:&quot;Yrjö&quot;,&quot;family&quot;:&quot;Engeström&quot;},{&quot;given&quot;:&quot;Monica&quot;,&quot;family&quot;:&quot;Lemos&quot;}],&quot;id&quot;:&quot;sannino_formative_2016&quot;,&quot;source&quot;:&quot;Crossref&quot;,&quot;container-title&quot;:&quot;Journal of the Learning Sciences&quot;,&quot;ISSN&quot;:&quot;1050-8406, 1532-7809&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title&quot;:&quot;Formative Interventions for Expansive Learning and Transformative Agency&quot;,&quot;issued&quot;:{&quot;date-parts&quot;:[[&quot;2016&quot;,10]]},&quot;citation-key&quot;:&quot;sannino_formative_2016&quot;,&quot;issue&quot;:&quot;4&quot;,&quot;volume&quot;:&quot;25&quot;,&quot;DOI&quot;:&quot;10.1080/10508406.2016.1204547&quot;}},{&quot;uris&quot;:[&quot;http://zotero.org/users/1913249/items/T7XFNIFT&quot;],&quot;suffix&quot;:&quot;&quot;,&quot;uri&quot;:[&quot;http://zotero.org/users/1913249/items/T7XFNIFT&quot;],&quot;id&quot;:1870,&quot;prefix&quot;:&quot;&quot;,&quot;itemData&quot;:{&quot;volume&quot;:&quot;21&quot;,&quot;DOI&quot;:&quot;10.1080/10749039.2014.891868&quot;,&quot;type&quot;:&quot;article-journal&quot;,&quot;ISSN&quot;:&quot;1074-9039, 1532-7884&quot;,&quot;title&quot;:&quot;On the Methodological Demands of Formative Interventions&quot;,&quot;accessed&quot;:{&quot;date-parts&quot;:[[&quot;2017&quot;,10,10]]},&quot;URL&quot;:&quot;http://www.tandfonline.com/doi/abs/10.1080/10749039.2014.891868&quot;,&quot;page&quot;:&quot;118-128&quot;,&quot;language&quot;:&quot;en&quot;,&quot;issue&quot;:&quot;2&quot;,&quot;issued&quot;:{&quot;date-parts&quot;:[[&quot;2014&quot;,4,3]]},&quot;citation-key&quot;:&quot;engestrom_methodological_2014&quot;,&quot;author&quot;:[{&quot;given&quot;:&quot;Yrjö&quot;,&quot;family&quot;:&quot;Engeström&quot;},{&quot;given&quot;:&quot;Annalisa&quot;,&quot;family&quot;:&quot;Sannino&quot;},{&quot;given&quot;:&quot;Jaakko&quot;,&quot;family&quot;:&quot;Virkkunen&quot;}],&quot;id&quot;:&quot;engestrom_methodological_2014&quot;,&quot;source&quot;:&quot;CrossRef&quot;,&quot;container-title&quot;:&quot;Mind, Culture, and Activity&quot;}}],&quot;schema&quot;:&quot;https://github.com/citation-style-language/schema/raw/master/csl-citation.json&quot;,&quot;citationID&quot;:&quot;ccjoprhu&quot;} RNDhiezaviely"/></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From <text:reference-mark-start text:name="ZOTERO_ITEM CSL_CITATION {&quot;properties&quot;:{&quot;noteIndex&quot;:0,&quot;formattedCitation&quot;:&quot;[@engestrom_design_2011]&quot;},&quot;citationItems&quot;:[{&quot;uris&quot;:[&quot;http://zotero.org/users/1913249/items/PGVCDTUB&quot;],&quot;suffix&quot;:&quot;&quot;,&quot;uri&quot;:[&quot;http://zotero.org/users/1913249/items/PGVCDTUB&quot;],&quot;id&quot;:1768,&quot;prefix&quot;:&quot;&quot;,&quot;itemData&quot;:{&quot;volume&quot;:&quot;21&quot;,&quot;DOI&quot;:&quot;10.1177/0959354311419252&quot;,&quot;type&quot;:&quot;article-journal&quot;,&quot;ISSN&quot;:&quot;0959-3543, 1461-7447&quot;,&quot;title&quot;:&quot;From design experiments to formative interventions&quot;,&quot;accessed&quot;:{&quot;date-parts&quot;:[[&quot;2017&quot;,10,10]]},&quot;URL&quot;:&quot;http://journals.sagepub.com/doi/10.1177/0959354311419252&quot;,&quot;page&quot;:&quot;598-628&quot;,&quot;language&quot;:&quot;en&quot;,&quot;issue&quot;:&quot;5&quot;,&quot;issued&quot;:{&quot;date-parts&quot;:[[&quot;2011&quot;,10]]},&quot;citation-key&quot;:&quot;engestrom_design_2011&quot;,&quot;author&quot;:[{&quot;given&quot;:&quot;Yrjö&quot;,&quot;family&quot;:&quot;Engeström&quot;}],&quot;id&quot;:&quot;engestrom_design_2011&quot;,&quot;source&quot;:&quot;CrossRef&quot;,&quot;container-title&quot;:&quot;Theory &amp; Psychology&quot;}}],&quot;schema&quot;:&quot;https://github.com/citation-style-language/schema/raw/master/csl-citation.json&quot;,&quot;citationID&quot;:&quot;xtsdrjuy&quot;} RNDxwfuohxxwm"/>&lt;Do Zotero Refresh: [@engestrom_design_2011]&gt;<text:reference-mark-end text:name="ZOTERO_ITEM CSL_CITATION {&quot;properties&quot;:{&quot;noteIndex&quot;:0,&quot;formattedCitation&quot;:&quot;[@engestrom_design_2011]&quot;},&quot;citationItems&quot;:[{&quot;uris&quot;:[&quot;http://zotero.org/users/1913249/items/PGVCDTUB&quot;],&quot;suffix&quot;:&quot;&quot;,&quot;uri&quot;:[&quot;http://zotero.org/users/1913249/items/PGVCDTUB&quot;],&quot;id&quot;:1768,&quot;prefix&quot;:&quot;&quot;,&quot;itemData&quot;:{&quot;volume&quot;:&quot;21&quot;,&quot;DOI&quot;:&quot;10.1177/0959354311419252&quot;,&quot;type&quot;:&quot;article-journal&quot;,&quot;ISSN&quot;:&quot;0959-3543, 1461-7447&quot;,&quot;title&quot;:&quot;From design experiments to formative interventions&quot;,&quot;accessed&quot;:{&quot;date-parts&quot;:[[&quot;2017&quot;,10,10]]},&quot;URL&quot;:&quot;http://journals.sagepub.com/doi/10.1177/0959354311419252&quot;,&quot;page&quot;:&quot;598-628&quot;,&quot;language&quot;:&quot;en&quot;,&quot;issue&quot;:&quot;5&quot;,&quot;issued&quot;:{&quot;date-parts&quot;:[[&quot;2011&quot;,10]]},&quot;citation-key&quot;:&quot;engestrom_design_2011&quot;,&quot;author&quot;:[{&quot;given&quot;:&quot;Yrjö&quot;,&quot;family&quot;:&quot;Engeström&quot;}],&quot;id&quot;:&quot;engestrom_design_2011&quot;,&quot;source&quot;:&quot;CrossRef&quot;,&quot;container-title&quot;:&quot;Theory &amp; Psychology&quot;}}],&quot;schema&quot;:&quot;https://github.com/citation-style-language/schema/raw/master/csl-citation.json&quot;,&quot;citationID&quot;:&quot;xtsdrjuy&quot;} RNDxwfuohxxwm"/></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30">
        <text:list-item>
          <text:p text:style-name="P33">wider educational context and the culture of the whole program</text:p>
        </text:list-item>
        <text:list-item>
          <text:p text:style-name="P33">guided activity</text:p>
        </text:list-item>
        <text:list-item>
          <text:p text:style-name="P33">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properties&quot;:{&quot;noteIndex&quot;:0,&quot;formattedCitation&quot;:&quot;[-@blunden_interdisciplinary_2010; -@blunden_collaborative_2014]&quot;},&quot;citationItems&quot;:[{&quot;prefix&quot;:&quot;&quot;,&quot;suffix&quot;:&quot;&quot;,&quot;itemData&quot;:{&quot;type&quot;:&quot;book&quot;,&quot;title&quot;:&quot;An Interdisciplinary Theory of Activity&quot;,&quot;author&quot;:[{&quot;given&quot;:&quot;Andy&quot;,&quot;family&quot;:&quot;Blunden&quot;}],&quot;language&quot;:&quot;en&quot;,&quot;event-place&quot;:&quot;Leiden; Boston&quot;,&quot;issued&quot;:{&quot;date-parts&quot;:[[&quot;2010&quot;]]},&quot;citation-key&quot;:&quot;blunden_interdisciplinary_2010&quot;,&quot;publisher&quot;:&quot;Brill Academic Publishers&quot;,&quot;publisher-place&quot;:&quot;Leiden; Boston&quot;,&quot;source&quot;:&quot;Zotero&quot;,&quot;id&quot;:&quot;blunden_interdisciplinary_2010&quot;},&quot;uris&quot;:[&quot;http://zotero.org/users/1913249/items/FF8IYRGL&quot;],&quot;id&quot;:3103,&quot;suppress-author&quot;:true,&quot;uri&quot;:[&quot;http://zotero.org/users/1913249/items/FF8IYRGL&quot;]},{&quot;prefix&quot;:&quot;&quot;,&quot;suffix&quot;:&quot;&quot;,&quot;itemData&quot;:{&quot;type&quot;:&quot;book&quot;,&quot;language&quot;:&quot;en&quot;,&quot;event-place&quot;:&quot;Leiden ; Boston&quot;,&quot;id&quot;:&quot;blunden_collaborative_2014&quot;,&quot;editor&quot;:[{&quot;given&quot;:&quot;Andy&quot;,&quot;family&quot;:&quot;Blunden&quot;}],&quot;title-short&quot;:&quot;Collaborative projects&quot;,&quot;publisher-place&quot;:&quot;Leiden ; Boston&quot;,&quot;collection-title&quot;:&quot;Studies in critical social sciences&quot;,&quot;source&quot;:&quot;Library of Congress ISBN&quot;,&quot;title&quot;:&quot;Collaborative projects: an interdisciplinary study&quot;,&quot;call-number&quot;:&quot;H62 .C5658 2014&quot;,&quot;issued&quot;:{&quot;date-parts&quot;:[[&quot;2014&quot;]]},&quot;citation-key&quot;:&quot;blunden_collaborative_2014&quot;,&quot;publisher&quot;:&quot;Brill&quot;,&quot;collection-number&quot;:&quot;volume 66&quot;,&quot;ISBN&quot;:&quot;978-90-04-26121-1&quot;,&quot;number-of-pages&quot;:&quot;385&quot;},&quot;uris&quot;:[&quot;http://zotero.org/users/1913249/items/66N28Q52&quot;],&quot;id&quot;:3730,&quot;suppress-author&quot;:true,&quot;uri&quot;:[&quot;http://zotero.org/users/1913249/items/66N28Q52&quot;]}],&quot;schema&quot;:&quot;https://github.com/citation-style-language/schema/raw/master/csl-citation.json&quot;,&quot;citationID&quot;:&quot;oehwmmwm&quot;} RNDhersdpmvse"/>&lt;Do Zotero Refresh: [-@blunden_interdisciplinary_2010; -@blunden_collaborative_2014]&gt;<text:reference-mark-end text:name="ZOTERO_ITEM CSL_CITATION {&quot;properties&quot;:{&quot;noteIndex&quot;:0,&quot;formattedCitation&quot;:&quot;[-@blunden_interdisciplinary_2010; -@blunden_collaborative_2014]&quot;},&quot;citationItems&quot;:[{&quot;prefix&quot;:&quot;&quot;,&quot;suffix&quot;:&quot;&quot;,&quot;itemData&quot;:{&quot;type&quot;:&quot;book&quot;,&quot;title&quot;:&quot;An Interdisciplinary Theory of Activity&quot;,&quot;author&quot;:[{&quot;given&quot;:&quot;Andy&quot;,&quot;family&quot;:&quot;Blunden&quot;}],&quot;language&quot;:&quot;en&quot;,&quot;event-place&quot;:&quot;Leiden; Boston&quot;,&quot;issued&quot;:{&quot;date-parts&quot;:[[&quot;2010&quot;]]},&quot;citation-key&quot;:&quot;blunden_interdisciplinary_2010&quot;,&quot;publisher&quot;:&quot;Brill Academic Publishers&quot;,&quot;publisher-place&quot;:&quot;Leiden; Boston&quot;,&quot;source&quot;:&quot;Zotero&quot;,&quot;id&quot;:&quot;blunden_interdisciplinary_2010&quot;},&quot;uris&quot;:[&quot;http://zotero.org/users/1913249/items/FF8IYRGL&quot;],&quot;id&quot;:3103,&quot;suppress-author&quot;:true,&quot;uri&quot;:[&quot;http://zotero.org/users/1913249/items/FF8IYRGL&quot;]},{&quot;prefix&quot;:&quot;&quot;,&quot;suffix&quot;:&quot;&quot;,&quot;itemData&quot;:{&quot;type&quot;:&quot;book&quot;,&quot;language&quot;:&quot;en&quot;,&quot;event-place&quot;:&quot;Leiden ; Boston&quot;,&quot;id&quot;:&quot;blunden_collaborative_2014&quot;,&quot;editor&quot;:[{&quot;given&quot;:&quot;Andy&quot;,&quot;family&quot;:&quot;Blunden&quot;}],&quot;title-short&quot;:&quot;Collaborative projects&quot;,&quot;publisher-place&quot;:&quot;Leiden ; Boston&quot;,&quot;collection-title&quot;:&quot;Studies in critical social sciences&quot;,&quot;source&quot;:&quot;Library of Congress ISBN&quot;,&quot;title&quot;:&quot;Collaborative projects: an interdisciplinary study&quot;,&quot;call-number&quot;:&quot;H62 .C5658 2014&quot;,&quot;issued&quot;:{&quot;date-parts&quot;:[[&quot;2014&quot;]]},&quot;citation-key&quot;:&quot;blunden_collaborative_2014&quot;,&quot;publisher&quot;:&quot;Brill&quot;,&quot;collection-number&quot;:&quot;volume 66&quot;,&quot;ISBN&quot;:&quot;978-90-04-26121-1&quot;,&quot;number-of-pages&quot;:&quot;385&quot;},&quot;uris&quot;:[&quot;http://zotero.org/users/1913249/items/66N28Q52&quot;],&quot;id&quot;:3730,&quot;suppress-author&quot;:true,&quot;uri&quot;:[&quot;http://zotero.org/users/1913249/items/66N28Q52&quot;]}],&quot;schema&quot;:&quot;https://github.com/citation-style-language/schema/raw/master/csl-citation.json&quot;,&quot;citationID&quot;:&quot;oehwmmwm&quot;} RNDhersdpmvse"/></text:p>
      <text:p text:style-name="Text_20_body">However the concept of project can also be applied to different scopes of activity. While game making as a community process is clearly as an important activity system to study, chapters four and five explores the value of interpersonal activity around the goal of implementing discrete game design patterns.</text:p>
      <text:p text:style-name="Text_20_body"><text:span text:style-name="T1">Activity, Actions and Operations</text:span></text:p>
      <text:p text:style-name="Text_20_body">EXPLAIN IN JUST ENOUGH DETAIL HERE.</text:p>
      <text:p text:style-name="Text_20_body">Following the terms and concepts used by Leontiev <text:reference-mark-start text:name="ZOTERO_ITEM CSL_CITATION {&quot;properties&quot;:{&quot;noteIndex&quot;:0,&quot;formattedCitation&quot;:&quot;[-@leontiev_activity_2009]&quot;},&quot;citationItems&quot;:[{&quot;prefix&quot;:&quot;&quot;,&quot;suffix&quot;:&quot;&quot;,&quot;itemData&quot;:{&quot;URL&quot;:&quot;http://periodicos.ufc.br/dialectus/article/view/5173&quot;,&quot;title&quot;:&quot;Activity and Consciousness&quot;,&quot;type&quot;:&quot;article-journal&quot;,&quot;ISSN&quot;:&quot;2317-2010&quot;,&quot;citation-key&quot;:&quot;leontiev_activity_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language&quot;:&quot;en&quot;,&quot;DOI&quot;:&quot;10.30611/2014n4id5173&quot;,&quot;issued&quot;:{&quot;date-parts&quot;:[[&quot;2009&quot;]]},&quot;accessed&quot;:{&quot;date-parts&quot;:[[&quot;2019&quot;,5,10]]},&quot;author&quot;:[{&quot;given&quot;:&quot;Aleksei Nikolaevich&quot;,&quot;family&quot;:&quot;Leontiev&quot;}],&quot;id&quot;:&quot;leontiev_activity_2009&quot;,&quot;source&quot;:&quot;DOI.org (Crossref)&quot;,&quot;container-title&quot;:&quot;Revista Dialectus&quot;},&quot;uris&quot;:[&quot;http://zotero.org/users/1913249/items/K8HTZCVC&quot;],&quot;id&quot;:3094,&quot;suppress-author&quot;:true,&quot;uri&quot;:[&quot;http://zotero.org/users/1913249/items/K8HTZCVC&quot;]}],&quot;schema&quot;:&quot;https://github.com/citation-style-language/schema/raw/master/csl-citation.json&quot;,&quot;citationID&quot;:&quot;fmddjiyx&quot;} RNDqvvmikrpgd"/>&lt;Do Zotero Refresh: [-@leontiev_activity_2009]&gt;<text:reference-mark-end text:name="ZOTERO_ITEM CSL_CITATION {&quot;properties&quot;:{&quot;noteIndex&quot;:0,&quot;formattedCitation&quot;:&quot;[-@leontiev_activity_2009]&quot;},&quot;citationItems&quot;:[{&quot;prefix&quot;:&quot;&quot;,&quot;suffix&quot;:&quot;&quot;,&quot;itemData&quot;:{&quot;URL&quot;:&quot;http://periodicos.ufc.br/dialectus/article/view/5173&quot;,&quot;title&quot;:&quot;Activity and Consciousness&quot;,&quot;type&quot;:&quot;article-journal&quot;,&quot;ISSN&quot;:&quot;2317-2010&quot;,&quot;citation-key&quot;:&quot;leontiev_activity_2009&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short&quot;:&quot;DRF&quot;,&quot;language&quot;:&quot;en&quot;,&quot;DOI&quot;:&quot;10.30611/2014n4id5173&quot;,&quot;issued&quot;:{&quot;date-parts&quot;:[[&quot;2009&quot;]]},&quot;accessed&quot;:{&quot;date-parts&quot;:[[&quot;2019&quot;,5,10]]},&quot;author&quot;:[{&quot;given&quot;:&quot;Aleksei Nikolaevich&quot;,&quot;family&quot;:&quot;Leontiev&quot;}],&quot;id&quot;:&quot;leontiev_activity_2009&quot;,&quot;source&quot;:&quot;DOI.org (Crossref)&quot;,&quot;container-title&quot;:&quot;Revista Dialectus&quot;},&quot;uris&quot;:[&quot;http://zotero.org/users/1913249/items/K8HTZCVC&quot;],&quot;id&quot;:3094,&quot;suppress-author&quot;:true,&quot;uri&quot;:[&quot;http://zotero.org/users/1913249/items/K8HTZCVC&quot;]}],&quot;schema&quot;:&quot;https://github.com/citation-style-language/schema/raw/master/csl-citation.json&quot;,&quot;citationID&quot;:&quot;fmddjiyx&quot;} RNDqvvmikrpgd"/>,</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3" text:outline-level="3"><text:bookmark-start text:name="principle-identifying-areas-of-conflict-and-contradictions-between-activity-system-elements."/>Principle: Identifying areas of conflict and contradictions between activity system elements.<text:bookmark-end text:name="principle-identifying-areas-of-conflict-and-contradictions-between-activity-system-elements."/></text:h>
      <text:h text:style-name="Heading_20_3" text:outline-level="3"><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properties&quot;:{&quot;noteIndex&quot;:0,&quot;formattedCitation&quot;:&quot;[@barab_design-based_2004]&quot;},&quot;citationItems&quot;:[{&quot;uris&quot;:[&quot;http://zotero.org/users/1913249/items/4AWFP7ZD&quot;],&quot;suffix&quot;:&quot;&quot;,&quot;uri&quot;:[&quot;http://zotero.org/users/1913249/items/4AWFP7ZD&quot;],&quot;id&quot;:3873,&quot;prefix&quot;:&quot;&quot;,&quot;itemData&quot;:{&quot;type&quot;:&quot;article-journal&quot;,&quot;URL&quot;:&quot;http://www.tandfonline.com/doi/abs/10.1207/s15327809jls1301_1&quot;,&quot;page&quot;:&quot;1-14&quot;,&quot;language&quot;:&quot;en&quot;,&quot;accessed&quot;:{&quot;date-parts&quot;:[[&quot;2018&quot;,4,21]]},&quot;author&quot;:[{&quot;given&quot;:&quot;Sasha&quot;,&quot;family&quot;:&quot;Barab&quot;},{&quot;given&quot;:&quot;Kurt&quot;,&quot;family&quot;:&quot;Squire&quot;}],&quot;id&quot;:&quot;barab_design-based_2004&quot;,&quot;source&quot;:&quot;Crossref&quot;,&quot;container-title&quot;:&quot;Journal of the Learning Sciences&quot;,&quot;title-short&quot;:&quot;Design-based research&quot;,&quot;ISSN&quot;:&quot;1050-8406, 1532-7809&quot;,&quot;title&quot;:&quot;Design-based research: putting a stake in the ground&quot;,&quot;issued&quot;:{&quot;date-parts&quot;:[[&quot;2004&quot;,1]]},&quot;citation-key&quot;:&quot;barab_design-based_2004&quot;,&quot;issue&quot;:&quot;1&quot;,&quot;volume&quot;:&quot;13&quot;,&quot;DOI&quot;:&quot;10.1207/s15327809jls1301_1&quot;}}],&quot;schema&quot;:&quot;https://github.com/citation-style-language/schema/raw/master/csl-citation.json&quot;,&quot;citationID&quot;:&quot;bcqjhicl&quot;} RNDypgrtmewqn"/>&lt;Do Zotero Refresh: [@barab_design-based_2004]&gt;<text:reference-mark-end text:name="ZOTERO_ITEM CSL_CITATION {&quot;properties&quot;:{&quot;noteIndex&quot;:0,&quot;formattedCitation&quot;:&quot;[@barab_design-based_2004]&quot;},&quot;citationItems&quot;:[{&quot;uris&quot;:[&quot;http://zotero.org/users/1913249/items/4AWFP7ZD&quot;],&quot;suffix&quot;:&quot;&quot;,&quot;uri&quot;:[&quot;http://zotero.org/users/1913249/items/4AWFP7ZD&quot;],&quot;id&quot;:3873,&quot;prefix&quot;:&quot;&quot;,&quot;itemData&quot;:{&quot;type&quot;:&quot;article-journal&quot;,&quot;URL&quot;:&quot;http://www.tandfonline.com/doi/abs/10.1207/s15327809jls1301_1&quot;,&quot;page&quot;:&quot;1-14&quot;,&quot;language&quot;:&quot;en&quot;,&quot;accessed&quot;:{&quot;date-parts&quot;:[[&quot;2018&quot;,4,21]]},&quot;author&quot;:[{&quot;given&quot;:&quot;Sasha&quot;,&quot;family&quot;:&quot;Barab&quot;},{&quot;given&quot;:&quot;Kurt&quot;,&quot;family&quot;:&quot;Squire&quot;}],&quot;id&quot;:&quot;barab_design-based_2004&quot;,&quot;source&quot;:&quot;Crossref&quot;,&quot;container-title&quot;:&quot;Journal of the Learning Sciences&quot;,&quot;title-short&quot;:&quot;Design-based research&quot;,&quot;ISSN&quot;:&quot;1050-8406, 1532-7809&quot;,&quot;title&quot;:&quot;Design-based research: putting a stake in the ground&quot;,&quot;issued&quot;:{&quot;date-parts&quot;:[[&quot;2004&quot;,1]]},&quot;citation-key&quot;:&quot;barab_design-based_2004&quot;,&quot;issue&quot;:&quot;1&quot;,&quot;volume&quot;:&quot;13&quot;,&quot;DOI&quot;:&quot;10.1207/s15327809jls1301_1&quot;}}],&quot;schema&quot;:&quot;https://github.com/citation-style-language/schema/raw/master/csl-citation.json&quot;,&quot;citationID&quot;:&quot;bcqjhicl&quot;} RNDypgrtmewqn"/>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3" text:outline-level="3"><text:bookmark-start text:name="principle-researcher-take-and-active-interventionist-approach"/>Principle : Researcher take and active interventionist approach<text:bookmark-end text:name="principle-researcher-take-and-active-interventionist-approach"/></text:h>
      <text:p text:style-name="First_20_paragraph">However different approaches are needed depending on if the activity and context of that activity is already established an on-going or if it is a new venture created by researchers / participants.</text:p>
      <text:h text:style-name="Heading_20_3" text:outline-level="3"><text:bookmark-start text:name="summary-of-alignments-between-approaches-and-the-pragmatic-approach-of-this-study"/>Summary of alignments between approaches and the pragmatic approach of this study<text:bookmark-end text:name="summary-of-alignments-between-approaches-and-the-pragmatic-approach-of-this-study"/></text:h>
      <text:p text:style-name="First_20_paragraph">While, this study does not take a strong position on formative intervention / DBR, it is broadly aligned with the need to take into account learner-initiated innovation and the importance of 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properties&quot;:{&quot;noteIndex&quot;:0,&quot;formattedCitation&quot;:&quot;[@barnett_ecosystem_2019; @cole_design-based_2016]&quot;},&quot;citationItems&quot;:[{&quot;uris&quot;:[&quot;http://zotero.org/users/1913249/items/BU69FYN2&quot;],&quot;suffix&quot;:&quot;&quot;,&quot;uri&quot;:[&quot;http://zotero.org/users/1913249/items/BU69FYN2&quot;],&quot;id&quot;:8886,&quot;prefix&quot;:&quot;&quot;,&quot;itemData&quot;:{&quot;type&quot;:&quot;chapter&quot;,&quot;URL&quot;:&quot;https://www.taylorfrancis.com/books/9781351020251/chapters/10.4324/9781351020268-9&quot;,&quot;page&quot;:&quot;129-145&quot;,&quot;language&quot;:&quot;en&quot;,&quot;event-place&quot;:&quot;Abingdon, Oxon ; New York, NY : Routledge, 2020.&quot;,&quot;accessed&quot;:{&quot;date-parts&quot;:[[&quot;2023&quot;,7,5]]},&quot;author&quot;:[{&quot;given&quot;:&quot;Sasha&quot;,&quot;family&quot;:&quot;Barab&quot;},{&quot;given&quot;:&quot;Anna&quot;,&quot;family&quot;:&quot;Arici&quot;},{&quot;given&quot;:&quot;Earl&quot;,&quot;family&quot;:&quot;Aguilera&quot;},{&quot;given&quot;:&quot;Kathryn&quot;,&quot;family&quot;:&quot;Dutchin&quot;}],&quot;id&quot;:&quot;barnett_ecosystem_2019&quot;,&quot;editor&quot;:[{&quot;given&quot;:&quot;Ronald&quot;,&quot;family&quot;:&quot;Barnett&quot;},{&quot;given&quot;:&quot;Norman&quot;,&quot;family&quot;:&quot;Jackson&quot;}],&quot;container-title&quot;:&quot;Ecologies for Learning and Practice&quot;,&quot;edition&quot;:&quot;1&quot;,&quot;title&quot;:&quot;Ecosystem Empowerment&quot;,&quot;source&quot;:&quot;DOI.org (Crossref)&quot;,&quot;issued&quot;:{&quot;date-parts&quot;:[[&quot;2019&quot;,11,6]]},&quot;citation-key&quot;:&quot;barnett_ecosystem_2019&quot;,&quot;publisher&quot;:&quot;Routledge&quot;,&quot;publisher-place&quot;:&quot;Abingdon, Oxon ; New York, NY : Routledge, 2020.&quot;,&quot;ISBN&quot;:&quot;978-1-351-02026-8&quot;,&quot;DOI&quot;:&quot;10.4324/9781351020268-9&quot;}},{&quot;uris&quot;:[&quot;http://zotero.org/users/1913249/items/FYCLWKSL&quot;],&quot;suffix&quot;:&quot;&quot;,&quot;uri&quot;:[&quot;http://zotero.org/users/1913249/items/FYCLWKSL&quot;],&quot;id&quot;:8878,&quot;prefix&quot;:&quot;&quot;,&quot;itemData&quot;:{&quot;type&quot;:&quot;article-journal&quot;,&quot;URL&quot;:&quot;https://doi.org/10.1080/10508406.2016.1187148&quot;,&quot;page&quot;:&quot;503-530&quot;,&quot;accessed&quot;:{&quot;date-parts&quot;:[[&quot;2023&quot;,7,4]]},&quot;author&quot;:[{&quot;given&quot;:&quot;Michael&quot;,&quot;family&quot;:&quot;Cole&quot;},{&quot;given&quot;:&quot;Martin&quot;,&quot;family&quot;:&quot;Packer&quot;}],&quot;id&quot;:&quot;cole_design-based_2016&quot;,&quot;source&quot;:&quot;Taylor and Francis+NEJM&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issued&quot;:{&quot;date-parts&quot;:[[&quot;2016&quot;,10,1]]},&quot;citation-key&quot;:&quot;cole_design-based_2016&quot;,&quot;publisher&quot;:&quot;Routledge&quot;,&quot;issue&quot;:&quot;4&quot;,&quot;volume&quot;:&quot;25&quot;,&quot;DOI&quot;:&quot;10.1080/10508406.2016.1187148&quot;}}],&quot;schema&quot;:&quot;https://github.com/citation-style-language/schema/raw/master/csl-citation.json&quot;,&quot;citationID&quot;:&quot;folvkgis&quot;} RNDqzixdkauuh"/>&lt;Do Zotero Refresh: [@barnett_ecosystem_2019; @cole_design-based_2016]&gt;<text:reference-mark-end text:name="ZOTERO_ITEM CSL_CITATION {&quot;properties&quot;:{&quot;noteIndex&quot;:0,&quot;formattedCitation&quot;:&quot;[@barnett_ecosystem_2019; @cole_design-based_2016]&quot;},&quot;citationItems&quot;:[{&quot;uris&quot;:[&quot;http://zotero.org/users/1913249/items/BU69FYN2&quot;],&quot;suffix&quot;:&quot;&quot;,&quot;uri&quot;:[&quot;http://zotero.org/users/1913249/items/BU69FYN2&quot;],&quot;id&quot;:8886,&quot;prefix&quot;:&quot;&quot;,&quot;itemData&quot;:{&quot;type&quot;:&quot;chapter&quot;,&quot;URL&quot;:&quot;https://www.taylorfrancis.com/books/9781351020251/chapters/10.4324/9781351020268-9&quot;,&quot;page&quot;:&quot;129-145&quot;,&quot;language&quot;:&quot;en&quot;,&quot;event-place&quot;:&quot;Abingdon, Oxon ; New York, NY : Routledge, 2020.&quot;,&quot;accessed&quot;:{&quot;date-parts&quot;:[[&quot;2023&quot;,7,5]]},&quot;author&quot;:[{&quot;given&quot;:&quot;Sasha&quot;,&quot;family&quot;:&quot;Barab&quot;},{&quot;given&quot;:&quot;Anna&quot;,&quot;family&quot;:&quot;Arici&quot;},{&quot;given&quot;:&quot;Earl&quot;,&quot;family&quot;:&quot;Aguilera&quot;},{&quot;given&quot;:&quot;Kathryn&quot;,&quot;family&quot;:&quot;Dutchin&quot;}],&quot;id&quot;:&quot;barnett_ecosystem_2019&quot;,&quot;editor&quot;:[{&quot;given&quot;:&quot;Ronald&quot;,&quot;family&quot;:&quot;Barnett&quot;},{&quot;given&quot;:&quot;Norman&quot;,&quot;family&quot;:&quot;Jackson&quot;}],&quot;container-title&quot;:&quot;Ecologies for Learning and Practice&quot;,&quot;edition&quot;:&quot;1&quot;,&quot;title&quot;:&quot;Ecosystem Empowerment&quot;,&quot;source&quot;:&quot;DOI.org (Crossref)&quot;,&quot;issued&quot;:{&quot;date-parts&quot;:[[&quot;2019&quot;,11,6]]},&quot;citation-key&quot;:&quot;barnett_ecosystem_2019&quot;,&quot;publisher&quot;:&quot;Routledge&quot;,&quot;publisher-place&quot;:&quot;Abingdon, Oxon ; New York, NY : Routledge, 2020.&quot;,&quot;ISBN&quot;:&quot;978-1-351-02026-8&quot;,&quot;DOI&quot;:&quot;10.4324/9781351020268-9&quot;}},{&quot;uris&quot;:[&quot;http://zotero.org/users/1913249/items/FYCLWKSL&quot;],&quot;suffix&quot;:&quot;&quot;,&quot;uri&quot;:[&quot;http://zotero.org/users/1913249/items/FYCLWKSL&quot;],&quot;id&quot;:8878,&quot;prefix&quot;:&quot;&quot;,&quot;itemData&quot;:{&quot;type&quot;:&quot;article-journal&quot;,&quot;URL&quot;:&quot;https://doi.org/10.1080/10508406.2016.1187148&quot;,&quot;page&quot;:&quot;503-530&quot;,&quot;accessed&quot;:{&quot;date-parts&quot;:[[&quot;2023&quot;,7,4]]},&quot;author&quot;:[{&quot;given&quot;:&quot;Michael&quot;,&quot;family&quot;:&quot;Cole&quot;},{&quot;given&quot;:&quot;Martin&quot;,&quot;family&quot;:&quot;Packer&quot;}],&quot;id&quot;:&quot;cole_design-based_2016&quot;,&quot;source&quot;:&quot;Taylor and Francis+NEJM&quot;,&quot;container-title&quot;:&quot;Journal of the Learning Sciences&quot;,&quot;ISSN&quot;:&quot;1050-840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title&quot;:&quot;Design-Based Intervention Research as the Science of the Doubly Artificial&quot;,&quot;issued&quot;:{&quot;date-parts&quot;:[[&quot;2016&quot;,10,1]]},&quot;citation-key&quot;:&quot;cole_design-based_2016&quot;,&quot;publisher&quot;:&quot;Routledge&quot;,&quot;issue&quot;:&quot;4&quot;,&quot;volume&quot;:&quot;25&quot;,&quot;DOI&quot;:&quot;10.1080/10508406.2016.1187148&quot;}}],&quot;schema&quot;:&quot;https://github.com/citation-style-language/schema/raw/master/csl-citation.json&quot;,&quot;citationID&quot;:&quot;folvkgis&quot;} RNDqzixdkauuh"/>.</text:p>
      <text:p text:style-name="Text_20_body">This section has identified broad alignments in direction for CHAT perspective on DBR.</text:p>
      <text:h text:style-name="Heading_20_2" text:outline-level="2"><text:bookmark-start text:name="summary-of-justification-of-choice"/>Summary of Justification of choice<text:bookmark-end text:name="summary-of-justification-of-choice"/></text:h>
      <text:p text:style-name="First_20_paragraph"><text:span text:style-name="T1">(esp compared to constructionism) - DROP - or ALIGN dbr WITH CONSTRUCTIONISM</text:span></text:p>
      <text:h text:style-name="Heading_20_4" text:outline-level="4"><text:bookmark-start text:name="ongoing-alignments-between-dbr-and-the-chat-community-ethos"/>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properties&quot;:{&quot;noteIndex&quot;:0,&quot;formattedCitation&quot;:&quot;[@downing-wilson_design_2011]&quot;},&quot;citationItems&quot;:[{&quot;uris&quot;:[&quot;http://zotero.org/users/1913249/items/6RKC7CIP&quot;],&quot;suffix&quot;:&quot;&quot;,&quot;uri&quot;:[&quot;http://zotero.org/users/1913249/items/6RKC7CIP&quot;],&quot;id&quot;:1070,&quot;prefix&quot;:&quot;&quot;,&quot;itemData&quot;:{&quot;type&quot;:&quot;article-journal&quot;,&quot;URL&quot;:&quot;http://tap.sagepub.com/cgi/doi/10.1177/0959354311414456&quot;,&quot;page&quot;:&quot;656-680&quot;,&quot;language&quot;:&quot;en&quot;,&quot;accessed&quot;:{&quot;date-parts&quot;:[[&quot;2015&quot;,9,20]]},&quot;author&quot;:[{&quot;given&quot;:&quot;D.&quot;,&quot;family&quot;:&quot;Downing-Wilson&quot;},{&quot;given&quot;:&quot;R.&quot;,&quot;family&quot;:&quot;Lecusay&quot;},{&quot;given&quot;:&quot;M.&quot;,&quot;family&quot;:&quot;Cole&quot;}],&quot;id&quot;:&quot;downing-wilson_design_2011&quot;,&quot;source&quot;:&quot;CrossRef&quot;,&quot;container-title&quot;:&quot;Theory &amp; Psychology&quot;,&quot;title-short&quot;:&quot;Design experimentation and mutual appropriation&quot;,&quot;ISSN&quot;:&quot;0959-3543, 1461-7447&quot;,&quot;title&quot;:&quot;Design experimentation and mutual appropriation: Two strategies for university/community collaborative after-school interventions&quot;,&quot;issued&quot;:{&quot;date-parts&quot;:[[&quot;2011&quot;,10,1]]},&quot;citation-key&quot;:&quot;downing-wilson_design_2011&quot;,&quot;issue&quot;:&quot;5&quot;,&quot;volume&quot;:&quot;21&quot;,&quot;DOI&quot;:&quot;10.1177/0959354311414456&quot;}}],&quot;schema&quot;:&quot;https://github.com/citation-style-language/schema/raw/master/csl-citation.json&quot;,&quot;citationID&quot;:&quot;cwsblzsf&quot;} RNDmwccjhrvdb"/>&lt;Do Zotero Refresh: [@downing-wilson_design_2011]&gt;<text:reference-mark-end text:name="ZOTERO_ITEM CSL_CITATION {&quot;properties&quot;:{&quot;noteIndex&quot;:0,&quot;formattedCitation&quot;:&quot;[@downing-wilson_design_2011]&quot;},&quot;citationItems&quot;:[{&quot;uris&quot;:[&quot;http://zotero.org/users/1913249/items/6RKC7CIP&quot;],&quot;suffix&quot;:&quot;&quot;,&quot;uri&quot;:[&quot;http://zotero.org/users/1913249/items/6RKC7CIP&quot;],&quot;id&quot;:1070,&quot;prefix&quot;:&quot;&quot;,&quot;itemData&quot;:{&quot;type&quot;:&quot;article-journal&quot;,&quot;URL&quot;:&quot;http://tap.sagepub.com/cgi/doi/10.1177/0959354311414456&quot;,&quot;page&quot;:&quot;656-680&quot;,&quot;language&quot;:&quot;en&quot;,&quot;accessed&quot;:{&quot;date-parts&quot;:[[&quot;2015&quot;,9,20]]},&quot;author&quot;:[{&quot;given&quot;:&quot;D.&quot;,&quot;family&quot;:&quot;Downing-Wilson&quot;},{&quot;given&quot;:&quot;R.&quot;,&quot;family&quot;:&quot;Lecusay&quot;},{&quot;given&quot;:&quot;M.&quot;,&quot;family&quot;:&quot;Cole&quot;}],&quot;id&quot;:&quot;downing-wilson_design_2011&quot;,&quot;source&quot;:&quot;CrossRef&quot;,&quot;container-title&quot;:&quot;Theory &amp; Psychology&quot;,&quot;title-short&quot;:&quot;Design experimentation and mutual appropriation&quot;,&quot;ISSN&quot;:&quot;0959-3543, 1461-7447&quot;,&quot;title&quot;:&quot;Design experimentation and mutual appropriation: Two strategies for university/community collaborative after-school interventions&quot;,&quot;issued&quot;:{&quot;date-parts&quot;:[[&quot;2011&quot;,10,1]]},&quot;citation-key&quot;:&quot;downing-wilson_design_2011&quot;,&quot;issue&quot;:&quot;5&quot;,&quot;volume&quot;:&quot;21&quot;,&quot;DOI&quot;:&quot;10.1177/0959354311414456&quot;}}],&quot;schema&quot;:&quot;https://github.com/citation-style-language/schema/raw/master/csl-citation.json&quot;,&quot;citationID&quot;:&quot;cwsblzsf&quot;} RNDmwccjhrvdb"/> and formative interventions from Engeström’s work </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properties&quot;:{&quot;noteIndex&quot;:0,&quot;formattedCitation&quot;:&quot;[@oneill_understanding_2016]&quot;},&quot;citationItems&quot;:[{&quot;uris&quot;:[&quot;http://zotero.org/users/1913249/items/BI3KEAVE&quot;],&quot;suffix&quot;:&quot;&quot;,&quot;uri&quot;:[&quot;http://zotero.org/users/1913249/items/BI3KEAVE&quot;],&quot;id&quot;:8870,&quot;prefix&quot;:&quot;&quot;,&quot;itemData&quot;:{&quot;type&quot;:&quot;article-journal&quot;,&quot;URL&quot;:&quot;https://doi.org/10.1080/10508406.2016.1226835&quot;,&quot;page&quot;:&quot;497-502&quot;,&quot;accessed&quot;:{&quot;date-parts&quot;:[[&quot;2023&quot;,7,4]]},&quot;author&quot;:[{&quot;given&quot;:&quot;D. Kevin&quot;,&quot;family&quot;:&quot;O’Neill&quot;}],&quot;id&quot;:&quot;oneill_understanding_2016&quot;,&quot;source&quot;:&quot;Taylor and Francis+NEJM&quot;,&quot;container-title&quot;:&quot;Journal of the Learning Sciences&quot;,&quot;title-short&quot;:&quot;Understanding Design Research–Practice Partnerships in Context and Time&quot;,&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quot;:&quot;Understanding Design Research–Practice Partnerships in Context and Time: Why Learning Sciences Scholars Should Learn From Cultural-Historical Activity Theory Approaches to Design-Based Research&quot;,&quot;issued&quot;:{&quot;date-parts&quot;:[[&quot;2016&quot;,10,1]]},&quot;citation-key&quot;:&quot;oneill_understanding_2016&quot;,&quot;publisher&quot;:&quot;Routledge&quot;,&quot;issue&quot;:&quot;4&quot;,&quot;volume&quot;:&quot;25&quot;,&quot;DOI&quot;:&quot;10.1080/10508406.2016.1226835&quot;}}],&quot;schema&quot;:&quot;https://github.com/citation-style-language/schema/raw/master/csl-citation.json&quot;,&quot;citationID&quot;:&quot;blurldpp&quot;} RNDnpjhxmepnq"/>&lt;Do Zotero Refresh: [@oneill_understanding_2016]&gt;<text:reference-mark-end text:name="ZOTERO_ITEM CSL_CITATION {&quot;properties&quot;:{&quot;noteIndex&quot;:0,&quot;formattedCitation&quot;:&quot;[@oneill_understanding_2016]&quot;},&quot;citationItems&quot;:[{&quot;uris&quot;:[&quot;http://zotero.org/users/1913249/items/BI3KEAVE&quot;],&quot;suffix&quot;:&quot;&quot;,&quot;uri&quot;:[&quot;http://zotero.org/users/1913249/items/BI3KEAVE&quot;],&quot;id&quot;:8870,&quot;prefix&quot;:&quot;&quot;,&quot;itemData&quot;:{&quot;type&quot;:&quot;article-journal&quot;,&quot;URL&quot;:&quot;https://doi.org/10.1080/10508406.2016.1226835&quot;,&quot;page&quot;:&quot;497-502&quot;,&quot;accessed&quot;:{&quot;date-parts&quot;:[[&quot;2023&quot;,7,4]]},&quot;author&quot;:[{&quot;given&quot;:&quot;D. Kevin&quot;,&quot;family&quot;:&quot;O’Neill&quot;}],&quot;id&quot;:&quot;oneill_understanding_2016&quot;,&quot;source&quot;:&quot;Taylor and Francis+NEJM&quot;,&quot;container-title&quot;:&quot;Journal of the Learning Sciences&quot;,&quot;title-short&quot;:&quot;Understanding Design Research–Practice Partnerships in Context and Time&quot;,&quot;ISSN&quot;:&quot;1050-8406&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title&quot;:&quot;Understanding Design Research–Practice Partnerships in Context and Time: Why Learning Sciences Scholars Should Learn From Cultural-Historical Activity Theory Approaches to Design-Based Research&quot;,&quot;issued&quot;:{&quot;date-parts&quot;:[[&quot;2016&quot;,10,1]]},&quot;citation-key&quot;:&quot;oneill_understanding_2016&quot;,&quot;publisher&quot;:&quot;Routledge&quot;,&quot;issue&quot;:&quot;4&quot;,&quot;volume&quot;:&quot;25&quot;,&quot;DOI&quot;:&quot;10.1080/10508406.2016.1226835&quot;}}],&quot;schema&quot;:&quot;https://github.com/citation-style-language/schema/raw/master/csl-citation.json&quot;,&quot;citationID&quot;:&quot;blurldpp&quot;} RNDnpjhxmepnq"/>.</text:p>
      <text:p text:style-name="Text_20_body">Cakir and colleagues <text:reference-mark-start text:name="ZOTERO_ITEM CSL_CITATION {&quot;properties&quot;:{&quot;noteIndex&quot;:0,&quot;formattedCitation&quot;:&quot;[-@cakir_contradictions_2022]&quot;},&quot;citationItems&quot;:[{&quot;prefix&quot;:&quot;&quot;,&quot;suffix&quot;:&quot;&quot;,&quot;itemData&quot;:{&quot;type&quot;:&quot;article-journal&quot;,&quot;URL&quot;:&quot;https://www.sciencedirect.com/science/article/pii/S2210656122000423&quot;,&quot;page&quot;:&quot;100641&quot;,&quot;language&quot;:&quot;e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source&quot;:&quot;ScienceDirect&quot;,&quot;container-title&quot;:&quot;Learning, Culture and Social Interaction&quot;,&quot;title-short&quot;:&quot;Contradictions as an entry into inclusive systemic desig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issued&quot;:{&quot;date-parts&quot;:[[&quot;2022&quot;,8,1]]},&quot;citation-key&quot;:&quot;cakir_contradictions_2022&quot;,&quot;container-title-short&quot;:&quot;Learning, Culture and Social Interaction&quot;,&quot;volume&quot;:&quot;35&quot;,&quot;DOI&quot;:&quot;10.1016/j.lcsi.2022.100641&quot;},&quot;uris&quot;:[&quot;http://zotero.org/users/1913249/items/X2U9WIBR&quot;],&quot;id&quot;:8890,&quot;suppress-author&quot;:true,&quot;uri&quot;:[&quot;http://zotero.org/users/1913249/items/X2U9WIBR&quot;]}],&quot;schema&quot;:&quot;https://github.com/citation-style-language/schema/raw/master/csl-citation.json&quot;,&quot;citationID&quot;:&quot;pgvbcyem&quot;} RNDfvhjwivrag"/>&lt;Do Zotero Refresh: [-@cakir_contradictions_2022]&gt;<text:reference-mark-end text:name="ZOTERO_ITEM CSL_CITATION {&quot;properties&quot;:{&quot;noteIndex&quot;:0,&quot;formattedCitation&quot;:&quot;[-@cakir_contradictions_2022]&quot;},&quot;citationItems&quot;:[{&quot;prefix&quot;:&quot;&quot;,&quot;suffix&quot;:&quot;&quot;,&quot;itemData&quot;:{&quot;type&quot;:&quot;article-journal&quot;,&quot;URL&quot;:&quot;https://www.sciencedirect.com/science/article/pii/S2210656122000423&quot;,&quot;page&quot;:&quot;100641&quot;,&quot;language&quot;:&quot;e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source&quot;:&quot;ScienceDirect&quot;,&quot;container-title&quot;:&quot;Learning, Culture and Social Interaction&quot;,&quot;title-short&quot;:&quot;Contradictions as an entry into inclusive systemic desig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issued&quot;:{&quot;date-parts&quot;:[[&quot;2022&quot;,8,1]]},&quot;citation-key&quot;:&quot;cakir_contradictions_2022&quot;,&quot;container-title-short&quot;:&quot;Learning, Culture and Social Interaction&quot;,&quot;volume&quot;:&quot;35&quot;,&quot;DOI&quot;:&quot;10.1016/j.lcsi.2022.100641&quot;},&quot;uris&quot;:[&quot;http://zotero.org/users/1913249/items/X2U9WIBR&quot;],&quot;id&quot;:8890,&quot;suppress-author&quot;:true,&quot;uri&quot;:[&quot;http://zotero.org/users/1913249/items/X2U9WIBR&quot;]}],&quot;schema&quot;:&quot;https://github.com/citation-style-language/schema/raw/master/csl-citation.json&quot;,&quot;citationID&quot;:&quot;pgvbcyem&quot;} RNDfvhjwivrag"/> draw on DBR but also include the wider constellations of activity systems working together on shared project.</text:p>
      <text:p text:style-name="Text_20_body">Rajala and Cole echo limits <text:reference-mark-start text:name="ZOTERO_ITEM CSL_CITATION {&quot;properties&quot;:{&quot;noteIndex&quot;:0,&quot;formattedCitation&quot;:&quot;[@rajala_utopian_2023]&quot;},&quot;citationItems&quot;:[{&quot;uris&quot;:[&quot;http://zotero.org/users/1913249/items/ZHZADF6X&quot;],&quot;suffix&quot;:&quot;&quot;,&quot;uri&quot;:[&quot;http://zotero.org/users/1913249/items/ZHZADF6X&quot;],&quot;id&quot;:8895,&quot;prefix&quot;:&quot;&quot;,&quot;itemData&quot;:{&quot;type&quot;:&quot;article-journal&quot;,&quot;URL&quot;:&quot;https://www.tandfonline.com/doi/full/10.1080/10508406.2022.2144736&quot;,&quot;page&quot;:&quot;110-136&quot;,&quot;language&quot;:&quot;en&quot;,&quot;accessed&quot;:{&quot;date-parts&quot;:[[&quot;2023&quot;,7,6]]},&quot;author&quot;:[{&quot;given&quot;:&quot;Antti&quot;,&quot;family&quot;:&quot;Rajala&quot;},{&quot;given&quot;:&quot;Michael&quot;,&quot;family&quot;:&quot;Cole&quot;},{&quot;given&quot;:&quot;Moises&quot;,&quot;family&quot;:&quot;Esteban-Guitart&quot;}],&quot;id&quot;:&quot;rajala_utopian_2023&quot;,&quot;source&quot;:&quot;DOI.org (Crossref)&quot;,&quot;container-title&quot;:&quot;Journal of the Learning Sciences&quot;,&quot;title-short&quot;:&quot;Utopian methodology&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ued&quot;:{&quot;date-parts&quot;:[[&quot;2023&quot;,1,1]]},&quot;citation-key&quot;:&quot;rajala_utopian_2023&quot;,&quot;volume&quot;:&quot;32&quot;,&quot;issue&quot;:&quot;1&quot;,&quot;container-title-short&quot;:&quot;Journal of the Learning Sciences&quot;,&quot;DOI&quot;:&quot;10.1080/10508406.2022.2144736&quot;}}],&quot;schema&quot;:&quot;https://github.com/citation-style-language/schema/raw/master/csl-citation.json&quot;,&quot;citationID&quot;:&quot;uqviffpc&quot;} RNDrusfkilgkn"/>&lt;Do Zotero Refresh: [@rajala_utopian_2023]&gt;<text:reference-mark-end text:name="ZOTERO_ITEM CSL_CITATION {&quot;properties&quot;:{&quot;noteIndex&quot;:0,&quot;formattedCitation&quot;:&quot;[@rajala_utopian_2023]&quot;},&quot;citationItems&quot;:[{&quot;uris&quot;:[&quot;http://zotero.org/users/1913249/items/ZHZADF6X&quot;],&quot;suffix&quot;:&quot;&quot;,&quot;uri&quot;:[&quot;http://zotero.org/users/1913249/items/ZHZADF6X&quot;],&quot;id&quot;:8895,&quot;prefix&quot;:&quot;&quot;,&quot;itemData&quot;:{&quot;type&quot;:&quot;article-journal&quot;,&quot;URL&quot;:&quot;https://www.tandfonline.com/doi/full/10.1080/10508406.2022.2144736&quot;,&quot;page&quot;:&quot;110-136&quot;,&quot;language&quot;:&quot;en&quot;,&quot;accessed&quot;:{&quot;date-parts&quot;:[[&quot;2023&quot;,7,6]]},&quot;author&quot;:[{&quot;given&quot;:&quot;Antti&quot;,&quot;family&quot;:&quot;Rajala&quot;},{&quot;given&quot;:&quot;Michael&quot;,&quot;family&quot;:&quot;Cole&quot;},{&quot;given&quot;:&quot;Moises&quot;,&quot;family&quot;:&quot;Esteban-Guitart&quot;}],&quot;id&quot;:&quot;rajala_utopian_2023&quot;,&quot;source&quot;:&quot;DOI.org (Crossref)&quot;,&quot;container-title&quot;:&quot;Journal of the Learning Sciences&quot;,&quot;title-short&quot;:&quot;Utopian methodology&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ued&quot;:{&quot;date-parts&quot;:[[&quot;2023&quot;,1,1]]},&quot;citation-key&quot;:&quot;rajala_utopian_2023&quot;,&quot;volume&quot;:&quot;32&quot;,&quot;issue&quot;:&quot;1&quot;,&quot;container-title-short&quot;:&quot;Journal of the Learning Sciences&quot;,&quot;DOI&quot;:&quot;10.1080/10508406.2022.2144736&quot;}}],&quot;schema&quot;:&quot;https://github.com/citation-style-language/schema/raw/master/csl-citation.json&quot;,&quot;citationID&quot;:&quot;uqviffpc&quot;} RNDrusfkilgkn"/>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summary-statement"/>Summary statement<text:bookmark-end text:name="summary-statement"/></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properties&quot;:{&quot;noteIndex&quot;:0,&quot;formattedCitation&quot;:&quot;[@brown_design_1992]&quot;},&quot;citationItems&quot;:[{&quot;uris&quot;:[&quot;http://zotero.org/users/1913249/items/CGB9FPCD&quot;],&quot;suffix&quot;:&quot;&quot;,&quot;uri&quot;:[&quot;http://zotero.org/users/1913249/items/CGB9FPCD&quot;],&quot;id&quot;:3762,&quot;prefix&quot;:&quot;&quot;,&quot;itemData&quot;:{&quot;type&quot;:&quot;article-journal&quot;,&quot;URL&quot;:&quot;http://www.tandfonline.com/doi/abs/10.1207/s15327809jls0202_2&quot;,&quot;page&quot;:&quot;141-178&quot;,&quot;language&quot;:&quot;en&quot;,&quot;accessed&quot;:{&quot;date-parts&quot;:[[&quot;2017&quot;,10,9]]},&quot;author&quot;:[{&quot;given&quot;:&quot;Ann L.&quot;,&quot;family&quot;:&quot;Brown&quot;}],&quot;id&quot;:&quot;brown_design_1992&quot;,&quot;source&quot;:&quot;CrossRef&quot;,&quot;container-title&quot;:&quot;Journal of the Learning Sciences&quot;,&quot;title-short&quot;:&quot;Design experiments&quot;,&quot;ISSN&quot;:&quot;1050-8406, 1532-7809&quot;,&quot;title&quot;:&quot;Design experiments: theoretical and methodological challenges in creating complex interventions in classroom settings&quot;,&quot;issued&quot;:{&quot;date-parts&quot;:[[&quot;1992&quot;,4]]},&quot;citation-key&quot;:&quot;brown_design_1992&quot;,&quot;issue&quot;:&quot;2&quot;,&quot;volume&quot;:&quot;2&quot;,&quot;DOI&quot;:&quot;10.1207/s15327809jls0202_2&quot;}}],&quot;schema&quot;:&quot;https://github.com/citation-style-language/schema/raw/master/csl-citation.json&quot;,&quot;citationID&quot;:&quot;eoajjhtg&quot;} RNDqoxrvsiqan"/>&lt;Do Zotero Refresh: [@brown_design_1992]&gt;<text:reference-mark-end text:name="ZOTERO_ITEM CSL_CITATION {&quot;properties&quot;:{&quot;noteIndex&quot;:0,&quot;formattedCitation&quot;:&quot;[@brown_design_1992]&quot;},&quot;citationItems&quot;:[{&quot;uris&quot;:[&quot;http://zotero.org/users/1913249/items/CGB9FPCD&quot;],&quot;suffix&quot;:&quot;&quot;,&quot;uri&quot;:[&quot;http://zotero.org/users/1913249/items/CGB9FPCD&quot;],&quot;id&quot;:3762,&quot;prefix&quot;:&quot;&quot;,&quot;itemData&quot;:{&quot;type&quot;:&quot;article-journal&quot;,&quot;URL&quot;:&quot;http://www.tandfonline.com/doi/abs/10.1207/s15327809jls0202_2&quot;,&quot;page&quot;:&quot;141-178&quot;,&quot;language&quot;:&quot;en&quot;,&quot;accessed&quot;:{&quot;date-parts&quot;:[[&quot;2017&quot;,10,9]]},&quot;author&quot;:[{&quot;given&quot;:&quot;Ann L.&quot;,&quot;family&quot;:&quot;Brown&quot;}],&quot;id&quot;:&quot;brown_design_1992&quot;,&quot;source&quot;:&quot;CrossRef&quot;,&quot;container-title&quot;:&quot;Journal of the Learning Sciences&quot;,&quot;title-short&quot;:&quot;Design experiments&quot;,&quot;ISSN&quot;:&quot;1050-8406, 1532-7809&quot;,&quot;title&quot;:&quot;Design experiments: theoretical and methodological challenges in creating complex interventions in classroom settings&quot;,&quot;issued&quot;:{&quot;date-parts&quot;:[[&quot;1992&quot;,4]]},&quot;citation-key&quot;:&quot;brown_design_1992&quot;,&quot;issue&quot;:&quot;2&quot;,&quot;volume&quot;:&quot;2&quot;,&quot;DOI&quot;:&quot;10.1207/s15327809jls0202_2&quot;}}],&quot;schema&quot;:&quot;https://github.com/citation-style-language/schema/raw/master/csl-citation.json&quot;,&quot;citationID&quot;:&quot;eoajjhtg&quot;} RNDqoxrvsiqan"/>.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h text:style-name="Heading_20_3" text:outline-level="3"><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properties&quot;:{&quot;noteIndex&quot;:0,&quot;formattedCitation&quot;:&quot;[@hay_constructivism_2001]&quot;},&quot;citationItems&quot;:[{&quot;uris&quot;:[&quot;http://zotero.org/users/1913249/items/L4LLQWXA&quot;],&quot;suffix&quot;:&quot;&quot;,&quot;uri&quot;:[&quot;http://zotero.org/users/1913249/items/L4LLQWXA&quot;],&quot;id&quot;:3737,&quot;prefix&quot;:&quot;&quot;,&quot;itemData&quot;:{&quot;type&quot;:&quot;article-journal&quot;,&quot;URL&quot;:&quot;http://www.tandfonline.com/doi/abs/10.1207/S15327809JLS1003_3&quot;,&quot;page&quot;:&quot;281-322&quot;,&quot;language&quot;:&quot;en&quot;,&quot;accessed&quot;:{&quot;date-parts&quot;:[[&quot;2022&quot;,9,13]]},&quot;author&quot;:[{&quot;given&quot;:&quot;Kenneth E.&quot;,&quot;family&quot;:&quot;Hay&quot;},{&quot;given&quot;:&quot;Sasha A.&quot;,&quot;family&quot;:&quot;Barab&quot;}],&quot;id&quot;:&quot;hay_constructivism_2001&quot;,&quot;source&quot;:&quot;DOI.org (Crossref)&quot;,&quot;container-title&quot;:&quot;Journal of the Learning Sciences&quot;,&quot;title-short&quot;:&quot;Constructivism in Practice&quot;,&quot;ISSN&quot;:&quot;1050-8406, 1532-7809&quot;,&quot;title&quot;:&quot;Constructivism in Practice: A Comparison and Contrast of Apprenticeship and Constructionist Learning Environments&quot;,&quot;issued&quot;:{&quot;date-parts&quot;:[[&quot;2001&quot;,7]]},&quot;citation-key&quot;:&quot;hay_constructivism_2001&quot;,&quot;volume&quot;:&quot;10&quot;,&quot;issue&quot;:&quot;3&quot;,&quot;container-title-short&quot;:&quot;Journal of the Learning Sciences&quot;,&quot;DOI&quot;:&quot;10.1207/S15327809JLS1003_3&quot;}}],&quot;schema&quot;:&quot;https://github.com/citation-style-language/schema/raw/master/csl-citation.json&quot;,&quot;citationID&quot;:&quot;vqqnkjsu&quot;} RNDrdabreqsoa"/>&lt;Do Zotero Refresh: [@hay_constructivism_2001]&gt;<text:reference-mark-end text:name="ZOTERO_ITEM CSL_CITATION {&quot;properties&quot;:{&quot;noteIndex&quot;:0,&quot;formattedCitation&quot;:&quot;[@hay_constructivism_2001]&quot;},&quot;citationItems&quot;:[{&quot;uris&quot;:[&quot;http://zotero.org/users/1913249/items/L4LLQWXA&quot;],&quot;suffix&quot;:&quot;&quot;,&quot;uri&quot;:[&quot;http://zotero.org/users/1913249/items/L4LLQWXA&quot;],&quot;id&quot;:3737,&quot;prefix&quot;:&quot;&quot;,&quot;itemData&quot;:{&quot;type&quot;:&quot;article-journal&quot;,&quot;URL&quot;:&quot;http://www.tandfonline.com/doi/abs/10.1207/S15327809JLS1003_3&quot;,&quot;page&quot;:&quot;281-322&quot;,&quot;language&quot;:&quot;en&quot;,&quot;accessed&quot;:{&quot;date-parts&quot;:[[&quot;2022&quot;,9,13]]},&quot;author&quot;:[{&quot;given&quot;:&quot;Kenneth E.&quot;,&quot;family&quot;:&quot;Hay&quot;},{&quot;given&quot;:&quot;Sasha A.&quot;,&quot;family&quot;:&quot;Barab&quot;}],&quot;id&quot;:&quot;hay_constructivism_2001&quot;,&quot;source&quot;:&quot;DOI.org (Crossref)&quot;,&quot;container-title&quot;:&quot;Journal of the Learning Sciences&quot;,&quot;title-short&quot;:&quot;Constructivism in Practice&quot;,&quot;ISSN&quot;:&quot;1050-8406, 1532-7809&quot;,&quot;title&quot;:&quot;Constructivism in Practice: A Comparison and Contrast of Apprenticeship and Constructionist Learning Environments&quot;,&quot;issued&quot;:{&quot;date-parts&quot;:[[&quot;2001&quot;,7]]},&quot;citation-key&quot;:&quot;hay_constructivism_2001&quot;,&quot;volume&quot;:&quot;10&quot;,&quot;issue&quot;:&quot;3&quot;,&quot;container-title-short&quot;:&quot;Journal of the Learning Sciences&quot;,&quot;DOI&quot;:&quot;10.1207/S15327809JLS1003_3&quot;}}],&quot;schema&quot;:&quot;https://github.com/citation-style-language/schema/raw/master/csl-citation.json&quot;,&quot;citationID&quot;:&quot;vqqnkjsu&quot;} RNDrdabreqsoa"/> p. 3. Thus the broad claims are in alignment with wider socio cultural approaches.</text:p>
      <text:p text:style-name="Text_20_body">Cobb <text:reference-mark-start text:name="ZOTERO_ITEM CSL_CITATION {&quot;properties&quot;:{&quot;noteIndex&quot;:0,&quot;formattedCitation&quot;:&quot;[-@cobb_where_1994]&quot;},&quot;citationItems&quot;:[{&quot;prefix&quot;:&quot;&quot;,&quot;suffix&quot;:&quot;&quot;,&quot;itemData&quot;:{&quot;type&quot;:&quot;article-journal&quot;,&quot;page&quot;:&quot;13–20&quot;,&quot;title&quot;:&quot;Where is the mind? Constructivist and sociocultural perspectives on mathematical development&quot;,&quot;volume&quot;:&quot;23&quot;,&quot;issued&quot;:{&quot;date-parts&quot;:[[&quot;1994&quot;]]},&quot;citation-key&quot;:&quot;cobb_where_1994&quot;,&quot;author&quot;:[{&quot;given&quot;:&quot;Paul&quot;,&quot;family&quot;:&quot;Cobb&quot;}],&quot;issue&quot;:&quot;7&quot;,&quot;id&quot;:&quot;cobb_where_1994&quot;,&quot;container-title&quot;:&quot;Educational researcher&quot;},&quot;uris&quot;:[&quot;http://zotero.org/users/1913249/items/NA88VYVT&quot;],&quot;id&quot;:3326,&quot;suppress-author&quot;:true,&quot;uri&quot;:[&quot;http://zotero.org/users/1913249/items/NA88VYVT&quot;]}],&quot;schema&quot;:&quot;https://github.com/citation-style-language/schema/raw/master/csl-citation.json&quot;,&quot;citationID&quot;:&quot;ahgrweir&quot;} RNDwqixeenvrx"/>&lt;Do Zotero Refresh: [-@cobb_where_1994]&gt;<text:reference-mark-end text:name="ZOTERO_ITEM CSL_CITATION {&quot;properties&quot;:{&quot;noteIndex&quot;:0,&quot;formattedCitation&quot;:&quot;[-@cobb_where_1994]&quot;},&quot;citationItems&quot;:[{&quot;prefix&quot;:&quot;&quot;,&quot;suffix&quot;:&quot;&quot;,&quot;itemData&quot;:{&quot;type&quot;:&quot;article-journal&quot;,&quot;page&quot;:&quot;13–20&quot;,&quot;title&quot;:&quot;Where is the mind? Constructivist and sociocultural perspectives on mathematical development&quot;,&quot;volume&quot;:&quot;23&quot;,&quot;issued&quot;:{&quot;date-parts&quot;:[[&quot;1994&quot;]]},&quot;citation-key&quot;:&quot;cobb_where_1994&quot;,&quot;author&quot;:[{&quot;given&quot;:&quot;Paul&quot;,&quot;family&quot;:&quot;Cobb&quot;}],&quot;issue&quot;:&quot;7&quot;,&quot;id&quot;:&quot;cobb_where_1994&quot;,&quot;container-title&quot;:&quot;Educational researcher&quot;},&quot;uris&quot;:[&quot;http://zotero.org/users/1913249/items/NA88VYVT&quot;],&quot;id&quot;:3326,&quot;suppress-author&quot;:true,&quot;uri&quot;:[&quot;http://zotero.org/users/1913249/items/NA88VYVT&quot;]}],&quot;schema&quot;:&quot;https://github.com/citation-style-language/schema/raw/master/csl-citation.json&quot;,&quot;citationID&quot;:&quot;ahgrweir&quot;} RNDwqixeenvrx"/>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properties&quot;:{&quot;noteIndex&quot;:0,&quot;formattedCitation&quot;:&quot;[@hay_constructivism_2001, p. 34]&quot;},&quot;citationItems&quot;:[{&quot;uris&quot;:[&quot;http://zotero.org/users/1913249/items/L4LLQWXA&quot;],&quot;locator&quot;:&quot; 34&quot;,&quot;uri&quot;:[&quot;http://zotero.org/users/1913249/items/L4LLQWXA&quot;],&quot;id&quot;:3737,&quot;prefix&quot;:&quot;&quot;,&quot;itemData&quot;:{&quot;type&quot;:&quot;article-journal&quot;,&quot;URL&quot;:&quot;http://www.tandfonline.com/doi/abs/10.1207/S15327809JLS1003_3&quot;,&quot;page&quot;:&quot;281-322&quot;,&quot;language&quot;:&quot;en&quot;,&quot;accessed&quot;:{&quot;date-parts&quot;:[[&quot;2022&quot;,9,13]]},&quot;author&quot;:[{&quot;given&quot;:&quot;Kenneth E.&quot;,&quot;family&quot;:&quot;Hay&quot;},{&quot;given&quot;:&quot;Sasha A.&quot;,&quot;family&quot;:&quot;Barab&quot;}],&quot;id&quot;:&quot;hay_constructivism_2001&quot;,&quot;source&quot;:&quot;DOI.org (Crossref)&quot;,&quot;container-title&quot;:&quot;Journal of the Learning Sciences&quot;,&quot;title-short&quot;:&quot;Constructivism in Practice&quot;,&quot;ISSN&quot;:&quot;1050-8406, 1532-7809&quot;,&quot;title&quot;:&quot;Constructivism in Practice: A Comparison and Contrast of Apprenticeship and Constructionist Learning Environments&quot;,&quot;issued&quot;:{&quot;date-parts&quot;:[[&quot;2001&quot;,7]]},&quot;citation-key&quot;:&quot;hay_constructivism_2001&quot;,&quot;volume&quot;:&quot;10&quot;,&quot;issue&quot;:&quot;3&quot;,&quot;container-title-short&quot;:&quot;Journal of the Learning Sciences&quot;,&quot;DOI&quot;:&quot;10.1207/S15327809JLS1003_3&quot;}}],&quot;schema&quot;:&quot;https://github.com/citation-style-language/schema/raw/master/csl-citation.json&quot;,&quot;citationID&quot;:&quot;ekswotyg&quot;} RNDyoymoyuvpr"/>&lt;Do Zotero Refresh: [@hay_constructivism_2001, p. 34]&gt;<text:reference-mark-end text:name="ZOTERO_ITEM CSL_CITATION {&quot;properties&quot;:{&quot;noteIndex&quot;:0,&quot;formattedCitation&quot;:&quot;[@hay_constructivism_2001, p. 34]&quot;},&quot;citationItems&quot;:[{&quot;uris&quot;:[&quot;http://zotero.org/users/1913249/items/L4LLQWXA&quot;],&quot;locator&quot;:&quot; 34&quot;,&quot;uri&quot;:[&quot;http://zotero.org/users/1913249/items/L4LLQWXA&quot;],&quot;id&quot;:3737,&quot;prefix&quot;:&quot;&quot;,&quot;itemData&quot;:{&quot;type&quot;:&quot;article-journal&quot;,&quot;URL&quot;:&quot;http://www.tandfonline.com/doi/abs/10.1207/S15327809JLS1003_3&quot;,&quot;page&quot;:&quot;281-322&quot;,&quot;language&quot;:&quot;en&quot;,&quot;accessed&quot;:{&quot;date-parts&quot;:[[&quot;2022&quot;,9,13]]},&quot;author&quot;:[{&quot;given&quot;:&quot;Kenneth E.&quot;,&quot;family&quot;:&quot;Hay&quot;},{&quot;given&quot;:&quot;Sasha A.&quot;,&quot;family&quot;:&quot;Barab&quot;}],&quot;id&quot;:&quot;hay_constructivism_2001&quot;,&quot;source&quot;:&quot;DOI.org (Crossref)&quot;,&quot;container-title&quot;:&quot;Journal of the Learning Sciences&quot;,&quot;title-short&quot;:&quot;Constructivism in Practice&quot;,&quot;ISSN&quot;:&quot;1050-8406, 1532-7809&quot;,&quot;title&quot;:&quot;Constructivism in Practice: A Comparison and Contrast of Apprenticeship and Constructionist Learning Environments&quot;,&quot;issued&quot;:{&quot;date-parts&quot;:[[&quot;2001&quot;,7]]},&quot;citation-key&quot;:&quot;hay_constructivism_2001&quot;,&quot;volume&quot;:&quot;10&quot;,&quot;issue&quot;:&quot;3&quot;,&quot;container-title-short&quot;:&quot;Journal of the Learning Sciences&quot;,&quot;DOI&quot;:&quot;10.1207/S15327809JLS1003_3&quot;}}],&quot;schema&quot;:&quot;https://github.com/citation-style-language/schema/raw/master/csl-citation.json&quot;,&quot;citationID&quot;:&quot;ekswotyg&quot;} RNDyoymoyuvpr"/></text:p>
      <text:p text:style-name="Text_20_body"><text:span text:style-name="T1">Constructionism as applied learning and design theory</text:span></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properties&quot;:{&quot;noteIndex&quot;:0,&quot;formattedCitation&quot;:&quot;[@noss2015reconstructing]&quot;},&quot;citationItems&quot;:[{&quot;uris&quot;:[&quot;http://zotero.org/users/1913249/items/SF9N4BKM&quot;],&quot;suffix&quot;:&quot;&quot;,&quot;uri&quot;:[&quot;http://zotero.org/users/1913249/items/SF9N4BKM&quot;],&quot;id&quot;:9480,&quot;prefix&quot;:&quot;&quot;,&quot;itemData&quot;:{&quot;type&quot;:&quot;article-journal&quot;,&quot;volume&quot;:&quot;10&quot;,&quot;page&quot;:&quot;285–288&quot;,&quot;title&quot;:&quot;Reconstructing constructionism&quot;,&quot;publisher&quot;:&quot;Alexander Riegler&quot;,&quot;issued&quot;:{&quot;date-parts&quot;:[[&quot;2015&quot;]]},&quot;citation-key&quot;:&quot;noss2015reconstructing&quot;,&quot;author&quot;:[{&quot;given&quot;:&quot;Richard&quot;,&quot;family&quot;:&quot;Noss&quot;},{&quot;given&quot;:&quot;James&quot;,&quot;family&quot;:&quot;Clayson&quot;}],&quot;issue&quot;:&quot;3&quot;,&quot;id&quot;:&quot;noss2015reconstructing&quot;,&quot;container-title&quot;:&quot;Constructivist foundations&quot;}}],&quot;schema&quot;:&quot;https://github.com/citation-style-language/schema/raw/master/csl-citation.json&quot;,&quot;citationID&quot;:&quot;ugpmeuww&quot;} RNDrkppqodpas"/>&lt;Do Zotero Refresh: [@noss2015reconstructing]&gt;<text:reference-mark-end text:name="ZOTERO_ITEM CSL_CITATION {&quot;properties&quot;:{&quot;noteIndex&quot;:0,&quot;formattedCitation&quot;:&quot;[@noss2015reconstructing]&quot;},&quot;citationItems&quot;:[{&quot;uris&quot;:[&quot;http://zotero.org/users/1913249/items/SF9N4BKM&quot;],&quot;suffix&quot;:&quot;&quot;,&quot;uri&quot;:[&quot;http://zotero.org/users/1913249/items/SF9N4BKM&quot;],&quot;id&quot;:9480,&quot;prefix&quot;:&quot;&quot;,&quot;itemData&quot;:{&quot;type&quot;:&quot;article-journal&quot;,&quot;volume&quot;:&quot;10&quot;,&quot;page&quot;:&quot;285–288&quot;,&quot;title&quot;:&quot;Reconstructing constructionism&quot;,&quot;publisher&quot;:&quot;Alexander Riegler&quot;,&quot;issued&quot;:{&quot;date-parts&quot;:[[&quot;2015&quot;]]},&quot;citation-key&quot;:&quot;noss2015reconstructing&quot;,&quot;author&quot;:[{&quot;given&quot;:&quot;Richard&quot;,&quot;family&quot;:&quot;Noss&quot;},{&quot;given&quot;:&quot;James&quot;,&quot;family&quot;:&quot;Clayson&quot;}],&quot;issue&quot;:&quot;3&quot;,&quot;id&quot;:&quot;noss2015reconstructing&quot;,&quot;container-title&quot;:&quot;Constructivist foundations&quot;}}],&quot;schema&quot;:&quot;https://github.com/citation-style-language/schema/raw/master/csl-citation.json&quot;,&quot;citationID&quot;:&quot;ugpmeuww&quot;} RNDrkppqodpas"/> rather than a methodology.</text:p>
      <text:p text:style-name="Text_20_body"/>
      <text:p text:style-name="Text_20_body">Barab and Squire <text:reference-mark-start text:name="ZOTERO_ITEM CSL_CITATION {&quot;properties&quot;:{&quot;noteIndex&quot;:0,&quot;formattedCitation&quot;:&quot;[@barab_design-based_2004]&quot;},&quot;citationItems&quot;:[{&quot;uris&quot;:[&quot;http://zotero.org/users/1913249/items/4AWFP7ZD&quot;],&quot;suffix&quot;:&quot;&quot;,&quot;uri&quot;:[&quot;http://zotero.org/users/1913249/items/4AWFP7ZD&quot;],&quot;id&quot;:3873,&quot;prefix&quot;:&quot;&quot;,&quot;itemData&quot;:{&quot;type&quot;:&quot;article-journal&quot;,&quot;URL&quot;:&quot;http://www.tandfonline.com/doi/abs/10.1207/s15327809jls1301_1&quot;,&quot;page&quot;:&quot;1-14&quot;,&quot;language&quot;:&quot;en&quot;,&quot;accessed&quot;:{&quot;date-parts&quot;:[[&quot;2018&quot;,4,21]]},&quot;author&quot;:[{&quot;given&quot;:&quot;Sasha&quot;,&quot;family&quot;:&quot;Barab&quot;},{&quot;given&quot;:&quot;Kurt&quot;,&quot;family&quot;:&quot;Squire&quot;}],&quot;id&quot;:&quot;barab_design-based_2004&quot;,&quot;source&quot;:&quot;Crossref&quot;,&quot;container-title&quot;:&quot;Journal of the Learning Sciences&quot;,&quot;title-short&quot;:&quot;Design-based research&quot;,&quot;ISSN&quot;:&quot;1050-8406, 1532-7809&quot;,&quot;title&quot;:&quot;Design-based research: putting a stake in the ground&quot;,&quot;issued&quot;:{&quot;date-parts&quot;:[[&quot;2004&quot;,1]]},&quot;citation-key&quot;:&quot;barab_design-based_2004&quot;,&quot;issue&quot;:&quot;1&quot;,&quot;volume&quot;:&quot;13&quot;,&quot;DOI&quot;:&quot;10.1207/s15327809jls1301_1&quot;}}],&quot;schema&quot;:&quot;https://github.com/citation-style-language/schema/raw/master/csl-citation.json&quot;,&quot;citationID&quot;:&quot;nvncmnbv&quot;} RNDkqldkgkaso"/>&lt;Do Zotero Refresh: [@barab_design-based_2004]&gt;<text:reference-mark-end text:name="ZOTERO_ITEM CSL_CITATION {&quot;properties&quot;:{&quot;noteIndex&quot;:0,&quot;formattedCitation&quot;:&quot;[@barab_design-based_2004]&quot;},&quot;citationItems&quot;:[{&quot;uris&quot;:[&quot;http://zotero.org/users/1913249/items/4AWFP7ZD&quot;],&quot;suffix&quot;:&quot;&quot;,&quot;uri&quot;:[&quot;http://zotero.org/users/1913249/items/4AWFP7ZD&quot;],&quot;id&quot;:3873,&quot;prefix&quot;:&quot;&quot;,&quot;itemData&quot;:{&quot;type&quot;:&quot;article-journal&quot;,&quot;URL&quot;:&quot;http://www.tandfonline.com/doi/abs/10.1207/s15327809jls1301_1&quot;,&quot;page&quot;:&quot;1-14&quot;,&quot;language&quot;:&quot;en&quot;,&quot;accessed&quot;:{&quot;date-parts&quot;:[[&quot;2018&quot;,4,21]]},&quot;author&quot;:[{&quot;given&quot;:&quot;Sasha&quot;,&quot;family&quot;:&quot;Barab&quot;},{&quot;given&quot;:&quot;Kurt&quot;,&quot;family&quot;:&quot;Squire&quot;}],&quot;id&quot;:&quot;barab_design-based_2004&quot;,&quot;source&quot;:&quot;Crossref&quot;,&quot;container-title&quot;:&quot;Journal of the Learning Sciences&quot;,&quot;title-short&quot;:&quot;Design-based research&quot;,&quot;ISSN&quot;:&quot;1050-8406, 1532-7809&quot;,&quot;title&quot;:&quot;Design-based research: putting a stake in the ground&quot;,&quot;issued&quot;:{&quot;date-parts&quot;:[[&quot;2004&quot;,1]]},&quot;citation-key&quot;:&quot;barab_design-based_2004&quot;,&quot;issue&quot;:&quot;1&quot;,&quot;volume&quot;:&quot;13&quot;,&quot;DOI&quot;:&quot;10.1207/s15327809jls1301_1&quot;}}],&quot;schema&quot;:&quot;https://github.com/citation-style-language/schema/raw/master/csl-citation.json&quot;,&quot;citationID&quot;:&quot;nvncmnbv&quot;} RNDkqldkgkaso"/></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h text:style-name="Heading_20_4" text:outline-level="4"><text:bookmark-start text:name="identifying-specific-techniques-methods-of-formative-interventions-suitable-to-this-study"/>Identifying specific techniques (methods) of formative interventions suitable to this study<text:bookmark-end text:name="identifying-specific-techniques-methods-of-formative-interventions-suitable-to-this-study"/></text:h>
      <text:p text:style-name="First_20_paragraph">MAKE MORE SPECIFIC TO THIS INTERVENTION?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How this maps onto a new activity in informal setting with novice learners is requires some clarification.</text:p>
      <text:p text:style-name="Text_20_body">The next section explore techniques to see cultural genesis with concepts of</text:p>
      <text:p text:style-name="Text_20_body">REWRITE - EXPLAIN AND EXPLORE SECONDARY STIMULI</text:p>
      <text:h text:style-name="Heading_20_3" text:outline-level="3"><text:bookmark-start text:name="analysis-of-activity-system-through-conflicts-and-contradictions-between-elements"/>Analysis of activity system through conflicts and contradictions between elements<text:bookmark-end text:name="analysis-of-activity-system-through-conflicts-and-contradictions-between-elements"/></text:h>
      <text:p text:style-name="First_20_paragraph">Engestrom <text:reference-mark-start text:name="ZOTERO_ITEM CSL_CITATION {&quot;properties&quot;:{&quot;noteIndex&quot;:0,&quot;formattedCitation&quot;:&quot;[@engestrom_expansive_2001]&quot;},&quot;citationItems&quot;:[{&quot;uris&quot;:[&quot;http://zotero.org/users/1913249/items/6TMA5YV4&quot;],&quot;suffix&quot;:&quot;&quot;,&quot;uri&quot;:[&quot;http://zotero.org/users/1913249/items/6TMA5YV4&quot;],&quot;id&quot;:3001,&quot;prefix&quot;:&quot;&quot;,&quot;itemData&quot;:{&quot;type&quot;:&quot;article-journal&quot;,&quot;URL&quot;:&quot;http://www.tandfonline.com/doi/abs/10.1080/13639080020028747&quot;,&quot;page&quot;:&quot;133-156&quot;,&quot;language&quot;:&quot;en&quot;,&quot;accessed&quot;:{&quot;date-parts&quot;:[[&quot;2019&quot;,4,5]]},&quot;author&quot;:[{&quot;given&quot;:&quot;Yrjö&quot;,&quot;family&quot;:&quot;Engeström&quot;}],&quot;id&quot;:&quot;engestrom_expansive_2001&quot;,&quot;source&quot;:&quot;Crossref&quot;,&quot;container-title&quot;:&quot;Journal of Education and Work&quot;,&quot;title-short&quot;:&quot;Expansive Learning at Work&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issued&quot;:{&quot;date-parts&quot;:[[&quot;2001&quot;,2]]},&quot;citation-key&quot;:&quot;engestrom_expansive_2001&quot;,&quot;issue&quot;:&quot;1&quot;,&quot;volume&quot;:&quot;14&quot;,&quot;DOI&quot;:&quot;10.1080/13639080020028747&quot;}}],&quot;schema&quot;:&quot;https://github.com/citation-style-language/schema/raw/master/csl-citation.json&quot;,&quot;citationID&quot;:&quot;vplmzbbq&quot;} RNDpffqytmlwy"/>&lt;Do Zotero Refresh: [@engestrom_expansive_2001]&gt;<text:reference-mark-end text:name="ZOTERO_ITEM CSL_CITATION {&quot;properties&quot;:{&quot;noteIndex&quot;:0,&quot;formattedCitation&quot;:&quot;[@engestrom_expansive_2001]&quot;},&quot;citationItems&quot;:[{&quot;uris&quot;:[&quot;http://zotero.org/users/1913249/items/6TMA5YV4&quot;],&quot;suffix&quot;:&quot;&quot;,&quot;uri&quot;:[&quot;http://zotero.org/users/1913249/items/6TMA5YV4&quot;],&quot;id&quot;:3001,&quot;prefix&quot;:&quot;&quot;,&quot;itemData&quot;:{&quot;type&quot;:&quot;article-journal&quot;,&quot;URL&quot;:&quot;http://www.tandfonline.com/doi/abs/10.1080/13639080020028747&quot;,&quot;page&quot;:&quot;133-156&quot;,&quot;language&quot;:&quot;en&quot;,&quot;accessed&quot;:{&quot;date-parts&quot;:[[&quot;2019&quot;,4,5]]},&quot;author&quot;:[{&quot;given&quot;:&quot;Yrjö&quot;,&quot;family&quot;:&quot;Engeström&quot;}],&quot;id&quot;:&quot;engestrom_expansive_2001&quot;,&quot;source&quot;:&quot;Crossref&quot;,&quot;container-title&quot;:&quot;Journal of Education and Work&quot;,&quot;title-short&quot;:&quot;Expansive Learning at Work&quot;,&quot;ISSN&quot;:&quot;1363-9080, 1469-9435&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title&quot;:&quot;Expansive Learning at Work: Toward an activity theoretical reconceptualization&quot;,&quot;issued&quot;:{&quot;date-parts&quot;:[[&quot;2001&quot;,2]]},&quot;citation-key&quot;:&quot;engestrom_expansive_2001&quot;,&quot;issue&quot;:&quot;1&quot;,&quot;volume&quot;:&quot;14&quot;,&quot;DOI&quot;:&quot;10.1080/13639080020028747&quot;}}],&quot;schema&quot;:&quot;https://github.com/citation-style-language/schema/raw/master/csl-citation.json&quot;,&quot;citationID&quot;:&quot;vplmzbbq&quot;} RNDpffqytmlwy"/>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properties&quot;:{&quot;noteIndex&quot;:0,&quot;formattedCitation&quot;:&quot;[@barab_developing_2002; @barab_using_2002]&quot;},&quot;citationItems&quot;:[{&quot;uris&quot;:[&quot;http://zotero.org/users/1913249/items/AKJRWVIN&quot;],&quot;suffix&quot;:&quot;&quot;,&quot;uri&quot;:[&quot;http://zotero.org/users/1913249/items/AKJRWVIN&quot;],&quot;id&quot;:8897,&quot;prefix&quot;:&quot;&quot;,&quot;itemData&quot;:{&quot;type&quot;:&quot;article-journal&quot;,&quot;URL&quot;:&quot;http://www.tandfonline.com/doi/abs/10.1207/S15327809JLS1104_3&quot;,&quot;page&quot;:&quot;489-542&quot;,&quot;language&quot;:&quot;en&quot;,&quot;accessed&quot;:{&quot;date-parts&quot;:[[&quot;2023&quot;,7,10]]},&quot;author&quot;:[{&quot;given&quot;:&quot;Sasha A.&quot;,&quot;family&quot;:&quot;Barab&quot;},{&quot;given&quot;:&quot;Michael&quot;,&quot;family&quot;:&quot;Barnett&quot;},{&quot;given&quot;:&quot;Kurt&quot;,&quot;family&quot;:&quot;Squire&quot;}],&quot;id&quot;:&quot;barab_developing_2002&quot;,&quot;source&quot;:&quot;DOI.org (Crossref)&quot;,&quot;container-title&quot;:&quot;Journal of the Learning Sciences&quot;,&quot;title-short&quot;:&quot;Developing an Empirical Account of a Community of Practice&quot;,&quot;ISSN&quot;:&quot;1050-8406, 1532-7809&quot;,&quot;title&quot;:&quot;Developing an Empirical Account of a Community of Practice: Characterizing the Essential Tensions&quot;,&quot;issued&quot;:{&quot;date-parts&quot;:[[&quot;2002&quot;,10]]},&quot;citation-key&quot;:&quot;barab_developing_2002&quot;,&quot;volume&quot;:&quot;11&quot;,&quot;issue&quot;:&quot;4&quot;,&quot;container-title-short&quot;:&quot;Journal of the Learning Sciences&quot;,&quot;DOI&quot;:&quot;10.1207/S15327809JLS1104_3&quot;}},{&quot;uris&quot;:[&quot;http://zotero.org/users/1913249/items/WQXATS8V&quot;],&quot;suffix&quot;:&quot;&quot;,&quot;uri&quot;:[&quot;http://zotero.org/users/1913249/items/WQXATS8V&quot;],&quot;id&quot;:3739,&quot;prefix&quot;:&quot;&quot;,&quot;itemData&quot;:{&quot;type&quot;:&quot;article-journal&quot;,&quot;URL&quot;:&quot;http://www.tandfonline.com/doi/abs/10.1207/S15327884MCA0902_02&quot;,&quot;page&quot;:&quot;76-107&quot;,&quot;language&quot;:&quot;en&quot;,&quot;accessed&quot;:{&quot;date-parts&quot;:[[&quot;2022&quot;,9,12]]},&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source&quot;:&quot;DOI.org (Crossref)&quot;,&quot;container-title&quot;:&quot;Mind, Culture, and Activity&quot;,&quot;ISSN&quot;:&quot;1074-9039, 1532-7884&quot;,&quot;title&quot;:&quot;Using Activity Theory to Understand the Systemic Tensions Characterizing a Technology-Rich Introductory Astronomy Course&quot;,&quot;issued&quot;:{&quot;date-parts&quot;:[[&quot;2002&quot;,5]]},&quot;citation-key&quot;:&quot;barab_using_2002&quot;,&quot;volume&quot;:&quot;9&quot;,&quot;container-title-short&quot;:&quot;Mind, Culture, and Activity&quot;,&quot;issue&quot;:&quot;2&quot;,&quot;DOI&quot;:&quot;10.1207/S15327884MCA0902_02&quot;}}],&quot;schema&quot;:&quot;https://github.com/citation-style-language/schema/raw/master/csl-citation.json&quot;,&quot;citationID&quot;:&quot;yxtinfmy&quot;} RNDmwzelutxgt"/>&lt;Do Zotero Refresh: [@barab_developing_2002; @barab_using_2002]&gt;<text:reference-mark-end text:name="ZOTERO_ITEM CSL_CITATION {&quot;properties&quot;:{&quot;noteIndex&quot;:0,&quot;formattedCitation&quot;:&quot;[@barab_developing_2002; @barab_using_2002]&quot;},&quot;citationItems&quot;:[{&quot;uris&quot;:[&quot;http://zotero.org/users/1913249/items/AKJRWVIN&quot;],&quot;suffix&quot;:&quot;&quot;,&quot;uri&quot;:[&quot;http://zotero.org/users/1913249/items/AKJRWVIN&quot;],&quot;id&quot;:8897,&quot;prefix&quot;:&quot;&quot;,&quot;itemData&quot;:{&quot;type&quot;:&quot;article-journal&quot;,&quot;URL&quot;:&quot;http://www.tandfonline.com/doi/abs/10.1207/S15327809JLS1104_3&quot;,&quot;page&quot;:&quot;489-542&quot;,&quot;language&quot;:&quot;en&quot;,&quot;accessed&quot;:{&quot;date-parts&quot;:[[&quot;2023&quot;,7,10]]},&quot;author&quot;:[{&quot;given&quot;:&quot;Sasha A.&quot;,&quot;family&quot;:&quot;Barab&quot;},{&quot;given&quot;:&quot;Michael&quot;,&quot;family&quot;:&quot;Barnett&quot;},{&quot;given&quot;:&quot;Kurt&quot;,&quot;family&quot;:&quot;Squire&quot;}],&quot;id&quot;:&quot;barab_developing_2002&quot;,&quot;source&quot;:&quot;DOI.org (Crossref)&quot;,&quot;container-title&quot;:&quot;Journal of the Learning Sciences&quot;,&quot;title-short&quot;:&quot;Developing an Empirical Account of a Community of Practice&quot;,&quot;ISSN&quot;:&quot;1050-8406, 1532-7809&quot;,&quot;title&quot;:&quot;Developing an Empirical Account of a Community of Practice: Characterizing the Essential Tensions&quot;,&quot;issued&quot;:{&quot;date-parts&quot;:[[&quot;2002&quot;,10]]},&quot;citation-key&quot;:&quot;barab_developing_2002&quot;,&quot;volume&quot;:&quot;11&quot;,&quot;issue&quot;:&quot;4&quot;,&quot;container-title-short&quot;:&quot;Journal of the Learning Sciences&quot;,&quot;DOI&quot;:&quot;10.1207/S15327809JLS1104_3&quot;}},{&quot;uris&quot;:[&quot;http://zotero.org/users/1913249/items/WQXATS8V&quot;],&quot;suffix&quot;:&quot;&quot;,&quot;uri&quot;:[&quot;http://zotero.org/users/1913249/items/WQXATS8V&quot;],&quot;id&quot;:3739,&quot;prefix&quot;:&quot;&quot;,&quot;itemData&quot;:{&quot;type&quot;:&quot;article-journal&quot;,&quot;URL&quot;:&quot;http://www.tandfonline.com/doi/abs/10.1207/S15327884MCA0902_02&quot;,&quot;page&quot;:&quot;76-107&quot;,&quot;language&quot;:&quot;en&quot;,&quot;accessed&quot;:{&quot;date-parts&quot;:[[&quot;2022&quot;,9,12]]},&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d&quot;:&quot;barab_using_2002&quot;,&quot;source&quot;:&quot;DOI.org (Crossref)&quot;,&quot;container-title&quot;:&quot;Mind, Culture, and Activity&quot;,&quot;ISSN&quot;:&quot;1074-9039, 1532-7884&quot;,&quot;title&quot;:&quot;Using Activity Theory to Understand the Systemic Tensions Characterizing a Technology-Rich Introductory Astronomy Course&quot;,&quot;issued&quot;:{&quot;date-parts&quot;:[[&quot;2002&quot;,5]]},&quot;citation-key&quot;:&quot;barab_using_2002&quot;,&quot;volume&quot;:&quot;9&quot;,&quot;container-title-short&quot;:&quot;Mind, Culture, and Activity&quot;,&quot;issue&quot;:&quot;2&quot;,&quot;DOI&quot;:&quot;10.1207/S15327884MCA0902_02&quot;}}],&quot;schema&quot;:&quot;https://github.com/citation-style-language/schema/raw/master/csl-citation.json&quot;,&quot;citationID&quot;:&quot;yxtinfmy&quot;} RNDmwzelutxgt"/></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properties&quot;:{&quot;noteIndex&quot;:0,&quot;formattedCitation&quot;:&quot;[@karanasios_exploring_2017]&quot;},&quot;citationItems&quot;:[{&quot;uris&quot;:[&quot;http://zotero.org/users/1913249/items/W8CS3HXD&quot;],&quot;suffix&quot;:&quot;&quot;,&quot;uri&quot;:[&quot;http://zotero.org/users/1913249/items/W8CS3HXD&quot;],&quot;id&quot;:8933,&quot;prefix&quot;:&quot;&quot;,&quot;itemData&quot;:{&quot;event-title&quot;:&quot;33rd EGOS Colloquium&quot;,&quot;type&quot;:&quot;paper-conference&quot;,&quot;title&quot;:&quot;Exploring the use of contradictions and tensions in activity theory studies: an interdisciplinary review&quot;,&quot;publisher-place&quot;:&quot;Copenhagen&quot;,&quot;language&quot;:&quot;en&quot;,&quot;event-place&quot;:&quot;Copenhagen&quot;,&quot;issued&quot;:{&quot;date-parts&quot;:[[&quot;2017&quot;]]},&quot;citation-key&quot;:&quot;karanasios_exploring_2017&quot;,&quot;publisher&quot;:&quot;The Good Organization&quot;,&quot;id&quot;:&quot;karanasios_exploring_2017&quot;,&quot;source&quot;:&quot;Zotero&quot;,&quot;author&quot;:[{&quot;given&quot;:&quot;Stan&quot;,&quot;family&quot;:&quot;Karanasios&quot;},{&quot;given&quot;:&quot;Katrin&quot;,&quot;family&quot;:&quot;Riisla&quot;},{&quot;given&quot;:&quot;Boyka&quot;,&quot;family&quot;:&quot;Simeonova&quot;}]}}],&quot;schema&quot;:&quot;https://github.com/citation-style-language/schema/raw/master/csl-citation.json&quot;,&quot;citationID&quot;:&quot;zikooqem&quot;} RNDjrxfpwcjfq"/>&lt;Do Zotero Refresh: [@karanasios_exploring_2017]&gt;<text:reference-mark-end text:name="ZOTERO_ITEM CSL_CITATION {&quot;properties&quot;:{&quot;noteIndex&quot;:0,&quot;formattedCitation&quot;:&quot;[@karanasios_exploring_2017]&quot;},&quot;citationItems&quot;:[{&quot;uris&quot;:[&quot;http://zotero.org/users/1913249/items/W8CS3HXD&quot;],&quot;suffix&quot;:&quot;&quot;,&quot;uri&quot;:[&quot;http://zotero.org/users/1913249/items/W8CS3HXD&quot;],&quot;id&quot;:8933,&quot;prefix&quot;:&quot;&quot;,&quot;itemData&quot;:{&quot;event-title&quot;:&quot;33rd EGOS Colloquium&quot;,&quot;type&quot;:&quot;paper-conference&quot;,&quot;title&quot;:&quot;Exploring the use of contradictions and tensions in activity theory studies: an interdisciplinary review&quot;,&quot;publisher-place&quot;:&quot;Copenhagen&quot;,&quot;language&quot;:&quot;en&quot;,&quot;event-place&quot;:&quot;Copenhagen&quot;,&quot;issued&quot;:{&quot;date-parts&quot;:[[&quot;2017&quot;]]},&quot;citation-key&quot;:&quot;karanasios_exploring_2017&quot;,&quot;publisher&quot;:&quot;The Good Organization&quot;,&quot;id&quot;:&quot;karanasios_exploring_2017&quot;,&quot;source&quot;:&quot;Zotero&quot;,&quot;author&quot;:[{&quot;given&quot;:&quot;Stan&quot;,&quot;family&quot;:&quot;Karanasios&quot;},{&quot;given&quot;:&quot;Katrin&quot;,&quot;family&quot;:&quot;Riisla&quot;},{&quot;given&quot;:&quot;Boyka&quot;,&quot;family&quot;:&quot;Simeonova&quot;}]}}],&quot;schema&quot;:&quot;https://github.com/citation-style-language/schema/raw/master/csl-citation.json&quot;,&quot;citationID&quot;:&quot;zikooqem&quot;} RNDjrxfpwcjfq"/>, this section outlines my interpretation based on the scope of this study.</text:p>
      <text:p text:style-name="Text_20_body">While guided by the concept of analysing manifestations of systemic contradictions, <text:reference-mark-start text:name="ZOTERO_ITEM CSL_CITATION {&quot;properties&quot;:{&quot;noteIndex&quot;:0,&quot;formattedCitation&quot;:&quot;[@cakir_contradictions_2022; @engestrom_discursive_2011]&quot;},&quot;citationItems&quot;:[{&quot;uris&quot;:[&quot;http://zotero.org/users/1913249/items/X2U9WIBR&quot;],&quot;suffix&quot;:&quot;&quot;,&quot;uri&quot;:[&quot;http://zotero.org/users/1913249/items/X2U9WIBR&quot;],&quot;id&quot;:8890,&quot;prefix&quot;:&quot;&quot;,&quot;itemData&quot;:{&quot;type&quot;:&quot;article-journal&quot;,&quot;URL&quot;:&quot;https://www.sciencedirect.com/science/article/pii/S2210656122000423&quot;,&quot;page&quot;:&quot;100641&quot;,&quot;language&quot;:&quot;e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source&quot;:&quot;ScienceDirect&quot;,&quot;container-title&quot;:&quot;Learning, Culture and Social Interaction&quot;,&quot;title-short&quot;:&quot;Contradictions as an entry into inclusive systemic desig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issued&quot;:{&quot;date-parts&quot;:[[&quot;2022&quot;,8,1]]},&quot;citation-key&quot;:&quot;cakir_contradictions_2022&quot;,&quot;container-title-short&quot;:&quot;Learning, Culture and Social Interaction&quot;,&quot;volume&quot;:&quot;35&quot;,&quot;DOI&quot;:&quot;10.1016/j.lcsi.2022.100641&quot;}},{&quot;uris&quot;:[&quot;http://zotero.org/users/1913249/items/CDEN3SUK&quot;],&quot;suffix&quot;:&quot;&quot;,&quot;uri&quot;:[&quot;http://zotero.org/users/1913249/items/CDEN3SUK&quot;],&quot;id&quot;:8857,&quot;prefix&quot;:&quot;&quot;,&quot;itemData&quot;:{&quot;type&quot;:&quot;article-journal&quot;,&quot;URL&quot;:&quot;https://doi.org/10.1108/09534811111132758&quot;,&quot;page&quot;:&quot;368-387&quot;,&quot;accessed&quot;:{&quot;date-parts&quot;:[[&quot;2023&quot;,7,4]]},&quot;author&quot;:[{&quot;given&quot;:&quot;Yrjö&quot;,&quot;family&quot;:&quot;Engeström&quot;},{&quot;given&quot;:&quot;Annalisa&quot;,&quot;family&quot;:&quot;Sannino&quot;}],&quot;id&quot;:&quot;engestrom_discursive_2011&quot;,&quot;source&quot;:&quot;Emerald Insight&quot;,&quot;container-title&quot;:&quot;Journal of Organizational Change Management&quot;,&quot;title-short&quot;:&quot;Discursive manifestations of contradictions in organizational change efforts&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issued&quot;:{&quot;date-parts&quot;:[[&quot;2011&quot;,1,1]]},&quot;citation-key&quot;:&quot;engestrom_discursive_2011&quot;,&quot;publisher&quot;:&quot;Emerald Group Publishing Limited&quot;,&quot;issue&quot;:&quot;3&quot;,&quot;volume&quot;:&quot;24&quot;,&quot;DOI&quot;:&quot;10.1108/09534811111132758&quot;}}],&quot;schema&quot;:&quot;https://github.com/citation-style-language/schema/raw/master/csl-citation.json&quot;,&quot;citationID&quot;:&quot;prpbooga&quot;} RNDiaypuxyelm"/>&lt;Do Zotero Refresh: [@cakir_contradictions_2022; @engestrom_discursive_2011]&gt;<text:reference-mark-end text:name="ZOTERO_ITEM CSL_CITATION {&quot;properties&quot;:{&quot;noteIndex&quot;:0,&quot;formattedCitation&quot;:&quot;[@cakir_contradictions_2022; @engestrom_discursive_2011]&quot;},&quot;citationItems&quot;:[{&quot;uris&quot;:[&quot;http://zotero.org/users/1913249/items/X2U9WIBR&quot;],&quot;suffix&quot;:&quot;&quot;,&quot;uri&quot;:[&quot;http://zotero.org/users/1913249/items/X2U9WIBR&quot;],&quot;id&quot;:8890,&quot;prefix&quot;:&quot;&quot;,&quot;itemData&quot;:{&quot;type&quot;:&quot;article-journal&quot;,&quot;URL&quot;:&quot;https://www.sciencedirect.com/science/article/pii/S2210656122000423&quot;,&quot;page&quot;:&quot;100641&quot;,&quot;language&quot;:&quot;en&quot;,&quot;accessed&quot;:{&quot;date-parts&quot;:[[&quot;2023&quot;,7,6]]},&quot;author&quot;:[{&quot;given&quot;:&quot;Halil Ibrahim&quot;,&quot;family&quot;:&quot;Cakir&quot;},{&quot;given&quot;:&quot;Aydin&quot;,&quot;family&quot;:&quot;Bal&quot;},{&quot;given&quot;:&quot;Yrjö&quot;,&quot;family&quot;:&quot;Engeström&quot;},{&quot;given&quot;:&quot;Annalisa&quot;,&quot;family&quot;:&quot;Sannino&quot;}],&quot;id&quot;:&quot;cakir_contradictions_2022&quot;,&quot;source&quot;:&quot;ScienceDirect&quot;,&quot;container-title&quot;:&quot;Learning, Culture and Social Interaction&quot;,&quot;title-short&quot;:&quot;Contradictions as an entry into inclusive systemic design&quot;,&quot;ISSN&quot;:&quot;2210-656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title&quot;:&quot;Contradictions as an entry into inclusive systemic design: Addressing racial disparities in the discipline at an urban middle school&quot;,&quot;issued&quot;:{&quot;date-parts&quot;:[[&quot;2022&quot;,8,1]]},&quot;citation-key&quot;:&quot;cakir_contradictions_2022&quot;,&quot;container-title-short&quot;:&quot;Learning, Culture and Social Interaction&quot;,&quot;volume&quot;:&quot;35&quot;,&quot;DOI&quot;:&quot;10.1016/j.lcsi.2022.100641&quot;}},{&quot;uris&quot;:[&quot;http://zotero.org/users/1913249/items/CDEN3SUK&quot;],&quot;suffix&quot;:&quot;&quot;,&quot;uri&quot;:[&quot;http://zotero.org/users/1913249/items/CDEN3SUK&quot;],&quot;id&quot;:8857,&quot;prefix&quot;:&quot;&quot;,&quot;itemData&quot;:{&quot;type&quot;:&quot;article-journal&quot;,&quot;URL&quot;:&quot;https://doi.org/10.1108/09534811111132758&quot;,&quot;page&quot;:&quot;368-387&quot;,&quot;accessed&quot;:{&quot;date-parts&quot;:[[&quot;2023&quot;,7,4]]},&quot;author&quot;:[{&quot;given&quot;:&quot;Yrjö&quot;,&quot;family&quot;:&quot;Engeström&quot;},{&quot;given&quot;:&quot;Annalisa&quot;,&quot;family&quot;:&quot;Sannino&quot;}],&quot;id&quot;:&quot;engestrom_discursive_2011&quot;,&quot;source&quot;:&quot;Emerald Insight&quot;,&quot;container-title&quot;:&quot;Journal of Organizational Change Management&quot;,&quot;title-short&quot;:&quot;Discursive manifestations of contradictions in organizational change efforts&quot;,&quot;ISSN&quot;:&quot;0953-4814&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title&quot;:&quot;Discursive manifestations of contradictions in organizational change efforts: A methodological framework&quot;,&quot;issued&quot;:{&quot;date-parts&quot;:[[&quot;2011&quot;,1,1]]},&quot;citation-key&quot;:&quot;engestrom_discursive_2011&quot;,&quot;publisher&quot;:&quot;Emerald Group Publishing Limited&quot;,&quot;issue&quot;:&quot;3&quot;,&quot;volume&quot;:&quot;24&quot;,&quot;DOI&quot;:&quot;10.1108/09534811111132758&quot;}}],&quot;schema&quot;:&quot;https://github.com/citation-style-language/schema/raw/master/csl-citation.json&quot;,&quot;citationID&quot;:&quot;prpbooga&quot;} RNDiaypuxyelm"/>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properties&quot;:{&quot;noteIndex&quot;:0,&quot;formattedCitation&quot;:&quot;[@kamanga_contradictions_2021]&quot;},&quot;citationItems&quot;:[{&quot;uris&quot;:[&quot;http://zotero.org/users/1913249/items/6MWKF6VL&quot;],&quot;suffix&quot;:&quot;&quot;,&quot;uri&quot;:[&quot;http://zotero.org/users/1913249/items/6MWKF6VL&quot;],&quot;id&quot;:8936,&quot;prefix&quot;:&quot;&quot;,&quot;itemData&quot;:{&quot;type&quot;:&quot;article-journal&quot;,&quot;URL&quot;:&quot;https://onlinelibrary.wiley.com/doi/abs/10.1002/isd2.12149&quot;,&quot;page&quot;:&quot;e12149&quot;,&quot;language&quot;:&quot;en&quot;,&quot;accessed&quot;:{&quot;date-parts&quot;:[[&quot;2023&quot;,9,18]]},&quot;author&quot;:[{&quot;given&quot;:&quot;Raphael&quot;,&quot;family&quot;:&quot;Kamanga&quot;},{&quot;given&quot;:&quot;Patricia M.&quot;,&quot;family&quot;:&quot;Alexander&quot;}],&quot;id&quot;:&quot;kamanga_contradictions_2021&quot;,&quot;source&quot;:&quot;Wiley Online Library&quot;,&quot;container-title&quot;:&quot;THE ELECTRONIC JOURNAL OF INFORMATION SYSTEMS IN DEVELOPING COUNTRIES&quot;,&quot;title-short&quot;:&quot;Contradictions and strengths in activity systems&quot;,&quot;ISSN&quot;:&quot;1681-4835&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issued&quot;:{&quot;date-parts&quot;:[[&quot;2021&quot;]]},&quot;citation-key&quot;:&quot;kamanga_contradictions_2021&quot;,&quot;issue&quot;:&quot;1&quot;,&quot;volume&quot;:&quot;87&quot;,&quot;DOI&quot;:&quot;10.1002/isd2.12149&quot;}}],&quot;schema&quot;:&quot;https://github.com/citation-style-language/schema/raw/master/csl-citation.json&quot;,&quot;citationID&quot;:&quot;uqzehwjx&quot;} RNDtmhydwqsye"/>&lt;Do Zotero Refresh: [@kamanga_contradictions_2021]&gt;<text:reference-mark-end text:name="ZOTERO_ITEM CSL_CITATION {&quot;properties&quot;:{&quot;noteIndex&quot;:0,&quot;formattedCitation&quot;:&quot;[@kamanga_contradictions_2021]&quot;},&quot;citationItems&quot;:[{&quot;uris&quot;:[&quot;http://zotero.org/users/1913249/items/6MWKF6VL&quot;],&quot;suffix&quot;:&quot;&quot;,&quot;uri&quot;:[&quot;http://zotero.org/users/1913249/items/6MWKF6VL&quot;],&quot;id&quot;:8936,&quot;prefix&quot;:&quot;&quot;,&quot;itemData&quot;:{&quot;type&quot;:&quot;article-journal&quot;,&quot;URL&quot;:&quot;https://onlinelibrary.wiley.com/doi/abs/10.1002/isd2.12149&quot;,&quot;page&quot;:&quot;e12149&quot;,&quot;language&quot;:&quot;en&quot;,&quot;accessed&quot;:{&quot;date-parts&quot;:[[&quot;2023&quot;,9,18]]},&quot;author&quot;:[{&quot;given&quot;:&quot;Raphael&quot;,&quot;family&quot;:&quot;Kamanga&quot;},{&quot;given&quot;:&quot;Patricia M.&quot;,&quot;family&quot;:&quot;Alexander&quot;}],&quot;id&quot;:&quot;kamanga_contradictions_2021&quot;,&quot;source&quot;:&quot;Wiley Online Library&quot;,&quot;container-title&quot;:&quot;THE ELECTRONIC JOURNAL OF INFORMATION SYSTEMS IN DEVELOPING COUNTRIES&quot;,&quot;title-short&quot;:&quot;Contradictions and strengths in activity systems&quot;,&quot;ISSN&quot;:&quot;1681-4835&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title&quot;:&quot;Contradictions and strengths in activity systems: Enhancing insights into human activity in IS adoption research&quot;,&quot;issued&quot;:{&quot;date-parts&quot;:[[&quot;2021&quot;]]},&quot;citation-key&quot;:&quot;kamanga_contradictions_2021&quot;,&quot;issue&quot;:&quot;1&quot;,&quot;volume&quot;:&quot;87&quot;,&quot;DOI&quot;:&quot;10.1002/isd2.12149&quot;}}],&quot;schema&quot;:&quot;https://github.com/citation-style-language/schema/raw/master/csl-citation.json&quot;,&quot;citationID&quot;:&quot;uqzehwjx&quot;} RNDtmhydwqsye"/>.</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properties&quot;:{&quot;noteIndex&quot;:0,&quot;formattedCitation&quot;:&quot;[@sannino_cultural-historical_2018]&quot;},&quot;citationItems&quot;:[{&quot;uris&quot;:[&quot;http://zotero.org/users/1913249/items/B64B4T44&quot;],&quot;suffix&quot;:&quot;&quot;,&quot;uri&quot;:[&quot;http://zotero.org/users/1913249/items/B64B4T44&quot;],&quot;id&quot;:3372,&quot;prefix&quot;:&quot;&quot;,&quot;itemData&quot;:{&quot;type&quot;:&quot;article-journal&quot;,&quot;URL&quot;:&quot;http://psyjournals.ru/en/kip/2018/n3/Sannino_Engestrom.shtml&quot;,&quot;page&quot;:&quot;43-56&quot;,&quot;language&quot;:&quot;en&quot;,&quot;accessed&quot;:{&quot;date-parts&quot;:[[&quot;2019&quot;,7,3]]},&quot;author&quot;:[{&quot;given&quot;:&quot;A.&quot;,&quot;family&quot;:&quot;Sannino&quot;},{&quot;given&quot;:&quot;Y.&quot;,&quot;family&quot;:&quot;Engeström&quot;}],&quot;id&quot;:&quot;sannino_cultural-historical_2018&quot;,&quot;source&quot;:&quot;DOI.org (Crossref)&quot;,&quot;container-title&quot;:&quot;Cultural-Historical Psychology&quot;,&quot;title-short&quot;:&quot;Cultural-historical activity theory&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issued&quot;:{&quot;date-parts&quot;:[[&quot;2018&quot;]]},&quot;citation-key&quot;:&quot;sannino_cultural-historical_2018&quot;,&quot;issue&quot;:&quot;3&quot;,&quot;volume&quot;:&quot;14&quot;,&quot;DOI&quot;:&quot;10.17759/chp.2018140305&quot;}}],&quot;schema&quot;:&quot;https://github.com/citation-style-language/schema/raw/master/csl-citation.json&quot;,&quot;citationID&quot;:&quot;hefqedfy&quot;} RNDaedmqxcpbk"/>&lt;Do Zotero Refresh: [@sannino_cultural-historical_2018]&gt;<text:reference-mark-end text:name="ZOTERO_ITEM CSL_CITATION {&quot;properties&quot;:{&quot;noteIndex&quot;:0,&quot;formattedCitation&quot;:&quot;[@sannino_cultural-historical_2018]&quot;},&quot;citationItems&quot;:[{&quot;uris&quot;:[&quot;http://zotero.org/users/1913249/items/B64B4T44&quot;],&quot;suffix&quot;:&quot;&quot;,&quot;uri&quot;:[&quot;http://zotero.org/users/1913249/items/B64B4T44&quot;],&quot;id&quot;:3372,&quot;prefix&quot;:&quot;&quot;,&quot;itemData&quot;:{&quot;type&quot;:&quot;article-journal&quot;,&quot;URL&quot;:&quot;http://psyjournals.ru/en/kip/2018/n3/Sannino_Engestrom.shtml&quot;,&quot;page&quot;:&quot;43-56&quot;,&quot;language&quot;:&quot;en&quot;,&quot;accessed&quot;:{&quot;date-parts&quot;:[[&quot;2019&quot;,7,3]]},&quot;author&quot;:[{&quot;given&quot;:&quot;A.&quot;,&quot;family&quot;:&quot;Sannino&quot;},{&quot;given&quot;:&quot;Y.&quot;,&quot;family&quot;:&quot;Engeström&quot;}],&quot;id&quot;:&quot;sannino_cultural-historical_2018&quot;,&quot;source&quot;:&quot;DOI.org (Crossref)&quot;,&quot;container-title&quot;:&quot;Cultural-Historical Psychology&quot;,&quot;title-short&quot;:&quot;Cultural-historical activity theory&quot;,&quot;ISSN&quot;:&quot;1816-5435, 2224-893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title&quot;:&quot;Cultural-historical activity theory: founding insights and new challenges&quot;,&quot;issued&quot;:{&quot;date-parts&quot;:[[&quot;2018&quot;]]},&quot;citation-key&quot;:&quot;sannino_cultural-historical_2018&quot;,&quot;issue&quot;:&quot;3&quot;,&quot;volume&quot;:&quot;14&quot;,&quot;DOI&quot;:&quot;10.17759/chp.2018140305&quot;}}],&quot;schema&quot;:&quot;https://github.com/citation-style-language/schema/raw/master/csl-citation.json&quot;,&quot;citationID&quot;:&quot;hefqedfy&quot;} RNDaedmqxcpbk"/>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properties&quot;:{&quot;noteIndex&quot;:0,&quot;formattedCitation&quot;:&quot;[-@kuutti_activity_1995]&quot;},&quot;citationItems&quot;:[{&quot;prefix&quot;:&quot;&quot;,&quot;suffix&quot;:&quot;&quot;,&quot;itemData&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language&quot;:&quot;en&quot;,&quot;issued&quot;:{&quot;date-parts&quot;:[[&quot;1995&quot;]]},&quot;citation-key&quot;:&quot;kuutti_activity_1995&quot;,&quot;author&quot;:[{&quot;given&quot;:&quot;Kari&quot;,&quot;family&quot;:&quot;Kuutti&quot;}],&quot;id&quot;:&quot;kuutti_activity_1995&quot;,&quot;source&quot;:&quot;Zotero&quot;,&quot;title&quot;:&quot;Activity Theory as a potential framework for human- computer interaction research&quot;},&quot;uris&quot;:[&quot;http://zotero.org/users/1913249/items/GD5WYGD3&quot;],&quot;id&quot;:3237,&quot;suppress-author&quot;:true,&quot;uri&quot;:[&quot;http://zotero.org/users/1913249/items/GD5WYGD3&quot;]}],&quot;schema&quot;:&quot;https://github.com/citation-style-language/schema/raw/master/csl-citation.json&quot;,&quot;citationID&quot;:&quot;mlhgxoea&quot;} RNDlvtjzanfrs"/>&lt;Do Zotero Refresh: [-@kuutti_activity_1995]&gt;<text:reference-mark-end text:name="ZOTERO_ITEM CSL_CITATION {&quot;properties&quot;:{&quot;noteIndex&quot;:0,&quot;formattedCitation&quot;:&quot;[-@kuutti_activity_1995]&quot;},&quot;citationItems&quot;:[{&quot;prefix&quot;:&quot;&quot;,&quot;suffix&quot;:&quot;&quot;,&quot;itemData&quot;:{&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page&quot;:&quot;19&quot;,&quot;language&quot;:&quot;en&quot;,&quot;issued&quot;:{&quot;date-parts&quot;:[[&quot;1995&quot;]]},&quot;citation-key&quot;:&quot;kuutti_activity_1995&quot;,&quot;author&quot;:[{&quot;given&quot;:&quot;Kari&quot;,&quot;family&quot;:&quot;Kuutti&quot;}],&quot;id&quot;:&quot;kuutti_activity_1995&quot;,&quot;source&quot;:&quot;Zotero&quot;,&quot;title&quot;:&quot;Activity Theory as a potential framework for human- computer interaction research&quot;},&quot;uris&quot;:[&quot;http://zotero.org/users/1913249/items/GD5WYGD3&quot;],&quot;id&quot;:3237,&quot;suppress-author&quot;:true,&quot;uri&quot;:[&quot;http://zotero.org/users/1913249/items/GD5WYGD3&quot;]}],&quot;schema&quot;:&quot;https://github.com/citation-style-language/schema/raw/master/csl-citation.json&quot;,&quot;citationID&quot;:&quot;mlhgxoea&quot;} RNDlvtjzanfrs"/>,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methods-conceptual-tools-associated-with-agency"/>Methods / Conceptual tools associated with agency<text:bookmark-end text:name="methods-conceptual-tools-associated-with-agency"/></text:h>
      <text:p text:style-name="First_20_paragraph">NOTE - Are these methods, are they useful theories that need to be framed in a different way?</text:p>
      <text:list text:style-name="L31">
        <text:list-item>
          <text:p text:style-name="P34">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creating-ideocultures-as-designed-systems-add-third-space-here"/>Creating ideocultures as designed systems (ADD THIRD SPACE HERE)<text:bookmark-end text:name="creating-ideocultures-as-designed-systems-add-third-space-here"/></text:h>
      <text:p text:style-name="First_20_paragraph">From Cole.</text:p>
      <text:p text:style-name="Text_20_body">The concept of ideocultures is useful when compared to expansive learning and presumption of existing objects.</text:p>
      <text:h text:style-name="Heading_20_4" text:outline-level="4"><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properties&quot;:{&quot;noteIndex&quot;:0,&quot;formattedCitation&quot;:&quot;[@moll_funds_1992]&quot;},&quot;citationItems&quot;:[{&quot;uris&quot;:[&quot;http://zotero.org/users/1913249/items/EXBRQZWW&quot;],&quot;suffix&quot;:&quot;&quot;,&quot;uri&quot;:[&quot;http://zotero.org/users/1913249/items/EXBRQZWW&quot;],&quot;id&quot;:3871,&quot;prefix&quot;:&quot;&quot;,&quot;itemData&quot;:{&quot;type&quot;:&quot;article-journal&quot;,&quot;volume&quot;:&quot;31&quot;,&quot;title&quot;:&quot;Funds of knowledge for teaching: using a qualitative approach to connect homes and classrooms&quot;,&quot;URL&quot;:&quot;http://www.jstor.org/stable/1476399&quot;,&quot;page&quot;:&quot;132-141&quot;,&quot;language&quot;:&quot;en&quot;,&quot;id&quot;:&quot;moll_funds_1992&quot;,&quot;issued&quot;:{&quot;date-parts&quot;:[[&quot;1992&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issue&quot;:&quot;2,&quot;,&quot;source&quot;:&quot;Zotero&quot;,&quot;container-title&quot;:&quot;Theory into Practice&quot;}}],&quot;schema&quot;:&quot;https://github.com/citation-style-language/schema/raw/master/csl-citation.json&quot;,&quot;citationID&quot;:&quot;ixqibtus&quot;} RNDrxithvepbc"/>&lt;Do Zotero Refresh: [@moll_funds_1992]&gt;<text:reference-mark-end text:name="ZOTERO_ITEM CSL_CITATION {&quot;properties&quot;:{&quot;noteIndex&quot;:0,&quot;formattedCitation&quot;:&quot;[@moll_funds_1992]&quot;},&quot;citationItems&quot;:[{&quot;uris&quot;:[&quot;http://zotero.org/users/1913249/items/EXBRQZWW&quot;],&quot;suffix&quot;:&quot;&quot;,&quot;uri&quot;:[&quot;http://zotero.org/users/1913249/items/EXBRQZWW&quot;],&quot;id&quot;:3871,&quot;prefix&quot;:&quot;&quot;,&quot;itemData&quot;:{&quot;type&quot;:&quot;article-journal&quot;,&quot;volume&quot;:&quot;31&quot;,&quot;title&quot;:&quot;Funds of knowledge for teaching: using a qualitative approach to connect homes and classrooms&quot;,&quot;URL&quot;:&quot;http://www.jstor.org/stable/1476399&quot;,&quot;page&quot;:&quot;132-141&quot;,&quot;language&quot;:&quot;en&quot;,&quot;id&quot;:&quot;moll_funds_1992&quot;,&quot;issued&quot;:{&quot;date-parts&quot;:[[&quot;1992&quot;]]},&quot;citation-key&quot;:&quot;moll_funds_1992&quot;,&quot;author&quot;:[{&quot;given&quot;:&quot;Luis C.&quot;,&quot;family&quot;:&quot;Moll&quot;},{&quot;given&quot;:&quot;Cathy&quot;,&quot;family&quot;:&quot;Amanti&quot;},{&quot;given&quot;:&quot;Deborah&quot;,&quot;family&quot;:&quot;Neff&quot;},{&quot;given&quot;:&quot;Norma&quot;,&quot;family&quot;:&quot;Gonzalez&quot;}],&quot;issue&quot;:&quot;2,&quot;,&quot;source&quot;:&quot;Zotero&quot;,&quot;container-title&quot;:&quot;Theory into Practice&quot;}}],&quot;schema&quot;:&quot;https://github.com/citation-style-language/schema/raw/master/csl-citation.json&quot;,&quot;citationID&quot;:&quot;ixqibtus&quot;} RNDrxithvepbc"/>. Research by the UK National Literacy Trust <text:reference-mark-start text:name="ZOTERO_ITEM CSL_CITATION {&quot;properties&quot;:{&quot;noteIndex&quot;:0,&quot;formattedCitation&quot;:&quot;[-@picton_video_2020]&quot;},&quot;citationItems&quot;:[{&quot;prefix&quot;:&quot;&quot;,&quot;suffix&quot;:&quot;&quot;,&quot;itemData&quot;:{&quot;type&quot;:&quot;report&quot;,&quot;URL&quot;:&quot;https://cdn.literacytrust.org.uk/media/documents/Video_game_playing_and_literacy_report_final_updated.pdf&quot;,&quot;page&quot;:&quot;31&quot;,&quot;language&quot;:&quot;en&quot;,&quot;title&quot;:&quot;Video game playing and literacy: a survey of young people aged 11 to 16&quot;,&quot;issued&quot;:{&quot;date-parts&quot;:[[&quot;2020&quot;]]},&quot;citation-key&quot;:&quot;picton_video_2020&quot;,&quot;author&quot;:[{&quot;given&quot;:&quot;Irene&quot;,&quot;family&quot;:&quot;Picton&quot;},{&quot;given&quot;:&quot;Christina&quot;,&quot;family&quot;:&quot;Clark&quot;},{&quot;given&quot;:&quot;Tim&quot;,&quot;family&quot;:&quot;Judge&quot;}],&quot;id&quot;:&quot;picton_video_2020&quot;,&quot;source&quot;:&quot;Zotero&quot;,&quot;publisher&quot;:&quot;National Literacy Trust&quot;},&quot;uris&quot;:[&quot;http://zotero.org/users/1913249/items/T96LXVV8&quot;],&quot;id&quot;:3767,&quot;suppress-author&quot;:true,&quot;uri&quot;:[&quot;http://zotero.org/users/1913249/items/T96LXVV8&quot;]}],&quot;schema&quot;:&quot;https://github.com/citation-style-language/schema/raw/master/csl-citation.json&quot;,&quot;citationID&quot;:&quot;egdpbxyb&quot;} RNDymgpepmvyn"/>&lt;Do Zotero Refresh: [-@picton_video_2020]&gt;<text:reference-mark-end text:name="ZOTERO_ITEM CSL_CITATION {&quot;properties&quot;:{&quot;noteIndex&quot;:0,&quot;formattedCitation&quot;:&quot;[-@picton_video_2020]&quot;},&quot;citationItems&quot;:[{&quot;prefix&quot;:&quot;&quot;,&quot;suffix&quot;:&quot;&quot;,&quot;itemData&quot;:{&quot;type&quot;:&quot;report&quot;,&quot;URL&quot;:&quot;https://cdn.literacytrust.org.uk/media/documents/Video_game_playing_and_literacy_report_final_updated.pdf&quot;,&quot;page&quot;:&quot;31&quot;,&quot;language&quot;:&quot;en&quot;,&quot;title&quot;:&quot;Video game playing and literacy: a survey of young people aged 11 to 16&quot;,&quot;issued&quot;:{&quot;date-parts&quot;:[[&quot;2020&quot;]]},&quot;citation-key&quot;:&quot;picton_video_2020&quot;,&quot;author&quot;:[{&quot;given&quot;:&quot;Irene&quot;,&quot;family&quot;:&quot;Picton&quot;},{&quot;given&quot;:&quot;Christina&quot;,&quot;family&quot;:&quot;Clark&quot;},{&quot;given&quot;:&quot;Tim&quot;,&quot;family&quot;:&quot;Judge&quot;}],&quot;id&quot;:&quot;picton_video_2020&quot;,&quot;source&quot;:&quot;Zotero&quot;,&quot;publisher&quot;:&quot;National Literacy Trust&quot;},&quot;uris&quot;:[&quot;http://zotero.org/users/1913249/items/T96LXVV8&quot;],&quot;id&quot;:3767,&quot;suppress-author&quot;:true,&quot;uri&quot;:[&quot;http://zotero.org/users/1913249/items/T96LXVV8&quot;]}],&quot;schema&quot;:&quot;https://github.com/citation-style-language/schema/raw/master/csl-citation.json&quot;,&quot;citationID&quot;:&quot;egdpbxyb&quot;} RNDymgpepmvyn"/>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properties&quot;:{&quot;noteIndex&quot;:0,&quot;formattedCitation&quot;:&quot;[-@denner_using_2014]&quot;},&quot;citationItems&quot;:[{&quot;prefix&quot;:&quot;&quot;,&quot;suffix&quot;:&quot;&quot;,&quot;itemData&quot;:{&quot;license&quot;:&quot;Access limited to members&quot;,&quot;type&quot;:&quot;article-journal&quot;,&quot;URL&quot;:&quot;https://www.igi-global.com/article/using-game-mechanics-to-measure-what-students-learn-from-programming-games/117696&quot;,&quot;page&quot;:&quot;13-22&quot;,&quot;language&quot;:&quot;en&quot;,&quot;accessed&quot;:{&quot;date-parts&quot;:[[&quot;2018&quot;,4,21]]},&quot;author&quot;:[{&quot;given&quot;:&quot;Jill&quot;,&quot;family&quot;:&quot;Denner&quot;},{&quot;given&quot;:&quot;Linda&quot;,&quot;family&quot;:&quot;Werner&quot;},{&quot;given&quot;:&quot;Shannon&quot;,&quot;family&quot;:&quot;Campe&quot;},{&quot;given&quot;:&quot;Eloy&quot;,&quot;family&quot;:&quot;Ortiz&quot;}],&quot;id&quot;:&quot;denner_using_2014&quot;,&quot;source&quot;:&quot;www.igi-global.com&quot;,&quot;container-title&quot;:&quot;International Journal of Game-Based Learning (IJGBL)&quot;,&quot;ISSN&quot;:&quot;2155-6849 DOI: 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itle&quot;:&quot;Using game mechanics to measure what students learn from programming games&quot;,&quot;issued&quot;:{&quot;date-parts&quot;:[[&quot;2014&quot;,7,1]]},&quot;citation-key&quot;:&quot;denner_using_2014&quot;,&quot;volume&quot;:&quot;4&quot;,&quot;issue&quot;:&quot;3&quot;,&quot;container-title-short&quot;:&quot;IJGBL&quot;,&quot;DOI&quot;:&quot;10.4018/ijgbl.2014070102&quot;},&quot;uris&quot;:[&quot;http://zotero.org/users/1913249/items/RUWZA8Q7&quot;],&quot;id&quot;:3768,&quot;suppress-author&quot;:true,&quot;uri&quot;:[&quot;http://zotero.org/users/1913249/items/RUWZA8Q7&quot;]}],&quot;schema&quot;:&quot;https://github.com/citation-style-language/schema/raw/master/csl-citation.json&quot;,&quot;citationID&quot;:&quot;psfgqnay&quot;} RNDjfnkhrqlgs"/>&lt;Do Zotero Refresh: [-@denner_using_2014]&gt;<text:reference-mark-end text:name="ZOTERO_ITEM CSL_CITATION {&quot;properties&quot;:{&quot;noteIndex&quot;:0,&quot;formattedCitation&quot;:&quot;[-@denner_using_2014]&quot;},&quot;citationItems&quot;:[{&quot;prefix&quot;:&quot;&quot;,&quot;suffix&quot;:&quot;&quot;,&quot;itemData&quot;:{&quot;license&quot;:&quot;Access limited to members&quot;,&quot;type&quot;:&quot;article-journal&quot;,&quot;URL&quot;:&quot;https://www.igi-global.com/article/using-game-mechanics-to-measure-what-students-learn-from-programming-games/117696&quot;,&quot;page&quot;:&quot;13-22&quot;,&quot;language&quot;:&quot;en&quot;,&quot;accessed&quot;:{&quot;date-parts&quot;:[[&quot;2018&quot;,4,21]]},&quot;author&quot;:[{&quot;given&quot;:&quot;Jill&quot;,&quot;family&quot;:&quot;Denner&quot;},{&quot;given&quot;:&quot;Linda&quot;,&quot;family&quot;:&quot;Werner&quot;},{&quot;given&quot;:&quot;Shannon&quot;,&quot;family&quot;:&quot;Campe&quot;},{&quot;given&quot;:&quot;Eloy&quot;,&quot;family&quot;:&quot;Ortiz&quot;}],&quot;id&quot;:&quot;denner_using_2014&quot;,&quot;source&quot;:&quot;www.igi-global.com&quot;,&quot;container-title&quot;:&quot;International Journal of Game-Based Learning (IJGBL)&quot;,&quot;ISSN&quot;:&quot;2155-6849 DOI: 10.4018/ijgbl.2014070102&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itle&quot;:&quot;Using game mechanics to measure what students learn from programming games&quot;,&quot;issued&quot;:{&quot;date-parts&quot;:[[&quot;2014&quot;,7,1]]},&quot;citation-key&quot;:&quot;denner_using_2014&quot;,&quot;volume&quot;:&quot;4&quot;,&quot;issue&quot;:&quot;3&quot;,&quot;container-title-short&quot;:&quot;IJGBL&quot;,&quot;DOI&quot;:&quot;10.4018/ijgbl.2014070102&quot;},&quot;uris&quot;:[&quot;http://zotero.org/users/1913249/items/RUWZA8Q7&quot;],&quot;id&quot;:3768,&quot;suppress-author&quot;:true,&quot;uri&quot;:[&quot;http://zotero.org/users/1913249/items/RUWZA8Q7&quot;]}],&quot;schema&quot;:&quot;https://github.com/citation-style-language/schema/raw/master/csl-citation.json&quot;,&quot;citationID&quot;:&quot;psfgqnay&quot;} RNDjfnkhrqlgs"/>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properties&quot;:{&quot;noteIndex&quot;:0,&quot;formattedCitation&quot;:&quot;[@rajala_utopian_2023]&quot;},&quot;citationItems&quot;:[{&quot;uris&quot;:[&quot;http://zotero.org/users/1913249/items/ZHZADF6X&quot;],&quot;suffix&quot;:&quot;&quot;,&quot;uri&quot;:[&quot;http://zotero.org/users/1913249/items/ZHZADF6X&quot;],&quot;id&quot;:8895,&quot;prefix&quot;:&quot;&quot;,&quot;itemData&quot;:{&quot;type&quot;:&quot;article-journal&quot;,&quot;URL&quot;:&quot;https://www.tandfonline.com/doi/full/10.1080/10508406.2022.2144736&quot;,&quot;page&quot;:&quot;110-136&quot;,&quot;language&quot;:&quot;en&quot;,&quot;accessed&quot;:{&quot;date-parts&quot;:[[&quot;2023&quot;,7,6]]},&quot;author&quot;:[{&quot;given&quot;:&quot;Antti&quot;,&quot;family&quot;:&quot;Rajala&quot;},{&quot;given&quot;:&quot;Michael&quot;,&quot;family&quot;:&quot;Cole&quot;},{&quot;given&quot;:&quot;Moises&quot;,&quot;family&quot;:&quot;Esteban-Guitart&quot;}],&quot;id&quot;:&quot;rajala_utopian_2023&quot;,&quot;source&quot;:&quot;DOI.org (Crossref)&quot;,&quot;container-title&quot;:&quot;Journal of the Learning Sciences&quot;,&quot;title-short&quot;:&quot;Utopian methodology&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ued&quot;:{&quot;date-parts&quot;:[[&quot;2023&quot;,1,1]]},&quot;citation-key&quot;:&quot;rajala_utopian_2023&quot;,&quot;volume&quot;:&quot;32&quot;,&quot;issue&quot;:&quot;1&quot;,&quot;container-title-short&quot;:&quot;Journal of the Learning Sciences&quot;,&quot;DOI&quot;:&quot;10.1080/10508406.2022.2144736&quot;}}],&quot;schema&quot;:&quot;https://github.com/citation-style-language/schema/raw/master/csl-citation.json&quot;,&quot;citationID&quot;:&quot;iftgravw&quot;} RNDpirnwggbnx"/>&lt;Do Zotero Refresh: [@rajala_utopian_2023]&gt;<text:reference-mark-end text:name="ZOTERO_ITEM CSL_CITATION {&quot;properties&quot;:{&quot;noteIndex&quot;:0,&quot;formattedCitation&quot;:&quot;[@rajala_utopian_2023]&quot;},&quot;citationItems&quot;:[{&quot;uris&quot;:[&quot;http://zotero.org/users/1913249/items/ZHZADF6X&quot;],&quot;suffix&quot;:&quot;&quot;,&quot;uri&quot;:[&quot;http://zotero.org/users/1913249/items/ZHZADF6X&quot;],&quot;id&quot;:8895,&quot;prefix&quot;:&quot;&quot;,&quot;itemData&quot;:{&quot;type&quot;:&quot;article-journal&quot;,&quot;URL&quot;:&quot;https://www.tandfonline.com/doi/full/10.1080/10508406.2022.2144736&quot;,&quot;page&quot;:&quot;110-136&quot;,&quot;language&quot;:&quot;en&quot;,&quot;accessed&quot;:{&quot;date-parts&quot;:[[&quot;2023&quot;,7,6]]},&quot;author&quot;:[{&quot;given&quot;:&quot;Antti&quot;,&quot;family&quot;:&quot;Rajala&quot;},{&quot;given&quot;:&quot;Michael&quot;,&quot;family&quot;:&quot;Cole&quot;},{&quot;given&quot;:&quot;Moises&quot;,&quot;family&quot;:&quot;Esteban-Guitart&quot;}],&quot;id&quot;:&quot;rajala_utopian_2023&quot;,&quot;source&quot;:&quot;DOI.org (Crossref)&quot;,&quot;container-title&quot;:&quot;Journal of the Learning Sciences&quot;,&quot;title-short&quot;:&quot;Utopian methodology&quot;,&quot;ISSN&quot;:&quot;1050-8406, 1532-7809&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itle&quot;:&quot;Utopian methodology: Researching educational interventions to promote equity over multiple timescales&quot;,&quot;issued&quot;:{&quot;date-parts&quot;:[[&quot;2023&quot;,1,1]]},&quot;citation-key&quot;:&quot;rajala_utopian_2023&quot;,&quot;volume&quot;:&quot;32&quot;,&quot;issue&quot;:&quot;1&quot;,&quot;container-title-short&quot;:&quot;Journal of the Learning Sciences&quot;,&quot;DOI&quot;:&quot;10.1080/10508406.2022.2144736&quot;}}],&quot;schema&quot;:&quot;https://github.com/citation-style-language/schema/raw/master/csl-citation.json&quot;,&quot;citationID&quot;:&quot;iftgravw&quot;} RNDpirnwggbnx"/></text:p>
      <text:h text:style-name="Heading_20_5" text:outline-level="5"><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p text:style-name="Text_20_body">NOTE - HOW IS THIS EXPLORE LATER? IS THIS REALLY A METHODOLOGY ASPECT - OR SOMETHING FOR THE INTRODUCTION OR THE DISCUSSION CHAPTER 6 ?</text:p>
      <text:h text:style-name="Heading_20_4" text:outline-level="4"><text:bookmark-start text:name="tads---on-double-stimulation-and-agency"/>TADS - On double stimulation and agency<text:bookmark-end text:name="tads---on-double-stimulation-and-agency"/></text:h>
      <text:p text:style-name="First_20_paragraph">NOTE - HOW MUCH TO GO INTO THIS HERE OR BRING IT UP LATER?</text:p>
      <text:p text:style-name="Text_20_body">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properties&quot;:{&quot;noteIndex&quot;:0,&quot;formattedCitation&quot;:&quot;[@sannino_principle_2015]&quot;},&quot;citationItems&quot;:[{&quot;uris&quot;:[&quot;http://zotero.org/users/1913249/items/7I43RJQP&quot;],&quot;suffix&quot;:&quot;&quot;,&quot;uri&quot;:[&quot;http://zotero.org/users/1913249/items/7I43RJQP&quot;],&quot;id&quot;:3108,&quot;prefix&quot;:&quot;&quot;,&quot;itemData&quot;:{&quot;type&quot;:&quot;article-journal&quot;,&quot;URL&quot;:&quot;http://www.sciencedirect.com/science/article/pii/S2210656115000045&quot;,&quot;page&quot;:&quot;1-15&quot;,&quot;language&quot;:&quot;en&quot;,&quot;accessed&quot;:{&quot;date-parts&quot;:[[&quot;2020&quot;,3,1]]},&quot;author&quot;:[{&quot;given&quot;:&quot;Annalisa&quot;,&quot;family&quot;:&quot;Sannino&quot;}],&quot;id&quot;:&quot;sannino_principle_2015&quot;,&quot;source&quot;:&quot;ScienceDirect&quot;,&quot;container-title&quot;:&quot;Learning, Culture and Social Interaction&quot;,&quot;title-short&quot;:&quot;The principle of double stimulation&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issued&quot;:{&quot;date-parts&quot;:[[&quot;2015&quot;,9,1]]},&quot;citation-key&quot;:&quot;sannino_principle_2015&quot;,&quot;container-title-short&quot;:&quot;Learning, Culture and Social Interaction&quot;,&quot;volume&quot;:&quot;6&quot;,&quot;DOI&quot;:&quot;10.1016/j.lcsi.2015.01.001&quot;}}],&quot;schema&quot;:&quot;https://github.com/citation-style-language/schema/raw/master/csl-citation.json&quot;,&quot;citationID&quot;:&quot;pnvytijb&quot;} RNDaamhsvnmce"/>&lt;Do Zotero Refresh: [@sannino_principle_2015]&gt;<text:reference-mark-end text:name="ZOTERO_ITEM CSL_CITATION {&quot;properties&quot;:{&quot;noteIndex&quot;:0,&quot;formattedCitation&quot;:&quot;[@sannino_principle_2015]&quot;},&quot;citationItems&quot;:[{&quot;uris&quot;:[&quot;http://zotero.org/users/1913249/items/7I43RJQP&quot;],&quot;suffix&quot;:&quot;&quot;,&quot;uri&quot;:[&quot;http://zotero.org/users/1913249/items/7I43RJQP&quot;],&quot;id&quot;:3108,&quot;prefix&quot;:&quot;&quot;,&quot;itemData&quot;:{&quot;type&quot;:&quot;article-journal&quot;,&quot;URL&quot;:&quot;http://www.sciencedirect.com/science/article/pii/S2210656115000045&quot;,&quot;page&quot;:&quot;1-15&quot;,&quot;language&quot;:&quot;en&quot;,&quot;accessed&quot;:{&quot;date-parts&quot;:[[&quot;2020&quot;,3,1]]},&quot;author&quot;:[{&quot;given&quot;:&quot;Annalisa&quot;,&quot;family&quot;:&quot;Sannino&quot;}],&quot;id&quot;:&quot;sannino_principle_2015&quot;,&quot;source&quot;:&quot;ScienceDirect&quot;,&quot;container-title&quot;:&quot;Learning, Culture and Social Interaction&quot;,&quot;title-short&quot;:&quot;The principle of double stimulation&quot;,&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issued&quot;:{&quot;date-parts&quot;:[[&quot;2015&quot;,9,1]]},&quot;citation-key&quot;:&quot;sannino_principle_2015&quot;,&quot;container-title-short&quot;:&quot;Learning, Culture and Social Interaction&quot;,&quot;volume&quot;:&quot;6&quot;,&quot;DOI&quot;:&quot;10.1016/j.lcsi.2015.01.001&quot;}}],&quot;schema&quot;:&quot;https://github.com/citation-style-language/schema/raw/master/csl-citation.json&quot;,&quot;citationID&quot;:&quot;pnvytijb&quot;} RNDaamhsvnmce"/>. While many studies have examined the process in professional settings there is a paucity of study in the area of “student-centered contexts of learning” <text:reference-mark-start text:name="ZOTERO_ITEM CSL_CITATION {&quot;properties&quot;:{&quot;noteIndex&quot;:0,&quot;formattedCitation&quot;:&quot;[@isaac_cultural_2021, p. 93]&quot;},&quot;citationItems&quot;:[{&quot;uris&quot;:[&quot;http://zotero.org/users/1913249/items/FLMUGFUH&quot;],&quot;locator&quot;:&quot; 93&quot;,&quot;uri&quot;:[&quot;http://zotero.org/users/1913249/items/FLMUGFUH&quot;],&quot;id&quot;:8651,&quot;prefix&quot;:&quot;&quot;,&quot;itemData&quot;:{&quot;type&quot;:&quot;article-journal&quot;,&quot;URL&quot;:&quot;https://www.erudit.org/en/journals/ric/1900-v1-n1-ric06727/1085784ar/abstract/&quot;,&quot;page&quot;:&quot;86-94&quot;,&quot;language&quot;:&quot;en&quot;,&quot;accessed&quot;:{&quot;date-parts&quot;:[[&quot;2023&quot;,5,15]]},&quot;author&quot;:[{&quot;given&quot;:&quot;Guillaume&quot;,&quot;family&quot;:&quot;Isaac&quot;},{&quot;given&quot;:&quot;Sylvie&quot;,&quot;family&quot;:&quot;Barma&quot;},{&quot;given&quot;:&quot;Margarida&quot;,&quot;family&quot;:&quot;Romero&quot;}],&quot;id&quot;:&quot;isaac_cultural_2021&quot;,&quot;source&quot;:&quot;www.erudit.org&quot;,&quot;container-title&quot;:&quot;Revue internationale du CRIRES : innover dans la tradition de Vygotsky / CRI_SAS international Journal: Vygotsky's Heritage: Innovation in Education&quot;,&quot;title-short&quot;:&quot;Cultural historical activity theory, double stimulation, and conflicts of motives in education science&quot;,&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volume&quot;:&quot;5&quot;,&quot;issued&quot;:{&quot;date-parts&quot;:[[&quot;2021&quot;]]},&quot;citation-key&quot;:&quot;isaac_cultural_2021&quot;,&quot;publisher&quot;:&quot;Centre de recherche et d’intervention sur la réussite scolaire&quot;,&quot;issue&quot;:&quot;2&quot;,&quot;container-title-short&quot;:&quot;ric&quot;,&quot;DOI&quot;:&quot;10.51657/ric.v5i2.51287&quot;}}],&quot;schema&quot;:&quot;https://github.com/citation-style-language/schema/raw/master/csl-citation.json&quot;,&quot;citationID&quot;:&quot;mybcgspc&quot;} RNDzwemtuaptt"/>&lt;Do Zotero Refresh: [@isaac_cultural_2021, p. 93]&gt;<text:reference-mark-end text:name="ZOTERO_ITEM CSL_CITATION {&quot;properties&quot;:{&quot;noteIndex&quot;:0,&quot;formattedCitation&quot;:&quot;[@isaac_cultural_2021, p. 93]&quot;},&quot;citationItems&quot;:[{&quot;uris&quot;:[&quot;http://zotero.org/users/1913249/items/FLMUGFUH&quot;],&quot;locator&quot;:&quot; 93&quot;,&quot;uri&quot;:[&quot;http://zotero.org/users/1913249/items/FLMUGFUH&quot;],&quot;id&quot;:8651,&quot;prefix&quot;:&quot;&quot;,&quot;itemData&quot;:{&quot;type&quot;:&quot;article-journal&quot;,&quot;URL&quot;:&quot;https://www.erudit.org/en/journals/ric/1900-v1-n1-ric06727/1085784ar/abstract/&quot;,&quot;page&quot;:&quot;86-94&quot;,&quot;language&quot;:&quot;en&quot;,&quot;accessed&quot;:{&quot;date-parts&quot;:[[&quot;2023&quot;,5,15]]},&quot;author&quot;:[{&quot;given&quot;:&quot;Guillaume&quot;,&quot;family&quot;:&quot;Isaac&quot;},{&quot;given&quot;:&quot;Sylvie&quot;,&quot;family&quot;:&quot;Barma&quot;},{&quot;given&quot;:&quot;Margarida&quot;,&quot;family&quot;:&quot;Romero&quot;}],&quot;id&quot;:&quot;isaac_cultural_2021&quot;,&quot;source&quot;:&quot;www.erudit.org&quot;,&quot;container-title&quot;:&quot;Revue internationale du CRIRES : innover dans la tradition de Vygotsky / CRI_SAS international Journal: Vygotsky's Heritage: Innovation in Education&quot;,&quot;title-short&quot;:&quot;Cultural historical activity theory, double stimulation, and conflicts of motives in education science&quot;,&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itle&quot;:&quot;Cultural historical activity theory, double stimulation, and conflicts of motives in education science: Where have we been? (2012-2021)&quot;,&quot;volume&quot;:&quot;5&quot;,&quot;issued&quot;:{&quot;date-parts&quot;:[[&quot;2021&quot;]]},&quot;citation-key&quot;:&quot;isaac_cultural_2021&quot;,&quot;publisher&quot;:&quot;Centre de recherche et d’intervention sur la réussite scolaire&quot;,&quot;issue&quot;:&quot;2&quot;,&quot;container-title-short&quot;:&quot;ric&quot;,&quot;DOI&quot;:&quot;10.51657/ric.v5i2.51287&quot;}}],&quot;schema&quot;:&quot;https://github.com/citation-style-language/schema/raw/master/csl-citation.json&quot;,&quot;citationID&quot;:&quot;mybcgspc&quot;} RNDzwemtuaptt"/>.</text:p>
      <text:p text:style-name="Text_20_body">Blockages caused by contradictions are also analysed the fields of design and HCI with an aim of revising designs to remove them <text:reference-mark-start text:name="ZOTERO_ITEM CSL_CITATION {&quot;properties&quot;:{&quot;noteIndex&quot;:0,&quot;formattedCitation&quot;:&quot;[@karanasios_moving_2021]&quot;},&quot;citationItems&quot;:[{&quot;uris&quot;:[&quot;http://zotero.org/users/1913249/items/CEMD5GSA&quot;],&quot;suffix&quot;:&quot;&quot;,&quot;uri&quot;:[&quot;http://zotero.org/users/1913249/items/CEMD5GSA&quot;],&quot;id&quot;:8643,&quot;prefix&quot;:&quot;&quot;,&quot;itemData&quot;:{&quot;type&quot;:&quot;article-journal&quot;,&quot;volume&quot;:&quot;28&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title&quot;:&quot;Moving Forward with Activity Theory in a Digital World&quot;,&quot;container-title-short&quot;:&quot;Mind Culture and Activity&quot;,&quot;issued&quot;:{&quot;date-parts&quot;:[[&quot;2021&quot;,4,7]]},&quot;citation-key&quot;:&quot;karanasios_moving_2021&quot;,&quot;author&quot;:[{&quot;given&quot;:&quot;Stan&quot;,&quot;family&quot;:&quot;Karanasios&quot;},{&quot;given&quot;:&quot;Bonnie&quot;,&quot;family&quot;:&quot;Nardi&quot;},{&quot;given&quot;:&quot;Clay&quot;,&quot;family&quot;:&quot;Spinuzzi&quot;},{&quot;given&quot;:&quot;Julien&quot;,&quot;family&quot;:&quot;Malaurent&quot;}],&quot;id&quot;:&quot;karanasios_moving_2021&quot;,&quot;source&quot;:&quot;ResearchGate&quot;,&quot;container-title&quot;:&quot;Mind Culture and Activity&quot;}}],&quot;schema&quot;:&quot;https://github.com/citation-style-language/schema/raw/master/csl-citation.json&quot;,&quot;citationID&quot;:&quot;xcuychgv&quot;} RNDctheytczvi"/>&lt;Do Zotero Refresh: [@karanasios_moving_2021]&gt;<text:reference-mark-end text:name="ZOTERO_ITEM CSL_CITATION {&quot;properties&quot;:{&quot;noteIndex&quot;:0,&quot;formattedCitation&quot;:&quot;[@karanasios_moving_2021]&quot;},&quot;citationItems&quot;:[{&quot;uris&quot;:[&quot;http://zotero.org/users/1913249/items/CEMD5GSA&quot;],&quot;suffix&quot;:&quot;&quot;,&quot;uri&quot;:[&quot;http://zotero.org/users/1913249/items/CEMD5GSA&quot;],&quot;id&quot;:8643,&quot;prefix&quot;:&quot;&quot;,&quot;itemData&quot;:{&quot;type&quot;:&quot;article-journal&quot;,&quot;volume&quot;:&quot;28&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DOI&quot;:&quot;10.1080/10749039.2021.1914662&quot;,&quot;title&quot;:&quot;Moving Forward with Activity Theory in a Digital World&quot;,&quot;container-title-short&quot;:&quot;Mind Culture and Activity&quot;,&quot;issued&quot;:{&quot;date-parts&quot;:[[&quot;2021&quot;,4,7]]},&quot;citation-key&quot;:&quot;karanasios_moving_2021&quot;,&quot;author&quot;:[{&quot;given&quot;:&quot;Stan&quot;,&quot;family&quot;:&quot;Karanasios&quot;},{&quot;given&quot;:&quot;Bonnie&quot;,&quot;family&quot;:&quot;Nardi&quot;},{&quot;given&quot;:&quot;Clay&quot;,&quot;family&quot;:&quot;Spinuzzi&quot;},{&quot;given&quot;:&quot;Julien&quot;,&quot;family&quot;:&quot;Malaurent&quot;}],&quot;id&quot;:&quot;karanasios_moving_2021&quot;,&quot;source&quot;:&quot;ResearchGate&quot;,&quot;container-title&quot;:&quot;Mind Culture and Activity&quot;}}],&quot;schema&quot;:&quot;https://github.com/citation-style-language/schema/raw/master/csl-citation.json&quot;,&quot;citationID&quot;:&quot;xcuychgv&quot;} RNDctheytczvi"/>.</text:p>
      <text:h text:style-name="Heading_20_4" text:outline-level="4"><text:bookmark-start text:name="on-affordances"/>On affordances<text:bookmark-end text:name="on-affordances"/></text:h>
      <text:p text:style-name="First_20_paragraph">AT’s relationship with affordances are explored here</text:p>
      <text:p text:style-name="Text_20_body">In my analysi of</text:p>
      <text:p text:style-name="Text_20_body">Other researchers have found the the scope and focus of affordances important to clarify <text:reference-mark-start text:name="ZOTERO_ITEM CSL_CITATION {&quot;properties&quot;:{&quot;noteIndex&quot;:0,&quot;formattedCitation&quot;:&quot;[@wolff-piggott_activity_2016-1]&quot;},&quot;citationItems&quot;:[{&quot;uris&quot;:[&quot;http://zotero.org/users/1913249/items/IJ22ZGNR&quot;],&quot;suffix&quot;:&quot;&quot;,&quot;uri&quot;:[&quot;http://zotero.org/users/1913249/items/IJ22ZGNR&quot;],&quot;id&quot;:8794,&quot;prefix&quot;:&quot;&quot;,&quot;itemData&quot;:{&quot;title-short&quot;:&quot;An activity theory approach to affordance actualisation in mHealth&quot;,&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issued&quot;:{&quot;date-parts&quot;:[[&quot;2016&quot;,6,1]]},&quot;citation-key&quot;:&quot;wolff-piggott_activity_2016-1&quot;,&quot;author&quot;:[{&quot;given&quot;:&quot;Brendon&quot;,&quot;family&quot;:&quot;Wolff-Piggott&quot;}],&quot;id&quot;:&quot;wolff-piggott_activity_2016-1&quot;,&quot;source&quot;:&quot;ResearchGate&quot;}}],&quot;schema&quot;:&quot;https://github.com/citation-style-language/schema/raw/master/csl-citation.json&quot;,&quot;citationID&quot;:&quot;sllripdc&quot;} RNDjdrcwpfrni"/>&lt;Do Zotero Refresh: [@wolff-piggott_activity_2016-1]&gt;<text:reference-mark-end text:name="ZOTERO_ITEM CSL_CITATION {&quot;properties&quot;:{&quot;noteIndex&quot;:0,&quot;formattedCitation&quot;:&quot;[@wolff-piggott_activity_2016-1]&quot;},&quot;citationItems&quot;:[{&quot;uris&quot;:[&quot;http://zotero.org/users/1913249/items/IJ22ZGNR&quot;],&quot;suffix&quot;:&quot;&quot;,&quot;uri&quot;:[&quot;http://zotero.org/users/1913249/items/IJ22ZGNR&quot;],&quot;id&quot;:8794,&quot;prefix&quot;:&quot;&quot;,&quot;itemData&quot;:{&quot;title-short&quot;:&quot;An activity theory approach to affordance actualisation in mHealth&quot;,&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issued&quot;:{&quot;date-parts&quot;:[[&quot;2016&quot;,6,1]]},&quot;citation-key&quot;:&quot;wolff-piggott_activity_2016-1&quot;,&quot;author&quot;:[{&quot;given&quot;:&quot;Brendon&quot;,&quot;family&quot;:&quot;Wolff-Piggott&quot;}],&quot;id&quot;:&quot;wolff-piggott_activity_2016-1&quot;,&quot;source&quot;:&quot;ResearchGate&quot;}}],&quot;schema&quot;:&quot;https://github.com/citation-style-language/schema/raw/master/csl-citation.json&quot;,&quot;citationID&quot;:&quot;sllripdc&quot;} RNDjdrcwpfrni"/>.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properties&quot;:{&quot;noteIndex&quot;:0,&quot;formattedCitation&quot;:&quot;[@kaptelinin_affordances_2012]&quot;},&quot;citationItems&quot;:[{&quot;uris&quot;:[&quot;http://zotero.org/users/1913249/items/HZLL87FQ&quot;],&quot;suffix&quot;:&quot;&quot;,&quot;uri&quot;:[&quot;http://zotero.org/users/1913249/items/HZLL87FQ&quot;],&quot;id&quot;:8660,&quot;prefix&quot;:&quot;&quot;,&quot;itemData&quot;:{&quot;type&quot;:&quot;paper-conference&quot;,&quot;URL&quot;:&quot;https://doi.org/10.1145/2207676.2208541&quot;,&quot;page&quot;:&quot;967–976&quot;,&quot;event-place&quot;:&quot;New York, NY, USA&quot;,&quot;accessed&quot;:{&quot;date-parts&quot;:[[&quot;2023&quot;,5,15]]},&quot;author&quot;:[{&quot;given&quot;:&quot;Victor&quot;,&quot;family&quot;:&quot;Kaptelinin&quot;},{&quot;given&quot;:&quot;Bonnie&quot;,&quot;family&quot;:&quot;Nardi&quot;}],&quot;id&quot;:&quot;kaptelinin_affordances_2012&quot;,&quot;ISBN&quot;:&quot;978-1-4503-1015-4&quot;,&quot;container-title&quot;:&quot;Proceedings of the SIGCHI Conference on Human Factors in Computing Systems&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DOI&quot;:&quot;10.1145/2207676.2208541&quot;,&quot;issued&quot;:{&quot;date-parts&quot;:[[&quot;2012&quot;,5,5]]},&quot;citation-key&quot;:&quot;kaptelinin_affordances_2012&quot;,&quot;publisher&quot;:&quot;Association for Computing Machinery&quot;,&quot;source&quot;:&quot;ACM Digital Library&quot;,&quot;publisher-place&quot;:&quot;New York, NY, USA&quot;,&quot;collection-title&quot;:&quot;CHI '12&quot;}}],&quot;schema&quot;:&quot;https://github.com/citation-style-language/schema/raw/master/csl-citation.json&quot;,&quot;citationID&quot;:&quot;ytdankfl&quot;} RNDeilaqdmcuu"/>&lt;Do Zotero Refresh: [@kaptelinin_affordances_2012]&gt;<text:reference-mark-end text:name="ZOTERO_ITEM CSL_CITATION {&quot;properties&quot;:{&quot;noteIndex&quot;:0,&quot;formattedCitation&quot;:&quot;[@kaptelinin_affordances_2012]&quot;},&quot;citationItems&quot;:[{&quot;uris&quot;:[&quot;http://zotero.org/users/1913249/items/HZLL87FQ&quot;],&quot;suffix&quot;:&quot;&quot;,&quot;uri&quot;:[&quot;http://zotero.org/users/1913249/items/HZLL87FQ&quot;],&quot;id&quot;:8660,&quot;prefix&quot;:&quot;&quot;,&quot;itemData&quot;:{&quot;type&quot;:&quot;paper-conference&quot;,&quot;URL&quot;:&quot;https://doi.org/10.1145/2207676.2208541&quot;,&quot;page&quot;:&quot;967–976&quot;,&quot;event-place&quot;:&quot;New York, NY, USA&quot;,&quot;accessed&quot;:{&quot;date-parts&quot;:[[&quot;2023&quot;,5,15]]},&quot;author&quot;:[{&quot;given&quot;:&quot;Victor&quot;,&quot;family&quot;:&quot;Kaptelinin&quot;},{&quot;given&quot;:&quot;Bonnie&quot;,&quot;family&quot;:&quot;Nardi&quot;}],&quot;id&quot;:&quot;kaptelinin_affordances_2012&quot;,&quot;ISBN&quot;:&quot;978-1-4503-1015-4&quot;,&quot;container-title&quot;:&quot;Proceedings of the SIGCHI Conference on Human Factors in Computing Systems&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DOI&quot;:&quot;10.1145/2207676.2208541&quot;,&quot;issued&quot;:{&quot;date-parts&quot;:[[&quot;2012&quot;,5,5]]},&quot;citation-key&quot;:&quot;kaptelinin_affordances_2012&quot;,&quot;publisher&quot;:&quot;Association for Computing Machinery&quot;,&quot;source&quot;:&quot;ACM Digital Library&quot;,&quot;publisher-place&quot;:&quot;New York, NY, USA&quot;,&quot;collection-title&quot;:&quot;CHI '12&quot;}}],&quot;schema&quot;:&quot;https://github.com/citation-style-language/schema/raw/master/csl-citation.json&quot;,&quot;citationID&quot;:&quot;ytdankfl&quot;} RNDeilaqdmcuu"/>.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properties&quot;:{&quot;noteIndex&quot;:0,&quot;formattedCitation&quot;:&quot;[@kaptelinin_affordances_2012]&quot;},&quot;citationItems&quot;:[{&quot;uris&quot;:[&quot;http://zotero.org/users/1913249/items/HZLL87FQ&quot;],&quot;suffix&quot;:&quot;&quot;,&quot;uri&quot;:[&quot;http://zotero.org/users/1913249/items/HZLL87FQ&quot;],&quot;id&quot;:8660,&quot;prefix&quot;:&quot;&quot;,&quot;itemData&quot;:{&quot;type&quot;:&quot;paper-conference&quot;,&quot;URL&quot;:&quot;https://doi.org/10.1145/2207676.2208541&quot;,&quot;page&quot;:&quot;967–976&quot;,&quot;event-place&quot;:&quot;New York, NY, USA&quot;,&quot;accessed&quot;:{&quot;date-parts&quot;:[[&quot;2023&quot;,5,15]]},&quot;author&quot;:[{&quot;given&quot;:&quot;Victor&quot;,&quot;family&quot;:&quot;Kaptelinin&quot;},{&quot;given&quot;:&quot;Bonnie&quot;,&quot;family&quot;:&quot;Nardi&quot;}],&quot;id&quot;:&quot;kaptelinin_affordances_2012&quot;,&quot;ISBN&quot;:&quot;978-1-4503-1015-4&quot;,&quot;container-title&quot;:&quot;Proceedings of the SIGCHI Conference on Human Factors in Computing Systems&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DOI&quot;:&quot;10.1145/2207676.2208541&quot;,&quot;issued&quot;:{&quot;date-parts&quot;:[[&quot;2012&quot;,5,5]]},&quot;citation-key&quot;:&quot;kaptelinin_affordances_2012&quot;,&quot;publisher&quot;:&quot;Association for Computing Machinery&quot;,&quot;source&quot;:&quot;ACM Digital Library&quot;,&quot;publisher-place&quot;:&quot;New York, NY, USA&quot;,&quot;collection-title&quot;:&quot;CHI '12&quot;}}],&quot;schema&quot;:&quot;https://github.com/citation-style-language/schema/raw/master/csl-citation.json&quot;,&quot;citationID&quot;:&quot;rxwbbney&quot;} RNDckpqsokvpx"/>&lt;Do Zotero Refresh: [@kaptelinin_affordances_2012]&gt;<text:reference-mark-end text:name="ZOTERO_ITEM CSL_CITATION {&quot;properties&quot;:{&quot;noteIndex&quot;:0,&quot;formattedCitation&quot;:&quot;[@kaptelinin_affordances_2012]&quot;},&quot;citationItems&quot;:[{&quot;uris&quot;:[&quot;http://zotero.org/users/1913249/items/HZLL87FQ&quot;],&quot;suffix&quot;:&quot;&quot;,&quot;uri&quot;:[&quot;http://zotero.org/users/1913249/items/HZLL87FQ&quot;],&quot;id&quot;:8660,&quot;prefix&quot;:&quot;&quot;,&quot;itemData&quot;:{&quot;type&quot;:&quot;paper-conference&quot;,&quot;URL&quot;:&quot;https://doi.org/10.1145/2207676.2208541&quot;,&quot;page&quot;:&quot;967–976&quot;,&quot;event-place&quot;:&quot;New York, NY, USA&quot;,&quot;accessed&quot;:{&quot;date-parts&quot;:[[&quot;2023&quot;,5,15]]},&quot;author&quot;:[{&quot;given&quot;:&quot;Victor&quot;,&quot;family&quot;:&quot;Kaptelinin&quot;},{&quot;given&quot;:&quot;Bonnie&quot;,&quot;family&quot;:&quot;Nardi&quot;}],&quot;id&quot;:&quot;kaptelinin_affordances_2012&quot;,&quot;ISBN&quot;:&quot;978-1-4503-1015-4&quot;,&quot;container-title&quot;:&quot;Proceedings of the SIGCHI Conference on Human Factors in Computing Systems&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title&quot;:&quot;Affordances in HCI: toward a mediated action perspective&quot;,&quot;DOI&quot;:&quot;10.1145/2207676.2208541&quot;,&quot;issued&quot;:{&quot;date-parts&quot;:[[&quot;2012&quot;,5,5]]},&quot;citation-key&quot;:&quot;kaptelinin_affordances_2012&quot;,&quot;publisher&quot;:&quot;Association for Computing Machinery&quot;,&quot;source&quot;:&quot;ACM Digital Library&quot;,&quot;publisher-place&quot;:&quot;New York, NY, USA&quot;,&quot;collection-title&quot;:&quot;CHI '12&quot;}}],&quot;schema&quot;:&quot;https://github.com/citation-style-language/schema/raw/master/csl-citation.json&quot;,&quot;citationID&quot;:&quot;rxwbbney&quot;} RNDckpqsokvpx"/>.</text:p>
      <text:p text:style-name="Text_20_body">However, affordances are originally conceived of as part of activity, not separated from it <text:reference-mark-start text:name="ZOTERO_ITEM CSL_CITATION {&quot;properties&quot;:{&quot;noteIndex&quot;:0,&quot;formattedCitation&quot;:&quot;[@ba_erentsen_activity_2002]&quot;},&quot;citationItems&quot;:[{&quot;uris&quot;:[&quot;http://zotero.org/users/1913249/items/3ZY45LTV&quot;],&quot;suffix&quot;:&quot;&quot;,&quot;uri&quot;:[&quot;http://zotero.org/users/1913249/items/3ZY45LTV&quot;],&quot;id&quot;:3296,&quot;prefix&quot;:&quot;&quot;,&quot;itemData&quot;:{&quot;type&quot;:&quot;paper-conference&quot;,&quot;URL&quot;:&quot;http://doi.acm.org/10.1145/572020.572028&quot;,&quot;page&quot;:&quot;51–60&quot;,&quot;event-place&quot;:&quot;Aarhus, Denmark&quot;,&quot;accessed&quot;:{&quot;date-parts&quot;:[[&quot;2019&quot;,5,10]]},&quot;author&quot;:[{&quot;given&quot;:&quot;Klaus B.&quot;,&quot;family&quot;:&quot;B\\a erentsen&quot;},{&quot;given&quot;:&quot;Johan&quot;,&quot;family&quot;:&quot;Trettvik&quot;}],&quot;id&quot;:&quot;ba_erentsen_activity_2002&quot;,&quot;ISBN&quot;:&quot;978-1-58113-616-6&quot;,&quot;container-title&quot;:&quot;Proceedings of the Second Nordic Conference on Human-computer Interaction&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itle&quot;:&quot;An Activity Theory Approach to Affordance&quot;,&quot;DOI&quot;:&quot;10.1145/572020.572028&quot;,&quot;issued&quot;:{&quot;date-parts&quot;:[[&quot;2002&quot;]]},&quot;citation-key&quot;:&quot;ba_erentsen_activity_2002&quot;,&quot;publisher&quot;:&quot;ACM&quot;,&quot;source&quot;:&quot;ACM Digital Library&quot;,&quot;publisher-place&quot;:&quot;New York, NY, USA&quot;,&quot;collection-title&quot;:&quot;NordiCHI '02&quot;}}],&quot;schema&quot;:&quot;https://github.com/citation-style-language/schema/raw/master/csl-citation.json&quot;,&quot;citationID&quot;:&quot;fujjcvkt&quot;} RNDywvsqnqnpr"/>&lt;Do Zotero Refresh: [@ba_erentsen_activity_2002]&gt;<text:reference-mark-end text:name="ZOTERO_ITEM CSL_CITATION {&quot;properties&quot;:{&quot;noteIndex&quot;:0,&quot;formattedCitation&quot;:&quot;[@ba_erentsen_activity_2002]&quot;},&quot;citationItems&quot;:[{&quot;uris&quot;:[&quot;http://zotero.org/users/1913249/items/3ZY45LTV&quot;],&quot;suffix&quot;:&quot;&quot;,&quot;uri&quot;:[&quot;http://zotero.org/users/1913249/items/3ZY45LTV&quot;],&quot;id&quot;:3296,&quot;prefix&quot;:&quot;&quot;,&quot;itemData&quot;:{&quot;type&quot;:&quot;paper-conference&quot;,&quot;URL&quot;:&quot;http://doi.acm.org/10.1145/572020.572028&quot;,&quot;page&quot;:&quot;51–60&quot;,&quot;event-place&quot;:&quot;Aarhus, Denmark&quot;,&quot;accessed&quot;:{&quot;date-parts&quot;:[[&quot;2019&quot;,5,10]]},&quot;author&quot;:[{&quot;given&quot;:&quot;Klaus B.&quot;,&quot;family&quot;:&quot;B\\a erentsen&quot;},{&quot;given&quot;:&quot;Johan&quot;,&quot;family&quot;:&quot;Trettvik&quot;}],&quot;id&quot;:&quot;ba_erentsen_activity_2002&quot;,&quot;ISBN&quot;:&quot;978-1-58113-616-6&quot;,&quot;container-title&quot;:&quot;Proceedings of the Second Nordic Conference on Human-computer Interaction&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title&quot;:&quot;An Activity Theory Approach to Affordance&quot;,&quot;DOI&quot;:&quot;10.1145/572020.572028&quot;,&quot;issued&quot;:{&quot;date-parts&quot;:[[&quot;2002&quot;]]},&quot;citation-key&quot;:&quot;ba_erentsen_activity_2002&quot;,&quot;publisher&quot;:&quot;ACM&quot;,&quot;source&quot;:&quot;ACM Digital Library&quot;,&quot;publisher-place&quot;:&quot;New York, NY, USA&quot;,&quot;collection-title&quot;:&quot;NordiCHI '02&quot;}}],&quot;schema&quot;:&quot;https://github.com/citation-style-language/schema/raw/master/csl-citation.json&quot;,&quot;citationID&quot;:&quot;fujjcvkt&quot;} RNDywvsqnqnpr"/>.</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2">
        <text:list-item>
          <text:p text:style-name="P35">intrusive feel - having the webcam on and the resulting red light on the screen, I felt was less conducive to feeling comfortable than one 360 camera in the middle of the room.</text:p>
        </text:list-item>
        <text:list-item>
          <text:p text:style-name="P35">less resources - recording webcam on the laptop</text:p>
        </text:list-item>
        <text:list-item>
          <text:p text:style-name="P35">reduced video file size of final data file</text:p>
        </text:list-item>
        <text:list-item>
          <text:p text:style-name="P35">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 Practitioner interviews in VLC player</text:p>
          </table:table-cell>
          <table:table-cell table:style-name="TableRowCell"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 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3">
        <text:list-item>
          <text:p text:style-name="P36">Broad dipping into sessions via 360 video, advantages, focusing on community interactions, disadvantages of</text:p>
        </text:list-item>
        <text:list-item>
          <text:p text:style-name="P36">Transcription and annoation of video capture footage in parallel with 360 data</text:p>
        </text:list-item>
        <text:list-item>
          <text:p text:style-name="P36">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properties&quot;:{&quot;noteIndex&quot;:0,&quot;formattedCitation&quot;:&quot;[@morcom_scaffolding_2014]&quot;},&quot;citationItems&quot;:[{&quot;uris&quot;:[&quot;http://zotero.org/users/1913249/items/BF4CE4NV&quot;],&quot;suffix&quot;:&quot;&quot;,&quot;uri&quot;:[&quot;http://zotero.org/users/1913249/items/BF4CE4NV&quot;],&quot;id&quot;:3881,&quot;prefix&quot;:&quot;&quot;,&quot;itemData&quot;:{&quot;type&quot;:&quot;article-journal&quot;,&quot;URL&quot;:&quot;https://linkinghub.elsevier.com/retrieve/pii/S0883035514000494&quot;,&quot;page&quot;:&quot;18-29&quot;,&quot;language&quot;:&quot;en&quot;,&quot;accessed&quot;:{&quot;date-parts&quot;:[[&quot;2022&quot;,8,1]]},&quot;author&quot;:[{&quot;given&quot;:&quot;Veronica&quot;,&quot;family&quot;:&quot;Morcom&quot;}],&quot;id&quot;:&quot;morcom_scaffolding_2014&quot;,&quot;source&quot;:&quot;DOI.org (Crossref)&quot;,&quot;container-title&quot;:&quot;International Journal of Educational Research&quot;,&quot;title-short&quot;:&quot;Scaffolding social and emotional learning in an elementary classroom community&quot;,&quot;ISSN&quot;:&quot;08830355&quot;,&quot;title&quot;:&quot;Scaffolding social and emotional learning in an elementary classroom community: A sociocultural perspective&quot;,&quot;issued&quot;:{&quot;date-parts&quot;:[[&quot;2014&quot;]]},&quot;citation-key&quot;:&quot;morcom_scaffolding_2014&quot;,&quot;container-title-short&quot;:&quot;International Journal of Educational Research&quot;,&quot;volume&quot;:&quot;67&quot;,&quot;DOI&quot;:&quot;10.1016/j.ijer.2014.04.002&quot;}}],&quot;schema&quot;:&quot;https://github.com/citation-style-language/schema/raw/master/csl-citation.json&quot;,&quot;citationID&quot;:&quot;atpddfuv&quot;} RNDtericxcmhf"/>&lt;Do Zotero Refresh: [@morcom_scaffolding_2014]&gt;<text:reference-mark-end text:name="ZOTERO_ITEM CSL_CITATION {&quot;properties&quot;:{&quot;noteIndex&quot;:0,&quot;formattedCitation&quot;:&quot;[@morcom_scaffolding_2014]&quot;},&quot;citationItems&quot;:[{&quot;uris&quot;:[&quot;http://zotero.org/users/1913249/items/BF4CE4NV&quot;],&quot;suffix&quot;:&quot;&quot;,&quot;uri&quot;:[&quot;http://zotero.org/users/1913249/items/BF4CE4NV&quot;],&quot;id&quot;:3881,&quot;prefix&quot;:&quot;&quot;,&quot;itemData&quot;:{&quot;type&quot;:&quot;article-journal&quot;,&quot;URL&quot;:&quot;https://linkinghub.elsevier.com/retrieve/pii/S0883035514000494&quot;,&quot;page&quot;:&quot;18-29&quot;,&quot;language&quot;:&quot;en&quot;,&quot;accessed&quot;:{&quot;date-parts&quot;:[[&quot;2022&quot;,8,1]]},&quot;author&quot;:[{&quot;given&quot;:&quot;Veronica&quot;,&quot;family&quot;:&quot;Morcom&quot;}],&quot;id&quot;:&quot;morcom_scaffolding_2014&quot;,&quot;source&quot;:&quot;DOI.org (Crossref)&quot;,&quot;container-title&quot;:&quot;International Journal of Educational Research&quot;,&quot;title-short&quot;:&quot;Scaffolding social and emotional learning in an elementary classroom community&quot;,&quot;ISSN&quot;:&quot;08830355&quot;,&quot;title&quot;:&quot;Scaffolding social and emotional learning in an elementary classroom community: A sociocultural perspective&quot;,&quot;issued&quot;:{&quot;date-parts&quot;:[[&quot;2014&quot;]]},&quot;citation-key&quot;:&quot;morcom_scaffolding_2014&quot;,&quot;container-title-short&quot;:&quot;International Journal of Educational Research&quot;,&quot;volume&quot;:&quot;67&quot;,&quot;DOI&quot;:&quot;10.1016/j.ijer.2014.04.002&quot;}}],&quot;schema&quot;:&quot;https://github.com/citation-style-language/schema/raw/master/csl-citation.json&quot;,&quot;citationID&quot;:&quot;atpddfuv&quot;} RNDtericxcmhf"/> I drew on Rogoff’s <text:reference-mark-start text:name="ZOTERO_ITEM CSL_CITATION {&quot;properties&quot;:{&quot;noteIndex&quot;:0,&quot;formattedCitation&quot;:&quot;[-@rogoff_observing_1995]&quot;},&quot;citationItems&quot;:[{&quot;prefix&quot;:&quot;&quot;,&quot;suffix&quot;:&quot;&quot;,&quot;itemData&quot;:{&quot;title-short&quot;:&quot;Observing sociocultural activity on three planes&quot;,&quot;type&quot;:&quot;chapter&quot;,&quot;publisher-place&quot;:&quot;New York, NY, US&quot;,&quot;publisher&quot;:&quot;Cambridge University Press&quot;,&quot;collection-title&quot;:&quot;Learning in doing: Social, cognitive, and computational aspects&quot;,&quot;page&quot;:&quot;139-164&quot;,&quot;title&quot;:&quot;Observing sociocultural activity on three planes: Participatory appropriation, guided participation, and apprenticeship&quot;,&quot;event-place&quot;:&quot;New York, NY, US&quot;,&quot;issued&quot;:{&quot;date-parts&quot;:[[&quot;1995&quot;]]},&quot;citation-key&quot;:&quot;rogoff_observing_1995&quot;,&quot;author&quot;:[{&quot;given&quot;:&quot;Barbara&quot;,&quot;family&quot;:&quot;Rogoff&quot;}],&quot;id&quot;:&quot;rogoff_observing_1995&quot;,&quot;source&quot;:&quot;APA PsycNet&quot;,&quot;container-title&quot;:&quot;Sociocultural studies of mind&quot;},&quot;uris&quot;:[&quot;http://zotero.org/users/1913249/items/ZMN79J65&quot;],&quot;id&quot;:3879,&quot;suppress-author&quot;:true,&quot;uri&quot;:[&quot;http://zotero.org/users/1913249/items/ZMN79J65&quot;]}],&quot;schema&quot;:&quot;https://github.com/citation-style-language/schema/raw/master/csl-citation.json&quot;,&quot;citationID&quot;:&quot;hryfnuyd&quot;} RNDhoqwgrqvvu"/>&lt;Do Zotero Refresh: [-@rogoff_observing_1995]&gt;<text:reference-mark-end text:name="ZOTERO_ITEM CSL_CITATION {&quot;properties&quot;:{&quot;noteIndex&quot;:0,&quot;formattedCitation&quot;:&quot;[-@rogoff_observing_1995]&quot;},&quot;citationItems&quot;:[{&quot;prefix&quot;:&quot;&quot;,&quot;suffix&quot;:&quot;&quot;,&quot;itemData&quot;:{&quot;title-short&quot;:&quot;Observing sociocultural activity on three planes&quot;,&quot;type&quot;:&quot;chapter&quot;,&quot;publisher-place&quot;:&quot;New York, NY, US&quot;,&quot;publisher&quot;:&quot;Cambridge University Press&quot;,&quot;collection-title&quot;:&quot;Learning in doing: Social, cognitive, and computational aspects&quot;,&quot;page&quot;:&quot;139-164&quot;,&quot;title&quot;:&quot;Observing sociocultural activity on three planes: Participatory appropriation, guided participation, and apprenticeship&quot;,&quot;event-place&quot;:&quot;New York, NY, US&quot;,&quot;issued&quot;:{&quot;date-parts&quot;:[[&quot;1995&quot;]]},&quot;citation-key&quot;:&quot;rogoff_observing_1995&quot;,&quot;author&quot;:[{&quot;given&quot;:&quot;Barbara&quot;,&quot;family&quot;:&quot;Rogoff&quot;}],&quot;id&quot;:&quot;rogoff_observing_1995&quot;,&quot;source&quot;:&quot;APA PsycNet&quot;,&quot;container-title&quot;:&quot;Sociocultural studies of mind&quot;},&quot;uris&quot;:[&quot;http://zotero.org/users/1913249/items/ZMN79J65&quot;],&quot;id&quot;:3879,&quot;suppress-author&quot;:true,&quot;uri&quot;:[&quot;http://zotero.org/users/1913249/items/ZMN79J65&quot;]}],&quot;schema&quot;:&quot;https://github.com/citation-style-language/schema/raw/master/csl-citation.json&quot;,&quot;citationID&quot;:&quot;hryfnuyd&quot;} RNDhoqwgrqvvu"/>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4">
        <text:list-item>
          <text:p text:style-name="P37">start identify to thematic analysis of the stages of design with other learning models like PBL</text:p>
        </text:list-item>
        <text:list-item>
          <text:p text:style-name="P37">to identify roles through repeated patterns of interactions, and contrast to Barron’s work</text:p>
        </text:list-item>
        <text:list-item>
          <text:p text:style-name="P37">to reflect on the thesis questions</text:p>
        </text:list-item>
      </text:list>
      <text:p text:style-name="First_20_paragraph">While the three planes provided a higher level framework, specifics of the data gave greater granularity and formed sub categories of coding</text:p>
      <text:list text:style-name="L35">
        <text:list-item>
          <text:p text:style-name="P38">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6">
        <text:list-item>
          <text:p text:style-name="P39">Good quality recording</text:p>
        </text:list-item>
        <text:list-item>
          <text:p text:style-name="P39">Diversity of kinds of participants, ages especially</text:p>
        </text:list-item>
        <text:list-item>
          <text:p text:style-name="P39">Diversity of participant actions in terms of tasks being worked on</text:p>
        </text:list-item>
        <text:list-item>
          <text:p text:style-name="P39">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7">
        <text:list-item>
          <text:p text:style-name="P40">quick analysis</text:p>
        </text:list-item>
        <text:list-item>
          <text:p text:style-name="P40">sections coded and described in 5 minute chunks</text:p>
        </text:list-item>
        <text:list-item>
          <text:p text:style-name="P40">themes of interest identified - in relation to evolving RQs as per DBR</text:p>
        </text:list-item>
        <text:list-item>
          <text:p text:style-name="P40">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8">
        <text:list-item>
          <text:p text:style-name="P41">Elements of Computational Thinking</text:p>
        </text:list-item>
        <text:list-item>
          <text:p text:style-name="P41">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properties&quot;:{&quot;noteIndex&quot;:0,&quot;formattedCitation&quot;:&quot;[-@barron_parents_2009]&quot;},&quot;citationItems&quot;:[{&quot;prefix&quot;:&quot;&quot;,&quot;suffix&quot;:&quot;&quot;,&quot;itemData&quot;:{&quot;type&quot;:&quot;article-journal&quot;,&quot;URL&quot;:&quot;http://www.portico.org/Portico/article?article=phx73mtv74z&quot;,&quot;page&quot;:&quot;55-77&quot;,&quot;language&quot;:&quot;en&quot;,&quot;accessed&quot;:{&quot;date-parts&quot;:[[&quot;2018&quot;,10,30]]},&quot;author&quot;:[{&quot;given&quot;:&quot;Brigid&quot;,&quot;family&quot;:&quot;Barron&quot;},{&quot;given&quot;:&quot;Caitlin Kennedy&quot;,&quot;family&quot;:&quot;Martin&quot;},{&quot;given&quot;:&quot;Lori&quot;,&quot;family&quot;:&quot;Takeuchi&quot;},{&quot;given&quot;:&quot;Rachel&quot;,&quot;family&quot;:&quot;Fithian&quot;}],&quot;id&quot;:&quot;barron_parents_2009&quot;,&quot;source&quot;:&quot;Crossref&quot;,&quot;container-title&quot;:&quot;International Journal of Learning and Media&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ued&quot;:{&quot;date-parts&quot;:[[&quot;2009&quot;,5]]},&quot;citation-key&quot;:&quot;barron_parents_2009&quot;,&quot;issue&quot;:&quot;2&quot;,&quot;volume&quot;:&quot;1&quot;,&quot;DOI&quot;:&quot;10.1162/ijlm.2009.0021&quot;},&quot;uris&quot;:[&quot;http://zotero.org/users/1913249/items/7GMWQYV6&quot;],&quot;id&quot;:2830,&quot;suppress-author&quot;:true,&quot;uri&quot;:[&quot;http://zotero.org/users/1913249/items/7GMWQYV6&quot;]}],&quot;schema&quot;:&quot;https://github.com/citation-style-language/schema/raw/master/csl-citation.json&quot;,&quot;citationID&quot;:&quot;apqtuhbw&quot;} RNDeejljqciwp"/>&lt;Do Zotero Refresh: [-@barron_parents_2009]&gt;<text:reference-mark-end text:name="ZOTERO_ITEM CSL_CITATION {&quot;properties&quot;:{&quot;noteIndex&quot;:0,&quot;formattedCitation&quot;:&quot;[-@barron_parents_2009]&quot;},&quot;citationItems&quot;:[{&quot;prefix&quot;:&quot;&quot;,&quot;suffix&quot;:&quot;&quot;,&quot;itemData&quot;:{&quot;type&quot;:&quot;article-journal&quot;,&quot;URL&quot;:&quot;http://www.portico.org/Portico/article?article=phx73mtv74z&quot;,&quot;page&quot;:&quot;55-77&quot;,&quot;language&quot;:&quot;en&quot;,&quot;accessed&quot;:{&quot;date-parts&quot;:[[&quot;2018&quot;,10,30]]},&quot;author&quot;:[{&quot;given&quot;:&quot;Brigid&quot;,&quot;family&quot;:&quot;Barron&quot;},{&quot;given&quot;:&quot;Caitlin Kennedy&quot;,&quot;family&quot;:&quot;Martin&quot;},{&quot;given&quot;:&quot;Lori&quot;,&quot;family&quot;:&quot;Takeuchi&quot;},{&quot;given&quot;:&quot;Rachel&quot;,&quot;family&quot;:&quot;Fithian&quot;}],&quot;id&quot;:&quot;barron_parents_2009&quot;,&quot;source&quot;:&quot;Crossref&quot;,&quot;container-title&quot;:&quot;International Journal of Learning and Media&quot;,&quot;ISSN&quot;:&quot;19436068&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itle&quot;:&quot;Parents as Learning Partners in the Development of Technological Fluency&quot;,&quot;issued&quot;:{&quot;date-parts&quot;:[[&quot;2009&quot;,5]]},&quot;citation-key&quot;:&quot;barron_parents_2009&quot;,&quot;issue&quot;:&quot;2&quot;,&quot;volume&quot;:&quot;1&quot;,&quot;DOI&quot;:&quot;10.1162/ijlm.2009.0021&quot;},&quot;uris&quot;:[&quot;http://zotero.org/users/1913249/items/7GMWQYV6&quot;],&quot;id&quot;:2830,&quot;suppress-author&quot;:true,&quot;uri&quot;:[&quot;http://zotero.org/users/1913249/items/7GMWQYV6&quot;]}],&quot;schema&quot;:&quot;https://github.com/citation-style-language/schema/raw/master/csl-citation.json&quot;,&quot;citationID&quot;:&quot;apqtuhbw&quot;} RNDeejljqciwp"/>.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properties&quot;:{&quot;noteIndex&quot;:0,&quot;formattedCitation&quot;:&quot;[@winarno_steps_2020]&quot;},&quot;citationItems&quot;:[{&quot;uris&quot;:[&quot;http://zotero.org/users/1913249/items/A5IWVSK8&quot;],&quot;suffix&quot;:&quot;&quot;,&quot;uri&quot;:[&quot;http://zotero.org/users/1913249/items/A5IWVSK8&quot;],&quot;id&quot;:3733,&quot;prefix&quot;:&quot;&quot;,&quot;itemData&quot;:{&quot;title-short&quot;:&quot;The Steps of the Engineering Design Process (EDP) in Science Education&quot;,&quot;type&quot;:&quot;article-journal&quot;,&quot;ISSN&quot;:&quot;2149-360X&quot;,&quot;URL&quot;:&quot;https://dergipark.org.tr/en/doi/10.17478/jegys.766201&quot;,&quot;accessed&quot;:{&quot;date-parts&quot;:[[&quot;2022&quot;,11,8]]},&quot;title&quot;:&quot;The Steps of the Engineering Design Process (EDP) in Science Education: A Meta-Analysis&quot;,&quot;DOI&quot;:&quot;10.17478/jegys.766201&quot;,&quot;issued&quot;:{&quot;date-parts&quot;:[[&quot;2020&quot;,10,4]]},&quot;citation-key&quot;:&quot;winarno_steps_2020&quot;,&quot;author&quot;:[{&quot;given&quot;:&quot;Nanang&quot;,&quot;family&quot;:&quot;Wi̇Narno&quot;}],&quot;id&quot;:&quot;winarno_steps_2020&quot;,&quot;source&quot;:&quot;DOI.org (Crossref)&quot;,&quot;container-title&quot;:&quot;Journal for the Education of Gifted Young Scientists&quot;}}],&quot;schema&quot;:&quot;https://github.com/citation-style-language/schema/raw/master/csl-citation.json&quot;,&quot;citationID&quot;:&quot;cutkjkhp&quot;} RNDbxlwrlmhfg"/>&lt;Do Zotero Refresh: [@winarno_steps_2020]&gt;<text:reference-mark-end text:name="ZOTERO_ITEM CSL_CITATION {&quot;properties&quot;:{&quot;noteIndex&quot;:0,&quot;formattedCitation&quot;:&quot;[@winarno_steps_2020]&quot;},&quot;citationItems&quot;:[{&quot;uris&quot;:[&quot;http://zotero.org/users/1913249/items/A5IWVSK8&quot;],&quot;suffix&quot;:&quot;&quot;,&quot;uri&quot;:[&quot;http://zotero.org/users/1913249/items/A5IWVSK8&quot;],&quot;id&quot;:3733,&quot;prefix&quot;:&quot;&quot;,&quot;itemData&quot;:{&quot;title-short&quot;:&quot;The Steps of the Engineering Design Process (EDP) in Science Education&quot;,&quot;type&quot;:&quot;article-journal&quot;,&quot;ISSN&quot;:&quot;2149-360X&quot;,&quot;URL&quot;:&quot;https://dergipark.org.tr/en/doi/10.17478/jegys.766201&quot;,&quot;accessed&quot;:{&quot;date-parts&quot;:[[&quot;2022&quot;,11,8]]},&quot;title&quot;:&quot;The Steps of the Engineering Design Process (EDP) in Science Education: A Meta-Analysis&quot;,&quot;DOI&quot;:&quot;10.17478/jegys.766201&quot;,&quot;issued&quot;:{&quot;date-parts&quot;:[[&quot;2020&quot;,10,4]]},&quot;citation-key&quot;:&quot;winarno_steps_2020&quot;,&quot;author&quot;:[{&quot;given&quot;:&quot;Nanang&quot;,&quot;family&quot;:&quot;Wi̇Narno&quot;}],&quot;id&quot;:&quot;winarno_steps_2020&quot;,&quot;source&quot;:&quot;DOI.org (Crossref)&quot;,&quot;container-title&quot;:&quot;Journal for the Education of Gifted Young Scientists&quot;}}],&quot;schema&quot;:&quot;https://github.com/citation-style-language/schema/raw/master/csl-citation.json&quot;,&quot;citationID&quot;:&quot;cutkjkhp&quot;} RNDbxlwrlmhfg"/>. Engineering is Elementary project adapted from the ABET (Accreditation Board for Engineering and Technology) guidelines <text:reference-mark-start text:name="ZOTERO_ITEM CSL_CITATION {&quot;properties&quot;:{&quot;noteIndex&quot;:0,&quot;formattedCitation&quot;:&quot;[@syukri_impact_2018]&quot;},&quot;citationItems&quot;:[{&quot;uris&quot;:[&quot;http://zotero.org/users/1913249/items/9AY6KHVV&quot;],&quot;suffix&quot;:&quot;&quot;,&quot;uri&quot;:[&quot;http://zotero.org/users/1913249/items/9AY6KHVV&quot;],&quot;id&quot;:3732,&quot;prefix&quot;:&quot;&quot;,&quot;itemData&quot;:{&quot;license&quot;:&quot;Copyright (c) 2018 Jurnal Pendidikan IPA Indonesia&quot;,&quot;type&quot;:&quot;article-journal&quot;,&quot;URL&quot;:&quot;https://journal.unnes.ac.id/nju/index.php/jpii/article/view/12297&quot;,&quot;page&quot;:&quot;66-75&quot;,&quot;language&quot;:&quot;en&quot;,&quot;number&quot;:&quot;1&quot;,&quot;accessed&quot;:{&quot;date-parts&quot;:[[&quot;2022&quot;,11,8]]},&quot;author&quot;:[{&quot;given&quot;:&quot;M.&quot;,&quot;family&quot;:&quot;Syukri&quot;},{&quot;given&quot;:&quot;L.&quot;,&quot;family&quot;:&quot;Halim&quot;},{&quot;given&quot;:&quot;L. E.&quot;,&quot;family&quot;:&quot;Mohtar&quot;},{&quot;given&quot;:&quot;S.&quot;,&quot;family&quot;:&quot;Soewarno&quot;}],&quot;id&quot;:&quot;syukri_impact_2018&quot;,&quot;source&quot;:&quot;journal.unnes.ac.id&quot;,&quot;container-title&quot;:&quot;Jurnal Pendidikan IPA Indonesia&quot;,&quot;ISSN&quot;:&quot;2089-4392&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title&quot;:&quot;The Impact of Engineering Design Process in Teaching and Learning to Enhance Studentsâ€™ Science Problem-Solving Skills&quot;,&quot;issued&quot;:{&quot;date-parts&quot;:[[&quot;2018&quot;,4,3]]},&quot;citation-key&quot;:&quot;syukri_impact_2018&quot;,&quot;issue&quot;:&quot;1&quot;,&quot;volume&quot;:&quot;7&quot;,&quot;DOI&quot;:&quot;10.15294/jpii.v7i1.12297&quot;}}],&quot;schema&quot;:&quot;https://github.com/citation-style-language/schema/raw/master/csl-citation.json&quot;,&quot;citationID&quot;:&quot;ohdtmmfw&quot;} RNDdheaxhvqre"/>&lt;Do Zotero Refresh: [@syukri_impact_2018]&gt;<text:reference-mark-end text:name="ZOTERO_ITEM CSL_CITATION {&quot;properties&quot;:{&quot;noteIndex&quot;:0,&quot;formattedCitation&quot;:&quot;[@syukri_impact_2018]&quot;},&quot;citationItems&quot;:[{&quot;uris&quot;:[&quot;http://zotero.org/users/1913249/items/9AY6KHVV&quot;],&quot;suffix&quot;:&quot;&quot;,&quot;uri&quot;:[&quot;http://zotero.org/users/1913249/items/9AY6KHVV&quot;],&quot;id&quot;:3732,&quot;prefix&quot;:&quot;&quot;,&quot;itemData&quot;:{&quot;license&quot;:&quot;Copyright (c) 2018 Jurnal Pendidikan IPA Indonesia&quot;,&quot;type&quot;:&quot;article-journal&quot;,&quot;URL&quot;:&quot;https://journal.unnes.ac.id/nju/index.php/jpii/article/view/12297&quot;,&quot;page&quot;:&quot;66-75&quot;,&quot;language&quot;:&quot;en&quot;,&quot;number&quot;:&quot;1&quot;,&quot;accessed&quot;:{&quot;date-parts&quot;:[[&quot;2022&quot;,11,8]]},&quot;author&quot;:[{&quot;given&quot;:&quot;M.&quot;,&quot;family&quot;:&quot;Syukri&quot;},{&quot;given&quot;:&quot;L.&quot;,&quot;family&quot;:&quot;Halim&quot;},{&quot;given&quot;:&quot;L. E.&quot;,&quot;family&quot;:&quot;Mohtar&quot;},{&quot;given&quot;:&quot;S.&quot;,&quot;family&quot;:&quot;Soewarno&quot;}],&quot;id&quot;:&quot;syukri_impact_2018&quot;,&quot;source&quot;:&quot;journal.unnes.ac.id&quot;,&quot;container-title&quot;:&quot;Jurnal Pendidikan IPA Indonesia&quot;,&quot;ISSN&quot;:&quot;2089-4392&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title&quot;:&quot;The Impact of Engineering Design Process in Teaching and Learning to Enhance Studentsâ€™ Science Problem-Solving Skills&quot;,&quot;issued&quot;:{&quot;date-parts&quot;:[[&quot;2018&quot;,4,3]]},&quot;citation-key&quot;:&quot;syukri_impact_2018&quot;,&quot;issue&quot;:&quot;1&quot;,&quot;volume&quot;:&quot;7&quot;,&quot;DOI&quot;:&quot;10.15294/jpii.v7i1.12297&quot;}}],&quot;schema&quot;:&quot;https://github.com/citation-style-language/schema/raw/master/csl-citation.json&quot;,&quot;citationID&quot;:&quot;ohdtmmfw&quot;} RNDdheaxhvqre"/> involves the following steps; Ask, Imagine, Plan, Create, Test, Improve, Share <text:reference-mark-start text:name="ZOTERO_ITEM CSL_CITATION {&quot;properties&quot;:{&quot;noteIndex&quot;:0,&quot;formattedCitation&quot;:&quot;[@hester_engineering_2007]&quot;},&quot;citationItems&quot;:[{&quot;uris&quot;:[&quot;http://zotero.org/users/1913249/items/2CFTQGHS&quot;],&quot;suffix&quot;:&quot;&quot;,&quot;uri&quot;:[&quot;http://zotero.org/users/1913249/items/2CFTQGHS&quot;],&quot;id&quot;:3731,&quot;prefix&quot;:&quot;&quot;,&quot;itemData&quot;:{&quot;title-short&quot;:&quot;Engineering is elementary&quot;,&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container-title-short&quot;:&quot;ASEE Annual Conference and Exposition, Conference Proceedings&quot;,&quot;issued&quot;:{&quot;date-parts&quot;:[[&quot;2007&quot;,1,1]]},&quot;citation-key&quot;:&quot;hester_engineering_2007&quot;,&quot;author&quot;:[{&quot;given&quot;:&quot;Kate&quot;,&quot;family&quot;:&quot;Hester&quot;},{&quot;given&quot;:&quot;Christine&quot;,&quot;family&quot;:&quot;Cunningham&quot;}],&quot;id&quot;:&quot;hester_engineering_2007&quot;,&quot;source&quot;:&quot;ResearchGate&quot;,&quot;container-title&quot;:&quot;ASEE Annual Conference and Exposition, Conference Proceedings&quot;}}],&quot;schema&quot;:&quot;https://github.com/citation-style-language/schema/raw/master/csl-citation.json&quot;,&quot;citationID&quot;:&quot;byucwfzn&quot;} RNDrmvxskfver"/>&lt;Do Zotero Refresh: [@hester_engineering_2007]&gt;<text:reference-mark-end text:name="ZOTERO_ITEM CSL_CITATION {&quot;properties&quot;:{&quot;noteIndex&quot;:0,&quot;formattedCitation&quot;:&quot;[@hester_engineering_2007]&quot;},&quot;citationItems&quot;:[{&quot;uris&quot;:[&quot;http://zotero.org/users/1913249/items/2CFTQGHS&quot;],&quot;suffix&quot;:&quot;&quot;,&quot;uri&quot;:[&quot;http://zotero.org/users/1913249/items/2CFTQGHS&quot;],&quot;id&quot;:3731,&quot;prefix&quot;:&quot;&quot;,&quot;itemData&quot;:{&quot;title-short&quot;:&quot;Engineering is elementary&quot;,&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title&quot;:&quot;Engineering is elementary: An engineering and technology curriculum for children&quot;,&quot;container-title-short&quot;:&quot;ASEE Annual Conference and Exposition, Conference Proceedings&quot;,&quot;issued&quot;:{&quot;date-parts&quot;:[[&quot;2007&quot;,1,1]]},&quot;citation-key&quot;:&quot;hester_engineering_2007&quot;,&quot;author&quot;:[{&quot;given&quot;:&quot;Kate&quot;,&quot;family&quot;:&quot;Hester&quot;},{&quot;given&quot;:&quot;Christine&quot;,&quot;family&quot;:&quot;Cunningham&quot;}],&quot;id&quot;:&quot;hester_engineering_2007&quot;,&quot;source&quot;:&quot;ResearchGate&quot;,&quot;container-title&quot;:&quot;ASEE Annual Conference and Exposition, Conference Proceedings&quot;}}],&quot;schema&quot;:&quot;https://github.com/citation-style-language/schema/raw/master/csl-citation.json&quot;,&quot;citationID&quot;:&quot;byucwfzn&quot;} RNDrmvxskfver"/>.</text:p>
      <text:p text:style-name="Text_20_body">It has been adopted by the area of computing is one used in a recent book on coding by Bers <text:reference-mark-start text:name="ZOTERO_ITEM CSL_CITATION {&quot;properties&quot;:{&quot;noteIndex&quot;:0,&quot;formattedCitation&quot;:&quot;[@bers_coding_2021]&quot;},&quot;citationItems&quot;:[{&quot;uris&quot;:[&quot;http://zotero.org/users/1913249/items/4DXHZWQI&quot;],&quot;suffix&quot;:&quot;&quot;,&quot;uri&quot;:[&quot;http://zotero.org/users/1913249/items/4DXHZWQI&quot;],&quot;id&quot;:3734,&quot;prefix&quot;:&quot;&quot;,&quot;itemData&quot;:{&quot;type&quot;:&quot;book&quot;,&quot;language&quot;:&quot;en&quot;,&quot;event-place&quot;:&quot;New York, NY&quot;,&quot;author&quot;:[{&quot;given&quot;:&quot;Marina Umaschi&quot;,&quot;family&quot;:&quot;Bers&quot;}],&quot;id&quot;:&quot;bers_coding_2021&quot;,&quot;ISBN&quot;:&quot;978-1-00-302260-2&quot;,&quot;title-short&quot;:&quot;Coding as a playground&quot;,&quot;edition&quot;:&quot;Second edition&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title&quot;:&quot;Coding as a playground: programming and computational thinking in the early childhood classroom&quot;,&quot;source&quot;:&quot;Library of Congress ISBN&quot;,&quot;issued&quot;:{&quot;date-parts&quot;:[[&quot;2021&quot;]]},&quot;citation-key&quot;:&quot;bers_coding_2021&quot;,&quot;publisher&quot;:&quot;Routledge&quot;,&quot;publisher-place&quot;:&quot;New York, NY&quot;,&quot;call-number&quot;:&quot;LB1139.35.C64&quot;,&quot;number-of-pages&quot;:&quot;1&quot;}}],&quot;schema&quot;:&quot;https://github.com/citation-style-language/schema/raw/master/csl-citation.json&quot;,&quot;citationID&quot;:&quot;ijnlqslo&quot;} RNDageslgqfjn"/>&lt;Do Zotero Refresh: [@bers_coding_2021]&gt;<text:reference-mark-end text:name="ZOTERO_ITEM CSL_CITATION {&quot;properties&quot;:{&quot;noteIndex&quot;:0,&quot;formattedCitation&quot;:&quot;[@bers_coding_2021]&quot;},&quot;citationItems&quot;:[{&quot;uris&quot;:[&quot;http://zotero.org/users/1913249/items/4DXHZWQI&quot;],&quot;suffix&quot;:&quot;&quot;,&quot;uri&quot;:[&quot;http://zotero.org/users/1913249/items/4DXHZWQI&quot;],&quot;id&quot;:3734,&quot;prefix&quot;:&quot;&quot;,&quot;itemData&quot;:{&quot;type&quot;:&quot;book&quot;,&quot;language&quot;:&quot;en&quot;,&quot;event-place&quot;:&quot;New York, NY&quot;,&quot;author&quot;:[{&quot;given&quot;:&quot;Marina Umaschi&quot;,&quot;family&quot;:&quot;Bers&quot;}],&quot;id&quot;:&quot;bers_coding_2021&quot;,&quot;ISBN&quot;:&quot;978-1-00-302260-2&quot;,&quot;title-short&quot;:&quot;Coding as a playground&quot;,&quot;edition&quot;:&quot;Second edition&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title&quot;:&quot;Coding as a playground: programming and computational thinking in the early childhood classroom&quot;,&quot;source&quot;:&quot;Library of Congress ISBN&quot;,&quot;issued&quot;:{&quot;date-parts&quot;:[[&quot;2021&quot;]]},&quot;citation-key&quot;:&quot;bers_coding_2021&quot;,&quot;publisher&quot;:&quot;Routledge&quot;,&quot;publisher-place&quot;:&quot;New York, NY&quot;,&quot;call-number&quot;:&quot;LB1139.35.C64&quot;,&quot;number-of-pages&quot;:&quot;1&quot;}}],&quot;schema&quot;:&quot;https://github.com/citation-style-language/schema/raw/master/csl-citation.json&quot;,&quot;citationID&quot;:&quot;ijnlqslo&quot;} RNDageslgqfjn"/>.</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9">
        <text:list-item>
          <text:p text:style-name="P42">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movement around the room in analysi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Text_20_body"><text:span text:style-name="T1">Simple gesture analysis</text:span></text:p>
      <text:p text:style-name="Text_20_body">In some exchanges, 360 data was vital to explain spoken word.</text:p>
      <text:p text:style-name="Text_20_body">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40">
        <text:list-item>
          <text:p text:style-name="P43">supporting teaching / facilitation RESOURCES</text:p>
        </text:list-item>
        <text:list-item>
          <text:p text:style-name="P43">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1">
        <text:list-item>
          <text:p text:style-name="P44">learners developing agency through personal expression of home and other Identities</text:p>
        </text:list-item>
        <text:list-item>
          <text:p text:style-name="P44">agency through choice over pathway via GDPS</text:p>
        </text:list-item>
        <text:list-item>
          <text:p text:style-name="P44">agency through flexible design cycle pathways, especially via community playtesting</text:p>
        </text:list-item>
        <text:list-item>
          <text:p text:style-name="P44">developing agency through celebration of different game maker styles</text:p>
        </text:list-item>
        <text:list-item>
          <text:p text:style-name="P44">authenticity of tool use, especially docs and access to Community</text:p>
        </text:list-item>
        <text:list-item>
          <text:p text:style-name="P44">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2">
        <text:list-item>
          <text:p text:style-name="P45">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3">
        <text:list-item>
          <text:p text:style-name="P46">Book Journal pages</text:p>
        </text:list-item>
        <text:list-item>
          <text:p text:style-name="P46">Digital journal entries directly in response to teaching sessions</text:p>
        </text:list-item>
        <text:list-item>
  </text:list-item>
      </text:list>
      <text:p text:style-name="First_20_paragraph">Journal Notes were used in the following ways: (perhaps code this)</text:p>
      <text:list text:style-name="L44">
        <text:list-item>
          <text:p text:style-name="P47">as a reflective tool after sessions</text:p>
        </text:list-item>
        <text:list-item>
          <text:p text:style-name="P47">as a note pad to plan resource creation</text:p>
        </text:list-item>
        <text:list-item>
          <text:p text:style-name="P47">as a sketch pad to explore the relationship between Concepts being explored and existing game making frameworks</text:p>
        </text:list-item>
        <text:list-item>
          <text:p text:style-name="P47">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properties&quot;:{&quot;noteIndex&quot;:0,&quot;formattedCitation&quot;:&quot;[@hoadley_creating_2002]&quot;},&quot;citationItems&quot;:[{&quot;uris&quot;:[&quot;http://zotero.org/users/1913249/items/5WBFUHS9&quot;],&quot;suffix&quot;:&quot;&quot;,&quot;uri&quot;:[&quot;http://zotero.org/users/1913249/items/5WBFUHS9&quot;],&quot;id&quot;:9461,&quot;prefix&quot;:&quot;&quot;,&quot;itemData&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quot;,&quot;author&quot;:[{&quot;given&quot;:&quot;Christopher Plekss&quot;,&quot;family&quot;:&quot;Hoadley&quot;}],&quot;id&quot;:&quot;hoadley_creating_2002&quot;,&quot;source&quot;:&quot;Zotero&quot;,&quot;language&quot;:&quot;en&quot;}}],&quot;schema&quot;:&quot;https://github.com/citation-style-language/schema/raw/master/csl-citation.json&quot;,&quot;citationID&quot;:&quot;libcvwzn&quot;} RNDhejlwrukdl"/>&lt;Do Zotero Refresh: [@hoadley_creating_2002]&gt;<text:reference-mark-end text:name="ZOTERO_ITEM CSL_CITATION {&quot;properties&quot;:{&quot;noteIndex&quot;:0,&quot;formattedCitation&quot;:&quot;[@hoadley_creating_2002]&quot;},&quot;citationItems&quot;:[{&quot;uris&quot;:[&quot;http://zotero.org/users/1913249/items/5WBFUHS9&quot;],&quot;suffix&quot;:&quot;&quot;,&quot;uri&quot;:[&quot;http://zotero.org/users/1913249/items/5WBFUHS9&quot;],&quot;id&quot;:9461,&quot;prefix&quot;:&quot;&quot;,&quot;itemData&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quot;,&quot;author&quot;:[{&quot;given&quot;:&quot;Christopher Plekss&quot;,&quot;family&quot;:&quot;Hoadley&quot;}],&quot;id&quot;:&quot;hoadley_creating_2002&quot;,&quot;source&quot;:&quot;Zotero&quot;,&quot;language&quot;:&quot;en&quot;}}],&quot;schema&quot;:&quot;https://github.com/citation-style-language/schema/raw/master/csl-citation.json&quot;,&quot;citationID&quot;:&quot;libcvwzn&quot;} RNDhejlwrukdl"/>.</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properties&quot;:{&quot;noteIndex&quot;:0,&quot;formattedCitation&quot;:&quot;[@hoadley_creating_2002]&quot;},&quot;citationItems&quot;:[{&quot;uris&quot;:[&quot;http://zotero.org/users/1913249/items/5WBFUHS9&quot;],&quot;suffix&quot;:&quot;&quot;,&quot;uri&quot;:[&quot;http://zotero.org/users/1913249/items/5WBFUHS9&quot;],&quot;id&quot;:9461,&quot;prefix&quot;:&quot;&quot;,&quot;itemData&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quot;,&quot;author&quot;:[{&quot;given&quot;:&quot;Christopher Plekss&quot;,&quot;family&quot;:&quot;Hoadley&quot;}],&quot;id&quot;:&quot;hoadley_creating_2002&quot;,&quot;source&quot;:&quot;Zotero&quot;,&quot;language&quot;:&quot;en&quot;}}],&quot;schema&quot;:&quot;https://github.com/citation-style-language/schema/raw/master/csl-citation.json&quot;,&quot;citationID&quot;:&quot;cpzcweui&quot;} RNDklntzycabx"/>&lt;Do Zotero Refresh: [@hoadley_creating_2002]&gt;<text:reference-mark-end text:name="ZOTERO_ITEM CSL_CITATION {&quot;properties&quot;:{&quot;noteIndex&quot;:0,&quot;formattedCitation&quot;:&quot;[@hoadley_creating_2002]&quot;},&quot;citationItems&quot;:[{&quot;uris&quot;:[&quot;http://zotero.org/users/1913249/items/5WBFUHS9&quot;],&quot;suffix&quot;:&quot;&quot;,&quot;uri&quot;:[&quot;http://zotero.org/users/1913249/items/5WBFUHS9&quot;],&quot;id&quot;:9461,&quot;prefix&quot;:&quot;&quot;,&quot;itemData&quot;:{&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citation-key&quot;:&quot;hoadley_creating_2002&quot;,&quot;author&quot;:[{&quot;given&quot;:&quot;Christopher Plekss&quot;,&quot;family&quot;:&quot;Hoadley&quot;}],&quot;id&quot;:&quot;hoadley_creating_2002&quot;,&quot;source&quot;:&quot;Zotero&quot;,&quot;language&quot;:&quot;en&quot;}}],&quot;schema&quot;:&quot;https://github.com/citation-style-language/schema/raw/master/csl-citation.json&quot;,&quot;citationID&quot;:&quot;cpzcweui&quot;} RNDklntzycabx"/>)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5">
        <text:list-item>
          <text:p text:style-name="P48">More than one iteration.</text:p>
        </text:list-item>
        <text:list-item>
          <text:p text:style-name="P48">In different settings</text:p>
        </text:list-item>
        <text:list-item>
          <text:p text:style-name="P48">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6">
        <text:list-item>
          <text:p text:style-name="P49">Computation thinking &amp; systems thinking</text:p>
        </text:list-item>
        <text:list-item>
          <text:p text:style-name="P49">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7">
        <text:list-item>
          <text:p text:style-name="P50">What pedagogical tools and processes are available to support novices to overcome barriers to game coding and design?</text:p>
        </text:list-item>
        <text:list-item>
          <text:p text:style-name="P50">How can learners build agency in an evolving community of game makers?</text:p>
        </text:list-item>
        <text:list-item>
          <text:p text:style-name="P50">How can game design patterns support the development of coding practices with novices?</text:p>
        </text:list-item>
      </text:list>
      <text:p text:style-name="First_20_paragraph"><text:span text:style-name="T1">RQ1</text:span></text:p>
      <text:list text:style-name="L48">
        <text:list-item>
          <text:p text:style-name="P51">Both barriers and tools / processes are explored in the literature review</text:p>
        </text:list-item>
        <text:list-item>
          <text:p text:style-name="P51">Interviews with practitioners in chapter 4 guided the design in broad principles.</text:p>
        </text:list-item>
        <text:list-item>
          <text:p text:style-name="P51">Barriers are explored in chapter 4 on evolution of the design</text:p>
        </text:list-item>
        <text:list-item>
          <text:p text:style-name="P51">Tools and processes in results chapters 5 and 6.</text:p>
        </text:list-item>
      </text:list>
      <text:p text:style-name="First_20_paragraph"><text:span text:style-name="T1">RQ2</text:span></text:p>
      <text:list text:style-name="L49">
        <text:list-item>
          <text:p text:style-name="P52">Interviews with participants some informal and some formal instructed directly adaptations to design</text:p>
        </text:list-item>
        <text:list-item>
          <text:p text:style-name="P52">Analysis of video data</text:p>
        </text:list-item>
      </text:list>
      <text:p text:style-name="First_20_paragraph"><text:span text:style-name="T1">RQ3</text:span></text:p>
      <text:list text:style-name="L50">
        <text:list-item>
          <text:p text:style-name="P53">Interviews with participants some informal and some formal instructed directly adaptations to design</text:p>
        </text:list-item>
        <text:list-item>
          <text:p text:style-name="P53">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properties&quot;:{&quot;noteIndex&quot;:0,&quot;formattedCitation&quot;:&quot;[@barnett_ecosystem_2019]&quot;},&quot;citationItems&quot;:[{&quot;uris&quot;:[&quot;http://zotero.org/users/1913249/items/BU69FYN2&quot;],&quot;suffix&quot;:&quot;&quot;,&quot;uri&quot;:[&quot;http://zotero.org/users/1913249/items/BU69FYN2&quot;],&quot;id&quot;:8886,&quot;prefix&quot;:&quot;&quot;,&quot;itemData&quot;:{&quot;type&quot;:&quot;chapter&quot;,&quot;URL&quot;:&quot;https://www.taylorfrancis.com/books/9781351020251/chapters/10.4324/9781351020268-9&quot;,&quot;page&quot;:&quot;129-145&quot;,&quot;language&quot;:&quot;en&quot;,&quot;event-place&quot;:&quot;Abingdon, Oxon ; New York, NY : Routledge, 2020.&quot;,&quot;accessed&quot;:{&quot;date-parts&quot;:[[&quot;2023&quot;,7,5]]},&quot;author&quot;:[{&quot;given&quot;:&quot;Sasha&quot;,&quot;family&quot;:&quot;Barab&quot;},{&quot;given&quot;:&quot;Anna&quot;,&quot;family&quot;:&quot;Arici&quot;},{&quot;given&quot;:&quot;Earl&quot;,&quot;family&quot;:&quot;Aguilera&quot;},{&quot;given&quot;:&quot;Kathryn&quot;,&quot;family&quot;:&quot;Dutchin&quot;}],&quot;id&quot;:&quot;barnett_ecosystem_2019&quot;,&quot;editor&quot;:[{&quot;given&quot;:&quot;Ronald&quot;,&quot;family&quot;:&quot;Barnett&quot;},{&quot;given&quot;:&quot;Norman&quot;,&quot;family&quot;:&quot;Jackson&quot;}],&quot;container-title&quot;:&quot;Ecologies for Learning and Practice&quot;,&quot;edition&quot;:&quot;1&quot;,&quot;title&quot;:&quot;Ecosystem Empowerment&quot;,&quot;source&quot;:&quot;DOI.org (Crossref)&quot;,&quot;issued&quot;:{&quot;date-parts&quot;:[[&quot;2019&quot;,11,6]]},&quot;citation-key&quot;:&quot;barnett_ecosystem_2019&quot;,&quot;publisher&quot;:&quot;Routledge&quot;,&quot;publisher-place&quot;:&quot;Abingdon, Oxon ; New York, NY : Routledge, 2020.&quot;,&quot;ISBN&quot;:&quot;978-1-351-02026-8&quot;,&quot;DOI&quot;:&quot;10.4324/9781351020268-9&quot;}}],&quot;schema&quot;:&quot;https://github.com/citation-style-language/schema/raw/master/csl-citation.json&quot;,&quot;citationID&quot;:&quot;xbkefuqb&quot;} RNDlklpvofurb"/>&lt;Do Zotero Refresh: [@barnett_ecosystem_2019]&gt;<text:reference-mark-end text:name="ZOTERO_ITEM CSL_CITATION {&quot;properties&quot;:{&quot;noteIndex&quot;:0,&quot;formattedCitation&quot;:&quot;[@barnett_ecosystem_2019]&quot;},&quot;citationItems&quot;:[{&quot;uris&quot;:[&quot;http://zotero.org/users/1913249/items/BU69FYN2&quot;],&quot;suffix&quot;:&quot;&quot;,&quot;uri&quot;:[&quot;http://zotero.org/users/1913249/items/BU69FYN2&quot;],&quot;id&quot;:8886,&quot;prefix&quot;:&quot;&quot;,&quot;itemData&quot;:{&quot;type&quot;:&quot;chapter&quot;,&quot;URL&quot;:&quot;https://www.taylorfrancis.com/books/9781351020251/chapters/10.4324/9781351020268-9&quot;,&quot;page&quot;:&quot;129-145&quot;,&quot;language&quot;:&quot;en&quot;,&quot;event-place&quot;:&quot;Abingdon, Oxon ; New York, NY : Routledge, 2020.&quot;,&quot;accessed&quot;:{&quot;date-parts&quot;:[[&quot;2023&quot;,7,5]]},&quot;author&quot;:[{&quot;given&quot;:&quot;Sasha&quot;,&quot;family&quot;:&quot;Barab&quot;},{&quot;given&quot;:&quot;Anna&quot;,&quot;family&quot;:&quot;Arici&quot;},{&quot;given&quot;:&quot;Earl&quot;,&quot;family&quot;:&quot;Aguilera&quot;},{&quot;given&quot;:&quot;Kathryn&quot;,&quot;family&quot;:&quot;Dutchin&quot;}],&quot;id&quot;:&quot;barnett_ecosystem_2019&quot;,&quot;editor&quot;:[{&quot;given&quot;:&quot;Ronald&quot;,&quot;family&quot;:&quot;Barnett&quot;},{&quot;given&quot;:&quot;Norman&quot;,&quot;family&quot;:&quot;Jackson&quot;}],&quot;container-title&quot;:&quot;Ecologies for Learning and Practice&quot;,&quot;edition&quot;:&quot;1&quot;,&quot;title&quot;:&quot;Ecosystem Empowerment&quot;,&quot;source&quot;:&quot;DOI.org (Crossref)&quot;,&quot;issued&quot;:{&quot;date-parts&quot;:[[&quot;2019&quot;,11,6]]},&quot;citation-key&quot;:&quot;barnett_ecosystem_2019&quot;,&quot;publisher&quot;:&quot;Routledge&quot;,&quot;publisher-place&quot;:&quot;Abingdon, Oxon ; New York, NY : Routledge, 2020.&quot;,&quot;ISBN&quot;:&quot;978-1-351-02026-8&quot;,&quot;DOI&quot;:&quot;10.4324/9781351020268-9&quot;}}],&quot;schema&quot;:&quot;https://github.com/citation-style-language/schema/raw/master/csl-citation.json&quot;,&quot;citationID&quot;:&quot;xbkefuqb&quot;} RNDlklpvofurb"/>.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Practical factors</text:span></text:p>
      <text:p text:style-name="Text_20_body">Key contextual factors have facilitated and shaped development of the research design including:</text:p>
      <text:list text:style-name="L51">
        <text:list-item>
          <text:p text:style-name="P54">Impact of research practicalities</text:p>
        </text:list-item>
        <text:list-item>
          <text:p text:style-name="P54">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hases-and-data-gathering"/>Phases and data Gathering<text:bookmark-end text:name="phases-and-data-gathering"/></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Name and Date</text:p>
            </table:table-cell>
            <table:table-cell table:style-name="TableHeaderRowCell" office:value-type="string">
              <text:p text:style-name="Table_20_Heading">Description</text:p>
            </table:table-cell>
            <table:table-cell table:style-name="TableHeaderRowCell" office:value-type="string">
              <text:p text:style-name="Table_20_Heading">Data Gathered</text:p>
            </table:table-cell>
          </table:table-row>
        </table:table-header-rows>
        <table:table-row>
          <table:table-cell table:style-name="TableRowCell" office:value-type="string">
            <text:p text:style-name="Table_20_Contents">Oct 2017 - Mar 2018Experimental Course</text:p>
          </table:table-cell>
          <table:table-cell table:style-name="TableRowCell" office:value-type="string">
            <text:p text:style-name="Table_20_Contents">Participants started with a blank canvas and used Phaser.js within the Thimble code playground as an online coding environment.</text:p>
          </table:table-cell>
          <table:table-cell table:style-name="TableRowCell" office:value-type="string">
            <text:p text:style-name="Table_20_Contents">Digital and paper journal notesLearning resources created</text:p>
          </table:table-cell>
        </table:table-row>
        <table:table-row>
          <table:table-cell table:style-name="TableRowCell" office:value-type="string">
            <text:p text:style-name="Table_20_Contents">May 2018 - Dec 2018Resource Development Stage</text:p>
          </table:table-cell>
          <table:table-cell table:style-name="TableRowCell" office:value-type="string">
            <text:p text:style-name="Table_20_Contents">A series of one-off workshops, and development of a “half baked” game template, and supporting online and printable resources. At this stage I changed the code playground to glitch.com and started to use the onlne graphics editor Piskel.</text:p>
          </table:table-cell>
          <table:table-cell table:style-name="TableRowCell" office:value-type="string">
            <text:p text:style-name="Table_20_Contents">Digital and paper journal notesLearning resources created</text:p>
          </table:table-cell>
        </table:table-row>
        <table:table-row>
          <table:table-cell table:style-name="TableRowCell" office:value-type="string">
            <text:p text:style-name="Table_20_Contents">Jan 2019 - Dec 2019Glitch Game Club</text:p>
          </table:table-cell>
          <table:table-cell table:style-name="TableRowCell" office:value-type="string">
            <text:p text:style-name="Table_20_Contents">Two iterations of game making course of 5-6 weeks using Phaser.js, glitch.com and Piskel. The template and resources created in the previous stage were used as a starting point but continued to evolve..The room was arranged to allow for both group activities and  audio and video recording as per my research ethics application.</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RowCell" office:value-type="string">
            <text:p text:style-name="Table_20_Contents">Jan 2020 - May 2020Make Code Arcade</text:p>
          </table:table-cell>
          <table:table-cell table:style-name="TableRowCell" office:value-type="string">
            <text:p text:style-name="Table_20_Contents">Two iterations of game making course of 5-6 weeks using MakeCode Arcade tool. The template, resources and facilitation approach was based closely on the previous stages using glitch.com.The first iteration allowed for full audio and video recording. The room used in the second iteration did not allow 360 video data to be gathered.</text:p>
          </table:table-cell>
          <table:table-cell table:style-name="TableRowCell"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5" text:outline-level="5"><text:bookmark-start text:name="phases-and-resources-used"/>Phases and resources used<text:bookmark-end text:name="phases-and-resources-used"/></text:h>
      <text:p text:style-name="First_20_paragraph">Move to appendix - But mention here.</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1">Phase, Name and Date</text:span></text:p>
            </table:table-cell>
            <table:table-cell table:style-name="TableHeaderRowCell" office:value-type="string">
              <text:p text:style-name="Table_20_Heading"><text:span text:style-name="T1">Description</text:span></text:p>
            </table:table-cell>
            <table:table-cell table:style-name="TableHeaderRowCell" office:value-type="string">
              <text:p text:style-name="Table_20_Heading"><text:span text:style-name="T1">Starting Resources</text:span></text:p>
            </table:table-cell>
          </table:table-row>
        </table:table-header-rows>
        <table:table-row>
          <table:table-cell table:style-name="TableRowCell" office:value-type="string">
            <text:p text:style-name="Table_20_Contents">P1: Oct 2017 - Dec 2018; Experimental Course</text:p>
          </table:table-cell>
          <table:table-cell table:style-name="TableRowCell" office:value-type="string">
            <text:p text:style-name="Table_20_Contents">Participants started with no set plan or toolset and were asked to plan and make a game in two larger groups of 5-6 participants of mixed ages. After several weeks, a minimal incomplete starting game code template was introduced in response to student need. Then One-off workshops at Mozilla and Feral Vector conferences and to PGCE computer students and the creation of a “half baked” game template</text:p>
          </table:table-cell>
          <table:table-cell table:style-name="TableRowCell" office:value-type="string">
            <text:p text:style-name="Table_20_Contents">Phaser 2.6.2 javascript library; Thimble code playground; online graphics editor Piskel; audio creation tools</text:p>
          </table:table-cell>
        </table:table-row>
        <table:table-row>
          <table:table-cell table:style-name="TableRowCell" office:value-type="string">
            <text:p text:style-name="Table_20_Contents">P2: Jan - Feb 2019; Glitch Game Club</text:p>
          </table:table-cell>
          <table:table-cell table:style-name="TableRowCell" office:value-type="string">
            <text:p text:style-name="Table_20_Contents">First iteration of game making course of 5-6 weeks. The template and resources created in the previous stage were used as a starting point but continued to evolve.</text:p>
          </table:table-cell>
          <table:table-cell table:style-name="TableRowCell" office:value-type="string">
            <text:p text:style-name="Table_20_Contents">Phaser; Glitch, Piskel; updated game template; quick start cards; step-by-step tutorials; code examples</text:p>
          </table:table-cell>
        </table:table-row>
        <table:table-row>
          <table:table-cell table:style-name="TableRowCell" office:value-type="string">
            <text:p text:style-name="Table_20_Contents">P3: May 2019; Glitch Game Club 2</text:p>
          </table:table-cell>
          <table:table-cell table:style-name="TableRowCell" office:value-type="string">
            <text:p text:style-name="Table_20_Contents">Second iteration of game making course with additional drama and reflective elements</text:p>
          </table:table-cell>
          <table:table-cell table:style-name="TableRowCell" office:value-type="string">
            <text:p text:style-name="Table_20_Contents">As per P3; drama scenario; interactive chat page in glitch</text:p>
          </table:table-cell>
        </table:table-row>
        <table:table-row>
          <table:table-cell table:style-name="TableRowCell" office:value-type="string">
            <text:p text:style-name="Table_20_Contents">P4: Jan 2020 - September 2020; Make Code Arcade</text:p>
          </table:table-cell>
          <table:table-cell table:style-name="TableRowCell" office:value-type="string">
            <text:p text:style-name="Table_20_Contents">Two iterations of game making course of 5-6 weeks using MakeCode Arcade tool.</text:p>
          </table:table-cell>
          <table:table-cell table:style-name="TableRowCell" office:value-type="string">
            <text:p text:style-name="Table_20_Contents">Make Code Arcade (MCA) tool; MCA Template starting game; MCA quick start cards; MCA game pattern menu; MCA game pattern tutorials; Learning Dimensions Map</text:p>
          </table:table-cell>
        </table:table-row>
      </table:table>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properties&quot;:{&quot;noteIndex&quot;:0,&quot;formattedCitation&quot;:&quot;[@caldwell_drama_2019]&quot;},&quot;citationItems&quot;:[{&quot;uris&quot;:[&quot;http://zotero.org/users/1913249/items/5P66QFBW&quot;],&quot;suffix&quot;:&quot;&quot;,&quot;uri&quot;:[&quot;http://zotero.org/users/1913249/items/5P66QFBW&quot;],&quot;id&quot;:3257,&quot;prefix&quot;:&quot;&quot;,&quot;itemData&quot;:{&quot;source&quot;:&quot;Amazon&quot;,&quot;title&quot;:&quot;Drama and STEM&quot;,&quot;type&quot;:&quot;chapter&quot;,&quot;publisher-place&quot;:&quot;Thousand Oaks, CA&quot;,&quot;publisher&quot;:&quot;Learning Matters&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BN&quot;:&quot;978-1-5264-7435-3&quot;,&quot;language&quot;:&quot;English&quot;,&quot;event-place&quot;:&quot;Thousand Oaks, CA&quot;,&quot;issued&quot;:{&quot;date-parts&quot;:[[&quot;2019&quot;,3,25]]},&quot;citation-key&quot;:&quot;caldwell_drama_2019&quot;,&quot;author&quot;:[{&quot;given&quot;:&quot;Rebecca&quot;,&quot;family&quot;:&quot;Patterson&quot;},{&quot;given&quot;:&quot;Mick&quot;,&quot;family&quot;:&quot;Chesterman&quot;},{&quot;given&quot;:&quot;Alison&quot;,&quot;family&quot;:&quot;Ramsey&quot;}],&quot;id&quot;:&quot;caldwell_drama_2019&quot;,&quot;editor&quot;:[{&quot;given&quot;:&quot;Helen&quot;,&quot;family&quot;:&quot;Caldwell&quot;},{&quot;given&quot;:&quot;Sue&quot;,&quot;family&quot;:&quot;Pope&quot;}],&quot;container-title&quot;:&quot;STEM in the Primary Curriculum&quot;}}],&quot;schema&quot;:&quot;https://github.com/citation-style-language/schema/raw/master/csl-citation.json&quot;,&quot;citationID&quot;:&quot;zmjjyxcx&quot;} RNDwexycvznae"/>&lt;Do Zotero Refresh: [@caldwell_drama_2019]&gt;<text:reference-mark-end text:name="ZOTERO_ITEM CSL_CITATION {&quot;properties&quot;:{&quot;noteIndex&quot;:0,&quot;formattedCitation&quot;:&quot;[@caldwell_drama_2019]&quot;},&quot;citationItems&quot;:[{&quot;uris&quot;:[&quot;http://zotero.org/users/1913249/items/5P66QFBW&quot;],&quot;suffix&quot;:&quot;&quot;,&quot;uri&quot;:[&quot;http://zotero.org/users/1913249/items/5P66QFBW&quot;],&quot;id&quot;:3257,&quot;prefix&quot;:&quot;&quot;,&quot;itemData&quot;:{&quot;source&quot;:&quot;Amazon&quot;,&quot;title&quot;:&quot;Drama and STEM&quot;,&quot;type&quot;:&quot;chapter&quot;,&quot;publisher-place&quot;:&quot;Thousand Oaks, CA&quot;,&quot;publisher&quot;:&quot;Learning Matters&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BN&quot;:&quot;978-1-5264-7435-3&quot;,&quot;language&quot;:&quot;English&quot;,&quot;event-place&quot;:&quot;Thousand Oaks, CA&quot;,&quot;issued&quot;:{&quot;date-parts&quot;:[[&quot;2019&quot;,3,25]]},&quot;citation-key&quot;:&quot;caldwell_drama_2019&quot;,&quot;author&quot;:[{&quot;given&quot;:&quot;Rebecca&quot;,&quot;family&quot;:&quot;Patterson&quot;},{&quot;given&quot;:&quot;Mick&quot;,&quot;family&quot;:&quot;Chesterman&quot;},{&quot;given&quot;:&quot;Alison&quot;,&quot;family&quot;:&quot;Ramsey&quot;}],&quot;id&quot;:&quot;caldwell_drama_2019&quot;,&quot;editor&quot;:[{&quot;given&quot;:&quot;Helen&quot;,&quot;family&quot;:&quot;Caldwell&quot;},{&quot;given&quot;:&quot;Sue&quot;,&quot;family&quot;:&quot;Pope&quot;}],&quot;container-title&quot;:&quot;STEM in the Primary Curriculum&quot;}}],&quot;schema&quot;:&quot;https://github.com/citation-style-language/schema/raw/master/csl-citation.json&quot;,&quot;citationID&quot;:&quot;zmjjyxcx&quot;} RNDwexycvznae"/>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properties&quot;:{&quot;noteIndex&quot;:0,&quot;formattedCitation&quot;:&quot;[@iversen_computational_2018-1; @iivari_critical_2017]&quot;},&quot;citationItems&quot;:[{&quot;uris&quot;:[&quot;http://zotero.org/users/1913249/items/AWU8XACQ&quot;],&quot;suffix&quot;:&quot;&quot;,&quot;uri&quot;:[&quot;http://zotero.org/users/1913249/items/AWU8XACQ&quot;],&quot;id&quot;:3486,&quot;prefix&quot;:&quot;&quot;,&quot;itemData&quot;:{&quot;type&quot;:&quot;paper-conference&quot;,&quot;URL&quot;:&quot;https://doi.org/10.1145/3210586.3210592&quot;,&quot;page&quot;:&quot;1–11&quot;,&quot;event-place&quot;:&quot;New York, NY, USA&quot;,&quot;accessed&quot;:{&quot;date-parts&quot;:[[&quot;2020&quot;,10,9]]},&quot;author&quot;:[{&quot;given&quot;:&quot;Ole Sejer&quot;,&quot;family&quot;:&quot;Iversen&quot;},{&quot;given&quot;:&quot;Rachel Charlotte&quot;,&quot;family&quot;:&quot;Smith&quot;},{&quot;given&quot;:&quot;Christian&quot;,&quot;family&quot;:&quot;Dindler&quot;}],&quot;id&quot;:&quot;iversen_computational_2018-1&quot;,&quot;ISBN&quot;:&quot;978-1-4503-6371-6&quot;,&quot;container-title&quot;:&quot;Proceedings of the 15th Participatory Design Conference: Full Papers - Volume 1&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quot;:&quot;From computational thinking to computational empowerment: a 21&lt;sup&gt;st&lt;/sup&gt; century PD agenda&quot;,&quot;DOI&quot;:&quot;10.1145/3210586.3210592&quot;,&quot;issued&quot;:{&quot;date-parts&quot;:[[&quot;2018&quot;,8,20]]},&quot;citation-key&quot;:&quot;iversen_computational_2018-1&quot;,&quot;publisher&quot;:&quot;Association for Computing Machinery&quot;,&quot;source&quot;:&quot;ACM Digital Library&quot;,&quot;publisher-place&quot;:&quot;New York, NY, USA&quot;,&quot;collection-title&quot;:&quot;PDC '18&quot;}},{&quot;uris&quot;:[&quot;http://zotero.org/users/1913249/items/H2C77ZKN&quot;],&quot;suffix&quot;:&quot;&quot;,&quot;uri&quot;:[&quot;http://zotero.org/users/1913249/items/H2C77ZKN&quot;],&quot;id&quot;:9227,&quot;prefix&quot;:&quot;&quot;,&quot;itemData&quot;:{&quot;type&quot;:&quot;paper-conference&quot;,&quot;URL&quot;:&quot;https://doi.org/10.1145/3064663.3064747&quot;,&quot;page&quot;:&quot;983–993&quot;,&quot;event-place&quot;:&quot;New York, NY, USA&quot;,&quot;accessed&quot;:{&quot;date-parts&quot;:[[&quot;2024&quot;,1,17]]},&quot;author&quot;:[{&quot;given&quot;:&quot;Netta&quot;,&quot;family&quot;:&quot;Iivari&quot;},{&quot;given&quot;:&quot;Kari&quot;,&quot;family&quot;:&quot;Kuutti&quot;}],&quot;id&quot;:&quot;iivari_critical_2017&quot;,&quot;ISBN&quot;:&quot;978-1-4503-4922-2&quot;,&quot;container-title&quot;:&quot;Proceedings of the 2017 Conference on Designing Interactive Systems&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quot;:&quot;Critical Design Research and Information Technology: Searching for Empowering Design&quot;,&quot;DOI&quot;:&quot;10.1145/3064663.3064747&quot;,&quot;issued&quot;:{&quot;date-parts&quot;:[[&quot;2017&quot;,6,10]]},&quot;citation-key&quot;:&quot;iivari_critical_2017&quot;,&quot;publisher&quot;:&quot;Association for Computing Machinery&quot;,&quot;source&quot;:&quot;ACM Digital Library&quot;,&quot;publisher-place&quot;:&quot;New York, NY, USA&quot;,&quot;collection-title&quot;:&quot;DIS '17&quot;}}],&quot;schema&quot;:&quot;https://github.com/citation-style-language/schema/raw/master/csl-citation.json&quot;,&quot;citationID&quot;:&quot;hqgtasjw&quot;} RNDhoryqqlazj"/>&lt;Do Zotero Refresh: [@iversen_computational_2018-1; @iivari_critical_2017]&gt;<text:reference-mark-end text:name="ZOTERO_ITEM CSL_CITATION {&quot;properties&quot;:{&quot;noteIndex&quot;:0,&quot;formattedCitation&quot;:&quot;[@iversen_computational_2018-1; @iivari_critical_2017]&quot;},&quot;citationItems&quot;:[{&quot;uris&quot;:[&quot;http://zotero.org/users/1913249/items/AWU8XACQ&quot;],&quot;suffix&quot;:&quot;&quot;,&quot;uri&quot;:[&quot;http://zotero.org/users/1913249/items/AWU8XACQ&quot;],&quot;id&quot;:3486,&quot;prefix&quot;:&quot;&quot;,&quot;itemData&quot;:{&quot;type&quot;:&quot;paper-conference&quot;,&quot;URL&quot;:&quot;https://doi.org/10.1145/3210586.3210592&quot;,&quot;page&quot;:&quot;1–11&quot;,&quot;event-place&quot;:&quot;New York, NY, USA&quot;,&quot;accessed&quot;:{&quot;date-parts&quot;:[[&quot;2020&quot;,10,9]]},&quot;author&quot;:[{&quot;given&quot;:&quot;Ole Sejer&quot;,&quot;family&quot;:&quot;Iversen&quot;},{&quot;given&quot;:&quot;Rachel Charlotte&quot;,&quot;family&quot;:&quot;Smith&quot;},{&quot;given&quot;:&quot;Christian&quot;,&quot;family&quot;:&quot;Dindler&quot;}],&quot;id&quot;:&quot;iversen_computational_2018-1&quot;,&quot;ISBN&quot;:&quot;978-1-4503-6371-6&quot;,&quot;container-title&quot;:&quot;Proceedings of the 15th Participatory Design Conference: Full Papers - Volume 1&quot;,&quot;title-short&quot;:&quot;From computational thinking to computational empowerment&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title&quot;:&quot;From computational thinking to computational empowerment: a 21&lt;sup&gt;st&lt;/sup&gt; century PD agenda&quot;,&quot;DOI&quot;:&quot;10.1145/3210586.3210592&quot;,&quot;issued&quot;:{&quot;date-parts&quot;:[[&quot;2018&quot;,8,20]]},&quot;citation-key&quot;:&quot;iversen_computational_2018-1&quot;,&quot;publisher&quot;:&quot;Association for Computing Machinery&quot;,&quot;source&quot;:&quot;ACM Digital Library&quot;,&quot;publisher-place&quot;:&quot;New York, NY, USA&quot;,&quot;collection-title&quot;:&quot;PDC '18&quot;}},{&quot;uris&quot;:[&quot;http://zotero.org/users/1913249/items/H2C77ZKN&quot;],&quot;suffix&quot;:&quot;&quot;,&quot;uri&quot;:[&quot;http://zotero.org/users/1913249/items/H2C77ZKN&quot;],&quot;id&quot;:9227,&quot;prefix&quot;:&quot;&quot;,&quot;itemData&quot;:{&quot;type&quot;:&quot;paper-conference&quot;,&quot;URL&quot;:&quot;https://doi.org/10.1145/3064663.3064747&quot;,&quot;page&quot;:&quot;983–993&quot;,&quot;event-place&quot;:&quot;New York, NY, USA&quot;,&quot;accessed&quot;:{&quot;date-parts&quot;:[[&quot;2024&quot;,1,17]]},&quot;author&quot;:[{&quot;given&quot;:&quot;Netta&quot;,&quot;family&quot;:&quot;Iivari&quot;},{&quot;given&quot;:&quot;Kari&quot;,&quot;family&quot;:&quot;Kuutti&quot;}],&quot;id&quot;:&quot;iivari_critical_2017&quot;,&quot;ISBN&quot;:&quot;978-1-4503-4922-2&quot;,&quot;container-title&quot;:&quot;Proceedings of the 2017 Conference on Designing Interactive Systems&quot;,&quot;title-short&quot;:&quot;Critical Design Research and Information Technology&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title&quot;:&quot;Critical Design Research and Information Technology: Searching for Empowering Design&quot;,&quot;DOI&quot;:&quot;10.1145/3064663.3064747&quot;,&quot;issued&quot;:{&quot;date-parts&quot;:[[&quot;2017&quot;,6,10]]},&quot;citation-key&quot;:&quot;iivari_critical_2017&quot;,&quot;publisher&quot;:&quot;Association for Computing Machinery&quot;,&quot;source&quot;:&quot;ACM Digital Library&quot;,&quot;publisher-place&quot;:&quot;New York, NY, USA&quot;,&quot;collection-title&quot;:&quot;DIS '17&quot;}}],&quot;schema&quot;:&quot;https://github.com/citation-style-language/schema/raw/master/csl-citation.json&quot;,&quot;citationID&quot;:&quot;hqgtasjw&quot;} RNDhoryqqlazj"/>, design-based approaches <text:reference-mark-start text:name="ZOTERO_ITEM CSL_CITATION {&quot;properties&quot;:{&quot;noteIndex&quot;:0,&quot;formattedCitation&quot;:&quot;[@papavlasopoulou_exploring_2019; @barab_design-based_2004]&quot;},&quot;citationItems&quot;:[{&quot;uris&quot;:[&quot;http://zotero.org/users/1913249/items/RLHV7FWT&quot;],&quot;suffix&quot;:&quot;&quot;,&quot;uri&quot;:[&quot;http://zotero.org/users/1913249/items/RLHV7FWT&quot;],&quot;id&quot;:8951,&quot;prefix&quot;:&quot;&quot;,&quot;itemData&quot;:{&quot;volume&quot;:&quot;99&quot;,&quot;URL&quot;:&quot;https://www.sciencedirect.com/science/article/pii/S0747563219300184&quot;,&quot;type&quot;:&quot;article-journal&quot;,&quot;ISSN&quot;:&quot;0747-5632&quot;,&quot;container-title-short&quot;:&quot;Computers in Human Behavior&quot;,&quot;citation-key&quot;:&quot;papavlasopoulou_exploring_201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page&quot;:&quot;415-427&quot;,&quot;title&quot;:&quot;Exploring children's learning experience in constructionism-based coding activities through design-based research&quot;,&quot;DOI&quot;:&quot;10.1016/j.chb.2019.01.008&quot;,&quot;issued&quot;:{&quot;date-parts&quot;:[[&quot;2019&quot;,10,1]]},&quot;accessed&quot;:{&quot;date-parts&quot;:[[&quot;2023&quot;,9,27]]},&quot;author&quot;:[{&quot;given&quot;:&quot;Sofia&quot;,&quot;family&quot;:&quot;Papavlasopoulou&quot;},{&quot;given&quot;:&quot;Michail N.&quot;,&quot;family&quot;:&quot;Giannakos&quot;},{&quot;given&quot;:&quot;Letizia&quot;,&quot;family&quot;:&quot;Jaccheri&quot;}],&quot;id&quot;:&quot;papavlasopoulou_exploring_2019&quot;,&quot;source&quot;:&quot;ScienceDirect&quot;,&quot;container-title&quot;:&quot;Computers in Human Behavior&quot;}},{&quot;uris&quot;:[&quot;http://zotero.org/users/1913249/items/4AWFP7ZD&quot;],&quot;suffix&quot;:&quot;&quot;,&quot;uri&quot;:[&quot;http://zotero.org/users/1913249/items/4AWFP7ZD&quot;],&quot;id&quot;:3873,&quot;prefix&quot;:&quot;&quot;,&quot;itemData&quot;:{&quot;type&quot;:&quot;article-journal&quot;,&quot;URL&quot;:&quot;http://www.tandfonline.com/doi/abs/10.1207/s15327809jls1301_1&quot;,&quot;page&quot;:&quot;1-14&quot;,&quot;language&quot;:&quot;en&quot;,&quot;accessed&quot;:{&quot;date-parts&quot;:[[&quot;2018&quot;,4,21]]},&quot;author&quot;:[{&quot;given&quot;:&quot;Sasha&quot;,&quot;family&quot;:&quot;Barab&quot;},{&quot;given&quot;:&quot;Kurt&quot;,&quot;family&quot;:&quot;Squire&quot;}],&quot;id&quot;:&quot;barab_design-based_2004&quot;,&quot;source&quot;:&quot;Crossref&quot;,&quot;container-title&quot;:&quot;Journal of the Learning Sciences&quot;,&quot;title-short&quot;:&quot;Design-based research&quot;,&quot;ISSN&quot;:&quot;1050-8406, 1532-7809&quot;,&quot;title&quot;:&quot;Design-based research: putting a stake in the ground&quot;,&quot;issued&quot;:{&quot;date-parts&quot;:[[&quot;2004&quot;,1]]},&quot;citation-key&quot;:&quot;barab_design-based_2004&quot;,&quot;issue&quot;:&quot;1&quot;,&quot;volume&quot;:&quot;13&quot;,&quot;DOI&quot;:&quot;10.1207/s15327809jls1301_1&quot;}}],&quot;schema&quot;:&quot;https://github.com/citation-style-language/schema/raw/master/csl-citation.json&quot;,&quot;citationID&quot;:&quot;ycguhesj&quot;} RNDasxaxeqdyr"/>&lt;Do Zotero Refresh: [@papavlasopoulou_exploring_2019; @barab_design-based_2004]&gt;<text:reference-mark-end text:name="ZOTERO_ITEM CSL_CITATION {&quot;properties&quot;:{&quot;noteIndex&quot;:0,&quot;formattedCitation&quot;:&quot;[@papavlasopoulou_exploring_2019; @barab_design-based_2004]&quot;},&quot;citationItems&quot;:[{&quot;uris&quot;:[&quot;http://zotero.org/users/1913249/items/RLHV7FWT&quot;],&quot;suffix&quot;:&quot;&quot;,&quot;uri&quot;:[&quot;http://zotero.org/users/1913249/items/RLHV7FWT&quot;],&quot;id&quot;:8951,&quot;prefix&quot;:&quot;&quot;,&quot;itemData&quot;:{&quot;volume&quot;:&quot;99&quot;,&quot;URL&quot;:&quot;https://www.sciencedirect.com/science/article/pii/S0747563219300184&quot;,&quot;type&quot;:&quot;article-journal&quot;,&quot;ISSN&quot;:&quot;0747-5632&quot;,&quot;container-title-short&quot;:&quot;Computers in Human Behavior&quot;,&quot;citation-key&quot;:&quot;papavlasopoulou_exploring_2019&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page&quot;:&quot;415-427&quot;,&quot;title&quot;:&quot;Exploring children's learning experience in constructionism-based coding activities through design-based research&quot;,&quot;DOI&quot;:&quot;10.1016/j.chb.2019.01.008&quot;,&quot;issued&quot;:{&quot;date-parts&quot;:[[&quot;2019&quot;,10,1]]},&quot;accessed&quot;:{&quot;date-parts&quot;:[[&quot;2023&quot;,9,27]]},&quot;author&quot;:[{&quot;given&quot;:&quot;Sofia&quot;,&quot;family&quot;:&quot;Papavlasopoulou&quot;},{&quot;given&quot;:&quot;Michail N.&quot;,&quot;family&quot;:&quot;Giannakos&quot;},{&quot;given&quot;:&quot;Letizia&quot;,&quot;family&quot;:&quot;Jaccheri&quot;}],&quot;id&quot;:&quot;papavlasopoulou_exploring_2019&quot;,&quot;source&quot;:&quot;ScienceDirect&quot;,&quot;container-title&quot;:&quot;Computers in Human Behavior&quot;}},{&quot;uris&quot;:[&quot;http://zotero.org/users/1913249/items/4AWFP7ZD&quot;],&quot;suffix&quot;:&quot;&quot;,&quot;uri&quot;:[&quot;http://zotero.org/users/1913249/items/4AWFP7ZD&quot;],&quot;id&quot;:3873,&quot;prefix&quot;:&quot;&quot;,&quot;itemData&quot;:{&quot;type&quot;:&quot;article-journal&quot;,&quot;URL&quot;:&quot;http://www.tandfonline.com/doi/abs/10.1207/s15327809jls1301_1&quot;,&quot;page&quot;:&quot;1-14&quot;,&quot;language&quot;:&quot;en&quot;,&quot;accessed&quot;:{&quot;date-parts&quot;:[[&quot;2018&quot;,4,21]]},&quot;author&quot;:[{&quot;given&quot;:&quot;Sasha&quot;,&quot;family&quot;:&quot;Barab&quot;},{&quot;given&quot;:&quot;Kurt&quot;,&quot;family&quot;:&quot;Squire&quot;}],&quot;id&quot;:&quot;barab_design-based_2004&quot;,&quot;source&quot;:&quot;Crossref&quot;,&quot;container-title&quot;:&quot;Journal of the Learning Sciences&quot;,&quot;title-short&quot;:&quot;Design-based research&quot;,&quot;ISSN&quot;:&quot;1050-8406, 1532-7809&quot;,&quot;title&quot;:&quot;Design-based research: putting a stake in the ground&quot;,&quot;issued&quot;:{&quot;date-parts&quot;:[[&quot;2004&quot;,1]]},&quot;citation-key&quot;:&quot;barab_design-based_2004&quot;,&quot;issue&quot;:&quot;1&quot;,&quot;volume&quot;:&quot;13&quot;,&quot;DOI&quot;:&quot;10.1207/s15327809jls1301_1&quot;}}],&quot;schema&quot;:&quot;https://github.com/citation-style-language/schema/raw/master/csl-citation.json&quot;,&quot;citationID&quot;:&quot;ycguhesj&quot;} RNDasxaxeqdyr"/> and formative interventions <text:reference-mark-start text:name="ZOTERO_ITEM CSL_CITATION {&quot;properties&quot;:{&quot;noteIndex&quot;:0,&quot;formattedCitation&quot;:&quot;[@cole_fifth_2006; @blunden_formative_2023]&quot;},&quot;citationItems&quot;:[{&quot;uris&quot;:[&quot;http://zotero.org/users/1913249/items/RWG3NGB7&quot;],&quot;suffix&quot;:&quot;&quot;,&quot;uri&quot;:[&quot;http://zotero.org/users/1913249/items/RWG3NGB7&quot;],&quot;id&quot;:1015,&quot;prefix&quot;:&quot;&quot;,&quot;itemData&quot;:{&quot;title-short&quot;:&quot;The fifth dimension&quot;,&quot;contributor&quot;:[{&quot;literal&quot;:&quot;Distributed Literacy Consortium&quot;}],&quot;type&quot;:&quot;book&quot;,&quot;call-number&quot;:&quot;LC34.4 .C65 2006&quot;,&quot;source&quot;:&quot;Library of Congress ISBN&quot;,&quot;publisher-place&quot;:&quot;New York&quot;,&quot;publisher&quot;:&quot;Russell Sage&quot;,&quot;title&quot;:&quot;The fifth dimension: an after-school program built on diversity&quot;,&quot;event-place&quot;:&quot;New York&quot;,&quot;issued&quot;:{&quot;date-parts&quot;:[[&quot;2006&quot;]]},&quot;citation-key&quot;:&quot;cole_fifth_2006&quot;,&quot;author&quot;:[{&quot;given&quot;:&quot;Michael&quot;,&quot;family&quot;:&quot;Cole&quot;}],&quot;id&quot;:&quot;cole_fifth_2006&quot;,&quot;ISBN&quot;:&quot;978-0-87154-084-3&quot;,&quot;number-of-pages&quot;:&quot;227&quot;}},{&quot;uris&quot;:[&quot;http://zotero.org/users/1913249/items/AE8ICDCS&quot;],&quot;suffix&quot;:&quot;&quot;,&quot;uri&quot;:[&quot;http://zotero.org/users/1913249/items/AE8ICDCS&quot;],&quot;id&quot;:9232,&quot;prefix&quot;:&quot;&quot;,&quot;itemData&quot;:{&quot;DOI&quot;:&quot;10.1163/9789004541245_011&quot;,&quot;section&quot;:&quot;Activity Theory&quot;,&quot;type&quot;:&quot;chapter&quot;,&quot;title&quot;:&quot;Formative Interventions&quot;,&quot;source&quot;:&quot;brill.com&quot;,&quot;publisher&quot;:&quot;Brill&quot;,&quot;URL&quot;:&quot;https://brill.com/display/book/9789004541245/BP000012.xml&quot;,&quot;page&quot;:&quot;181-191&quot;,&quot;language&quot;:&quot;en&quot;,&quot;citation-key&quot;:&quot;blunden_formative_2023&quot;,&quot;issued&quot;:{&quot;date-parts&quot;:[[&quot;2023&quot;,4,5]]},&quot;accessed&quot;:{&quot;date-parts&quot;:[[&quot;2024&quot;,1,17]]},&quot;author&quot;:[{&quot;given&quot;:&quot;Andy&quot;,&quot;family&quot;:&quot;Blunden&quot;}],&quot;id&quot;:&quot;blunden_formative_2023&quot;,&quot;ISBN&quot;:&quot;978-90-04-54124-5&quot;,&quot;container-title&quot;:&quot;Activity Theory&quot;}}],&quot;schema&quot;:&quot;https://github.com/citation-style-language/schema/raw/master/csl-citation.json&quot;,&quot;citationID&quot;:&quot;whoevfcl&quot;} RNDwolwxkyeeg"/>&lt;Do Zotero Refresh: [@cole_fifth_2006; @blunden_formative_2023]&gt;<text:reference-mark-end text:name="ZOTERO_ITEM CSL_CITATION {&quot;properties&quot;:{&quot;noteIndex&quot;:0,&quot;formattedCitation&quot;:&quot;[@cole_fifth_2006; @blunden_formative_2023]&quot;},&quot;citationItems&quot;:[{&quot;uris&quot;:[&quot;http://zotero.org/users/1913249/items/RWG3NGB7&quot;],&quot;suffix&quot;:&quot;&quot;,&quot;uri&quot;:[&quot;http://zotero.org/users/1913249/items/RWG3NGB7&quot;],&quot;id&quot;:1015,&quot;prefix&quot;:&quot;&quot;,&quot;itemData&quot;:{&quot;title-short&quot;:&quot;The fifth dimension&quot;,&quot;contributor&quot;:[{&quot;literal&quot;:&quot;Distributed Literacy Consortium&quot;}],&quot;type&quot;:&quot;book&quot;,&quot;call-number&quot;:&quot;LC34.4 .C65 2006&quot;,&quot;source&quot;:&quot;Library of Congress ISBN&quot;,&quot;publisher-place&quot;:&quot;New York&quot;,&quot;publisher&quot;:&quot;Russell Sage&quot;,&quot;title&quot;:&quot;The fifth dimension: an after-school program built on diversity&quot;,&quot;event-place&quot;:&quot;New York&quot;,&quot;issued&quot;:{&quot;date-parts&quot;:[[&quot;2006&quot;]]},&quot;citation-key&quot;:&quot;cole_fifth_2006&quot;,&quot;author&quot;:[{&quot;given&quot;:&quot;Michael&quot;,&quot;family&quot;:&quot;Cole&quot;}],&quot;id&quot;:&quot;cole_fifth_2006&quot;,&quot;ISBN&quot;:&quot;978-0-87154-084-3&quot;,&quot;number-of-pages&quot;:&quot;227&quot;}},{&quot;uris&quot;:[&quot;http://zotero.org/users/1913249/items/AE8ICDCS&quot;],&quot;suffix&quot;:&quot;&quot;,&quot;uri&quot;:[&quot;http://zotero.org/users/1913249/items/AE8ICDCS&quot;],&quot;id&quot;:9232,&quot;prefix&quot;:&quot;&quot;,&quot;itemData&quot;:{&quot;DOI&quot;:&quot;10.1163/9789004541245_011&quot;,&quot;section&quot;:&quot;Activity Theory&quot;,&quot;type&quot;:&quot;chapter&quot;,&quot;title&quot;:&quot;Formative Interventions&quot;,&quot;source&quot;:&quot;brill.com&quot;,&quot;publisher&quot;:&quot;Brill&quot;,&quot;URL&quot;:&quot;https://brill.com/display/book/9789004541245/BP000012.xml&quot;,&quot;page&quot;:&quot;181-191&quot;,&quot;language&quot;:&quot;en&quot;,&quot;citation-key&quot;:&quot;blunden_formative_2023&quot;,&quot;issued&quot;:{&quot;date-parts&quot;:[[&quot;2023&quot;,4,5]]},&quot;accessed&quot;:{&quot;date-parts&quot;:[[&quot;2024&quot;,1,17]]},&quot;author&quot;:[{&quot;given&quot;:&quot;Andy&quot;,&quot;family&quot;:&quot;Blunden&quot;}],&quot;id&quot;:&quot;blunden_formative_2023&quot;,&quot;ISBN&quot;:&quot;978-90-04-54124-5&quot;,&quot;container-title&quot;:&quot;Activity Theory&quot;}}],&quot;schema&quot;:&quot;https://github.com/citation-style-language/schema/raw/master/csl-citation.json&quot;,&quot;citationID&quot;:&quot;whoevfcl&quot;} RNDwolwxkyeeg"/>.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properties&quot;:{&quot;noteIndex&quot;:0,&quot;formattedCitation&quot;:&quot;[@cole_fifth_2006]&quot;},&quot;citationItems&quot;:[{&quot;uris&quot;:[&quot;http://zotero.org/users/1913249/items/RWG3NGB7&quot;],&quot;suffix&quot;:&quot;&quot;,&quot;uri&quot;:[&quot;http://zotero.org/users/1913249/items/RWG3NGB7&quot;],&quot;id&quot;:1015,&quot;prefix&quot;:&quot;&quot;,&quot;itemData&quot;:{&quot;title-short&quot;:&quot;The fifth dimension&quot;,&quot;contributor&quot;:[{&quot;literal&quot;:&quot;Distributed Literacy Consortium&quot;}],&quot;type&quot;:&quot;book&quot;,&quot;call-number&quot;:&quot;LC34.4 .C65 2006&quot;,&quot;source&quot;:&quot;Library of Congress ISBN&quot;,&quot;publisher-place&quot;:&quot;New York&quot;,&quot;publisher&quot;:&quot;Russell Sage&quot;,&quot;title&quot;:&quot;The fifth dimension: an after-school program built on diversity&quot;,&quot;event-place&quot;:&quot;New York&quot;,&quot;issued&quot;:{&quot;date-parts&quot;:[[&quot;2006&quot;]]},&quot;citation-key&quot;:&quot;cole_fifth_2006&quot;,&quot;author&quot;:[{&quot;given&quot;:&quot;Michael&quot;,&quot;family&quot;:&quot;Cole&quot;}],&quot;id&quot;:&quot;cole_fifth_2006&quot;,&quot;ISBN&quot;:&quot;978-0-87154-084-3&quot;,&quot;number-of-pages&quot;:&quot;227&quot;}}],&quot;schema&quot;:&quot;https://github.com/citation-style-language/schema/raw/master/csl-citation.json&quot;,&quot;citationID&quot;:&quot;jxqjqnjn&quot;} RNDsaqqsnxgrs"/>&lt;Do Zotero Refresh: [@cole_fifth_2006]&gt;<text:reference-mark-end text:name="ZOTERO_ITEM CSL_CITATION {&quot;properties&quot;:{&quot;noteIndex&quot;:0,&quot;formattedCitation&quot;:&quot;[@cole_fifth_2006]&quot;},&quot;citationItems&quot;:[{&quot;uris&quot;:[&quot;http://zotero.org/users/1913249/items/RWG3NGB7&quot;],&quot;suffix&quot;:&quot;&quot;,&quot;uri&quot;:[&quot;http://zotero.org/users/1913249/items/RWG3NGB7&quot;],&quot;id&quot;:1015,&quot;prefix&quot;:&quot;&quot;,&quot;itemData&quot;:{&quot;title-short&quot;:&quot;The fifth dimension&quot;,&quot;contributor&quot;:[{&quot;literal&quot;:&quot;Distributed Literacy Consortium&quot;}],&quot;type&quot;:&quot;book&quot;,&quot;call-number&quot;:&quot;LC34.4 .C65 2006&quot;,&quot;source&quot;:&quot;Library of Congress ISBN&quot;,&quot;publisher-place&quot;:&quot;New York&quot;,&quot;publisher&quot;:&quot;Russell Sage&quot;,&quot;title&quot;:&quot;The fifth dimension: an after-school program built on diversity&quot;,&quot;event-place&quot;:&quot;New York&quot;,&quot;issued&quot;:{&quot;date-parts&quot;:[[&quot;2006&quot;]]},&quot;citation-key&quot;:&quot;cole_fifth_2006&quot;,&quot;author&quot;:[{&quot;given&quot;:&quot;Michael&quot;,&quot;family&quot;:&quot;Cole&quot;}],&quot;id&quot;:&quot;cole_fifth_2006&quot;,&quot;ISBN&quot;:&quot;978-0-87154-084-3&quot;,&quot;number-of-pages&quot;:&quot;227&quot;}}],&quot;schema&quot;:&quot;https://github.com/citation-style-language/schema/raw/master/csl-citation.json&quot;,&quot;citationID&quot;:&quot;jxqjqnjn&quot;} RNDsaqqsnxgrs"/>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52">
        <text:list-item>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Methodology</dc:title>
    <dc:description/>
    <dc:subject/>
    <meta:keyword/>
    <meta:initial-creator/>
    <dc:creator/>
    <meta:creation-date>2024-05-25T15:39:38Z</meta:creation-date>
    <dc:date>2024-05-25T15:39:3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